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15.8614in" svg:height="8.0209in" svg:x="1.9717in" svg:y="114.1748in">
            <draw:object draw:notify-on-update-of-ranges="out.A1:out.A1 out.A2:out.A665 out.B1:out.B1 out.B2:out.B665 out.A1:out.A1 out.A2:out.A665 out.C1:out.C1 out.C2:out.C665 out.A1:out.A1 out.A2:out.A665 out.D1:out.D1 out.D2:out.D6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low</text:p>
          </table:table-cell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CPU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float" office:value="19257" calcext:value-type="float">
            <text:p>192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19216" calcext:value-type="float">
            <text:p>192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float" office:value="16745" calcext:value-type="float">
            <text:p>167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float" office:value="17045" calcext:value-type="float">
            <text:p>170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-12286" calcext:value-type="float">
            <text:p>-122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-3382" calcext:value-type="float">
            <text:p>-33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float" office:value="-2149" calcext:value-type="float">
            <text:p>-2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-2635" calcext:value-type="float">
            <text:p>-2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-2337" calcext:value-type="float">
            <text:p>-23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-2242" calcext:value-type="float">
            <text:p>-22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-1999" calcext:value-type="float">
            <text:p>-19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-1745" calcext:value-type="float">
            <text:p>-17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float" office:value="-1637" calcext:value-type="float">
            <text:p>-16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float" office:value="-1380" calcext:value-type="float">
            <text:p>-13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float" office:value="-1245" calcext:value-type="float">
            <text:p>-12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18" calcext:value-type="float">
            <text:p>6918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float" office:value="-867" calcext:value-type="float">
            <text:p>-8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-833" calcext:value-type="float">
            <text:p>-8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float" office:value="-821" calcext:value-type="float">
            <text:p>-8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-786" calcext:value-type="float">
            <text:p>-7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float" office:value="-751" calcext:value-type="float">
            <text:p>-7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-693" calcext:value-type="float">
            <text:p>-6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-681" calcext:value-type="float">
            <text:p>-6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float" office:value="-623" calcext:value-type="float">
            <text:p>-6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-459" calcext:value-type="float">
            <text:p>-4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4510" calcext:value-type="float">
            <text:p>45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float" office:value="-13067" calcext:value-type="float">
            <text:p>-130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14614" calcext:value-type="float">
            <text:p>146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float" office:value="-8137" calcext:value-type="float">
            <text:p>-8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-4436" calcext:value-type="float">
            <text:p>-44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-3554" calcext:value-type="float">
            <text:p>-35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float" office:value="-3093" calcext:value-type="float">
            <text:p>-30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38" calcext:value-type="float">
            <text:p>8338</text:p>
          </table:table-cell>
          <table:table-cell office:value-type="float" office:value="-2870" calcext:value-type="float">
            <text:p>-28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08" calcext:value-type="float">
            <text:p>8408</text:p>
          </table:table-cell>
          <table:table-cell office:value-type="float" office:value="-2784" calcext:value-type="float">
            <text:p>-27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83" calcext:value-type="float">
            <text:p>8483</text:p>
          </table:table-cell>
          <table:table-cell office:value-type="float" office:value="-2694" calcext:value-type="float">
            <text:p>-26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float" office:value="-2488" calcext:value-type="float">
            <text:p>-24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36" calcext:value-type="float">
            <text:p>8636</text:p>
          </table:table-cell>
          <table:table-cell office:value-type="float" office:value="-2180" calcext:value-type="float">
            <text:p>-21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12" calcext:value-type="float">
            <text:p>8712</text:p>
          </table:table-cell>
          <table:table-cell office:value-type="float" office:value="-2027" calcext:value-type="float">
            <text:p>-20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-1798" calcext:value-type="float">
            <text:p>-17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63" calcext:value-type="float">
            <text:p>8863</text:p>
          </table:table-cell>
          <table:table-cell office:value-type="float" office:value="-1663" calcext:value-type="float">
            <text:p>-16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-1493" calcext:value-type="float">
            <text:p>-14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float" office:value="-1416" calcext:value-type="float">
            <text:p>-14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67" calcext:value-type="float">
            <text:p>9167</text:p>
          </table:table-cell>
          <table:table-cell office:value-type="float" office:value="-1233" calcext:value-type="float">
            <text:p>-12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float" office:value="-1125" calcext:value-type="float">
            <text:p>-1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-1042" calcext:value-type="float">
            <text:p>-10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96" calcext:value-type="float">
            <text:p>9396</text:p>
          </table:table-cell>
          <table:table-cell office:value-type="float" office:value="-995" calcext:value-type="float">
            <text:p>-9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-960" calcext:value-type="float">
            <text:p>-9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47" calcext:value-type="float">
            <text:p>9547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24" calcext:value-type="float">
            <text:p>9624</text:p>
          </table:table-cell>
          <table:table-cell office:value-type="float" office:value="-844" calcext:value-type="float">
            <text:p>-8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-821" calcext:value-type="float">
            <text:p>-8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74" calcext:value-type="float">
            <text:p>9774</text:p>
          </table:table-cell>
          <table:table-cell office:value-type="float" office:value="-809" calcext:value-type="float">
            <text:p>-8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49" calcext:value-type="float">
            <text:p>9849</text:p>
          </table:table-cell>
          <table:table-cell office:value-type="float" office:value="-588" calcext:value-type="float">
            <text:p>-5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26" calcext:value-type="float">
            <text:p>9926</text:p>
          </table:table-cell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10825" calcext:value-type="float">
            <text:p>108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float" office:value="-7190" calcext:value-type="float">
            <text:p>-71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float" office:value="-12900" calcext:value-type="float">
            <text:p>-129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float" office:value="-12990" calcext:value-type="float">
            <text:p>-129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08" calcext:value-type="float">
            <text:p>10308</text:p>
          </table:table-cell>
          <table:table-cell office:value-type="float" office:value="-13007" calcext:value-type="float">
            <text:p>-13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84" calcext:value-type="float">
            <text:p>10384</text:p>
          </table:table-cell>
          <table:table-cell office:value-type="float" office:value="-6315" calcext:value-type="float">
            <text:p>-63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61" calcext:value-type="float">
            <text:p>10461</text:p>
          </table:table-cell>
          <table:table-cell office:value-type="float" office:value="-5754" calcext:value-type="float">
            <text:p>-57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37" calcext:value-type="float">
            <text:p>10537</text:p>
          </table:table-cell>
          <table:table-cell office:value-type="float" office:value="-4155" calcext:value-type="float">
            <text:p>-41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13" calcext:value-type="float">
            <text:p>10613</text:p>
          </table:table-cell>
          <table:table-cell office:value-type="float" office:value="-3893" calcext:value-type="float">
            <text:p>-38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87" calcext:value-type="float">
            <text:p>10687</text:p>
          </table:table-cell>
          <table:table-cell office:value-type="float" office:value="-3506" calcext:value-type="float">
            <text:p>-35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60" calcext:value-type="float">
            <text:p>10760</text:p>
          </table:table-cell>
          <table:table-cell office:value-type="float" office:value="-3242" calcext:value-type="float">
            <text:p>-32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32" calcext:value-type="float">
            <text:p>10832</text:p>
          </table:table-cell>
          <table:table-cell office:value-type="float" office:value="-3129" calcext:value-type="float">
            <text:p>-31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06" calcext:value-type="float">
            <text:p>10906</text:p>
          </table:table-cell>
          <table:table-cell office:value-type="float" office:value="-2959" calcext:value-type="float">
            <text:p>-29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79" calcext:value-type="float">
            <text:p>10979</text:p>
          </table:table-cell>
          <table:table-cell office:value-type="float" office:value="-2846" calcext:value-type="float">
            <text:p>-28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52" calcext:value-type="float">
            <text:p>11052</text:p>
          </table:table-cell>
          <table:table-cell office:value-type="float" office:value="-2737" calcext:value-type="float">
            <text:p>-27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float" office:value="-2610" calcext:value-type="float">
            <text:p>-26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98" calcext:value-type="float">
            <text:p>11198</text:p>
          </table:table-cell>
          <table:table-cell office:value-type="float" office:value="-2438" calcext:value-type="float">
            <text:p>-24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71" calcext:value-type="float">
            <text:p>11271</text:p>
          </table:table-cell>
          <table:table-cell office:value-type="float" office:value="-2211" calcext:value-type="float">
            <text:p>-22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43" calcext:value-type="float">
            <text:p>11343</text:p>
          </table:table-cell>
          <table:table-cell office:value-type="float" office:value="-1926" calcext:value-type="float">
            <text:p>-1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float" office:value="-1772" calcext:value-type="float">
            <text:p>-17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float" office:value="-1610" calcext:value-type="float">
            <text:p>-16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63" calcext:value-type="float">
            <text:p>11563</text:p>
          </table:table-cell>
          <table:table-cell office:value-type="float" office:value="-1494" calcext:value-type="float">
            <text:p>-14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35" calcext:value-type="float">
            <text:p>11635</text:p>
          </table:table-cell>
          <table:table-cell office:value-type="float" office:value="-1380" calcext:value-type="float">
            <text:p>-13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08" calcext:value-type="float">
            <text:p>11708</text:p>
          </table:table-cell>
          <table:table-cell office:value-type="float" office:value="-1331" calcext:value-type="float">
            <text:p>-13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82" calcext:value-type="float">
            <text:p>11782</text:p>
          </table:table-cell>
          <table:table-cell office:value-type="float" office:value="-1221" calcext:value-type="float">
            <text:p>-12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54" calcext:value-type="float">
            <text:p>11854</text:p>
          </table:table-cell>
          <table:table-cell office:value-type="float" office:value="-1149" calcext:value-type="float">
            <text:p>-1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927" calcext:value-type="float">
            <text:p>11927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73" calcext:value-type="float">
            <text:p>12073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50" calcext:value-type="float">
            <text:p>12150</text:p>
          </table:table-cell>
          <table:table-cell office:value-type="float" office:value="-635" calcext:value-type="float">
            <text:p>-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27" calcext:value-type="float">
            <text:p>12227</text:p>
          </table:table-cell>
          <table:table-cell office:value-type="float" office:value="2646" calcext:value-type="float">
            <text:p>26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03" calcext:value-type="float">
            <text:p>12303</text:p>
          </table:table-cell>
          <table:table-cell office:value-type="float" office:value="-11066" calcext:value-type="float">
            <text:p>-11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80" calcext:value-type="float">
            <text:p>12380</text:p>
          </table:table-cell>
          <table:table-cell office:value-type="float" office:value="13906" calcext:value-type="float">
            <text:p>139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55" calcext:value-type="float">
            <text:p>12455</text:p>
          </table:table-cell>
          <table:table-cell office:value-type="float" office:value="-14321" calcext:value-type="float">
            <text:p>-143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532" calcext:value-type="float">
            <text:p>12532</text:p>
          </table:table-cell>
          <table:table-cell office:value-type="float" office:value="-7895" calcext:value-type="float">
            <text:p>-78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09" calcext:value-type="float">
            <text:p>12609</text:p>
          </table:table-cell>
          <table:table-cell office:value-type="float" office:value="-3783" calcext:value-type="float">
            <text:p>-37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85" calcext:value-type="float">
            <text:p>12685</text:p>
          </table:table-cell>
          <table:table-cell office:value-type="float" office:value="-4003" calcext:value-type="float">
            <text:p>-40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762" calcext:value-type="float">
            <text:p>12762</text:p>
          </table:table-cell>
          <table:table-cell office:value-type="float" office:value="-3538" calcext:value-type="float">
            <text:p>-35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38" calcext:value-type="float">
            <text:p>12838</text:p>
          </table:table-cell>
          <table:table-cell office:value-type="float" office:value="-3216" calcext:value-type="float">
            <text:p>-32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11" calcext:value-type="float">
            <text:p>12911</text:p>
          </table:table-cell>
          <table:table-cell office:value-type="float" office:value="-3113" calcext:value-type="float">
            <text:p>-31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87" calcext:value-type="float">
            <text:p>12987</text:p>
          </table:table-cell>
          <table:table-cell office:value-type="float" office:value="-2944" calcext:value-type="float">
            <text:p>-29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64" calcext:value-type="float">
            <text:p>13064</text:p>
          </table:table-cell>
          <table:table-cell office:value-type="float" office:value="-2755" calcext:value-type="float">
            <text:p>-27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39" calcext:value-type="float">
            <text:p>13139</text:p>
          </table:table-cell>
          <table:table-cell office:value-type="float" office:value="-2671" calcext:value-type="float">
            <text:p>-26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15" calcext:value-type="float">
            <text:p>13215</text:p>
          </table:table-cell>
          <table:table-cell office:value-type="float" office:value="-2488" calcext:value-type="float">
            <text:p>-24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92" calcext:value-type="float">
            <text:p>13292</text:p>
          </table:table-cell>
          <table:table-cell office:value-type="float" office:value="-2273" calcext:value-type="float">
            <text:p>-22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68" calcext:value-type="float">
            <text:p>13368</text:p>
          </table:table-cell>
          <table:table-cell office:value-type="float" office:value="-2012" calcext:value-type="float">
            <text:p>-20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44" calcext:value-type="float">
            <text:p>13444</text:p>
          </table:table-cell>
          <table:table-cell office:value-type="float" office:value="-1826" calcext:value-type="float">
            <text:p>-18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19" calcext:value-type="float">
            <text:p>13519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96" calcext:value-type="float">
            <text:p>13596</text:p>
          </table:table-cell>
          <table:table-cell office:value-type="float" office:value="-1545" calcext:value-type="float">
            <text:p>-15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72" calcext:value-type="float">
            <text:p>13672</text:p>
          </table:table-cell>
          <table:table-cell office:value-type="float" office:value="-1404" calcext:value-type="float">
            <text:p>-14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48" calcext:value-type="float">
            <text:p>13748</text:p>
          </table:table-cell>
          <table:table-cell office:value-type="float" office:value="-1307" calcext:value-type="float">
            <text:p>-13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24" calcext:value-type="float">
            <text:p>13824</text:p>
          </table:table-cell>
          <table:table-cell office:value-type="float" office:value="-1221" calcext:value-type="float">
            <text:p>-12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76" calcext:value-type="float">
            <text:p>13976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52" calcext:value-type="float">
            <text:p>14052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29" calcext:value-type="float">
            <text:p>14129</text:p>
          </table:table-cell>
          <table:table-cell office:value-type="float" office:value="-937" calcext:value-type="float">
            <text:p>-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04" calcext:value-type="float">
            <text:p>14204</text:p>
          </table:table-cell>
          <table:table-cell office:value-type="float" office:value="-914" calcext:value-type="float">
            <text:p>-9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78" calcext:value-type="float">
            <text:p>14278</text:p>
          </table:table-cell>
          <table:table-cell office:value-type="float" office:value="-891" calcext:value-type="float">
            <text:p>-8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54" calcext:value-type="float">
            <text:p>14354</text:p>
          </table:table-cell>
          <table:table-cell office:value-type="float" office:value="-647" calcext:value-type="float">
            <text:p>-6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31" calcext:value-type="float">
            <text:p>14431</text:p>
          </table:table-cell>
          <table:table-cell office:value-type="float" office:value="2478" calcext:value-type="float">
            <text:p>24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07" calcext:value-type="float">
            <text:p>14507</text:p>
          </table:table-cell>
          <table:table-cell office:value-type="float" office:value="7380" calcext:value-type="float">
            <text:p>73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83" calcext:value-type="float">
            <text:p>14583</text:p>
          </table:table-cell>
          <table:table-cell office:value-type="float" office:value="9066" calcext:value-type="float">
            <text:p>9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59" calcext:value-type="float">
            <text:p>14659</text:p>
          </table:table-cell>
          <table:table-cell office:value-type="float" office:value="16632" calcext:value-type="float">
            <text:p>166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736" calcext:value-type="float">
            <text:p>14736</text:p>
          </table:table-cell>
          <table:table-cell office:value-type="float" office:value="2326" calcext:value-type="float">
            <text:p>23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13" calcext:value-type="float">
            <text:p>14813</text:p>
          </table:table-cell>
          <table:table-cell office:value-type="float" office:value="-19270" calcext:value-type="float">
            <text:p>-192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88" calcext:value-type="float">
            <text:p>14888</text:p>
          </table:table-cell>
          <table:table-cell office:value-type="float" office:value="-5674" calcext:value-type="float">
            <text:p>-56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65" calcext:value-type="float">
            <text:p>14965</text:p>
          </table:table-cell>
          <table:table-cell office:value-type="float" office:value="-6489" calcext:value-type="float">
            <text:p>-64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42" calcext:value-type="float">
            <text:p>15042</text:p>
          </table:table-cell>
          <table:table-cell office:value-type="float" office:value="-4087" calcext:value-type="float">
            <text:p>-40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18" calcext:value-type="float">
            <text:p>15118</text:p>
          </table:table-cell>
          <table:table-cell office:value-type="float" office:value="-3937" calcext:value-type="float">
            <text:p>-3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92" calcext:value-type="float">
            <text:p>15192</text:p>
          </table:table-cell>
          <table:table-cell office:value-type="float" office:value="-3576" calcext:value-type="float">
            <text:p>-357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64" calcext:value-type="float">
            <text:p>15264</text:p>
          </table:table-cell>
          <table:table-cell office:value-type="float" office:value="-3362" calcext:value-type="float">
            <text:p>-33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37" calcext:value-type="float">
            <text:p>15337</text:p>
          </table:table-cell>
          <table:table-cell office:value-type="float" office:value="-3144" calcext:value-type="float">
            <text:p>-31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11" calcext:value-type="float">
            <text:p>15411</text:p>
          </table:table-cell>
          <table:table-cell office:value-type="float" office:value="-2993" calcext:value-type="float">
            <text:p>-29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83" calcext:value-type="float">
            <text:p>15483</text:p>
          </table:table-cell>
          <table:table-cell office:value-type="float" office:value="-2875" calcext:value-type="float">
            <text:p>-28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56" calcext:value-type="float">
            <text:p>15556</text:p>
          </table:table-cell>
          <table:table-cell office:value-type="float" office:value="-2770" calcext:value-type="float">
            <text:p>-27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629" calcext:value-type="float">
            <text:p>15629</text:p>
          </table:table-cell>
          <table:table-cell office:value-type="float" office:value="-2666" calcext:value-type="float">
            <text:p>-26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703" calcext:value-type="float">
            <text:p>15703</text:p>
          </table:table-cell>
          <table:table-cell office:value-type="float" office:value="-2505" calcext:value-type="float">
            <text:p>-2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775" calcext:value-type="float">
            <text:p>15775</text:p>
          </table:table-cell>
          <table:table-cell office:value-type="float" office:value="-2257" calcext:value-type="float">
            <text:p>-22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848" calcext:value-type="float">
            <text:p>15848</text:p>
          </table:table-cell>
          <table:table-cell office:value-type="float" office:value="-2012" calcext:value-type="float">
            <text:p>-20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921" calcext:value-type="float">
            <text:p>15921</text:p>
          </table:table-cell>
          <table:table-cell office:value-type="float" office:value="-1854" calcext:value-type="float">
            <text:p>-18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994" calcext:value-type="float">
            <text:p>15994</text:p>
          </table:table-cell>
          <table:table-cell office:value-type="float" office:value="-1717" calcext:value-type="float">
            <text:p>-17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67" calcext:value-type="float">
            <text:p>16067</text:p>
          </table:table-cell>
          <table:table-cell office:value-type="float" office:value="-1557" calcext:value-type="float">
            <text:p>-15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40" calcext:value-type="float">
            <text:p>16140</text:p>
          </table:table-cell>
          <table:table-cell office:value-type="float" office:value="-1430" calcext:value-type="float">
            <text:p>-14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14" calcext:value-type="float">
            <text:p>16214</text:p>
          </table:table-cell>
          <table:table-cell office:value-type="float" office:value="-1356" calcext:value-type="float">
            <text:p>-13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86" calcext:value-type="float">
            <text:p>16286</text:p>
          </table:table-cell>
          <table:table-cell office:value-type="float" office:value="-1282" calcext:value-type="float">
            <text:p>-12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59" calcext:value-type="float">
            <text:p>16359</text:p>
          </table:table-cell>
          <table:table-cell office:value-type="float" office:value="-1149" calcext:value-type="float">
            <text:p>-1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32" calcext:value-type="float">
            <text:p>16432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505" calcext:value-type="float">
            <text:p>16505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578" calcext:value-type="float">
            <text:p>16578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55" calcext:value-type="float">
            <text:p>16655</text:p>
          </table:table-cell>
          <table:table-cell office:value-type="float" office:value="-740" calcext:value-type="float">
            <text:p>-7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732" calcext:value-type="float">
            <text:p>16732</text:p>
          </table:table-cell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07" calcext:value-type="float">
            <text:p>16807</text:p>
          </table:table-cell>
          <table:table-cell office:value-type="float" office:value="14098" calcext:value-type="float">
            <text:p>140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84" calcext:value-type="float">
            <text:p>16884</text:p>
          </table:table-cell>
          <table:table-cell office:value-type="float" office:value="-3289" calcext:value-type="float">
            <text:p>-32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60" calcext:value-type="float">
            <text:p>16960</text:p>
          </table:table-cell>
          <table:table-cell office:value-type="float" office:value="-6810" calcext:value-type="float">
            <text:p>-68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37" calcext:value-type="float">
            <text:p>17037</text:p>
          </table:table-cell>
          <table:table-cell office:value-type="float" office:value="-9692" calcext:value-type="float">
            <text:p>-96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114" calcext:value-type="float">
            <text:p>17114</text:p>
          </table:table-cell>
          <table:table-cell office:value-type="float" office:value="-3310" calcext:value-type="float">
            <text:p>-33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190" calcext:value-type="float">
            <text:p>17190</text:p>
          </table:table-cell>
          <table:table-cell office:value-type="float" office:value="-3799" calcext:value-type="float">
            <text:p>-37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66" calcext:value-type="float">
            <text:p>17266</text:p>
          </table:table-cell>
          <table:table-cell office:value-type="float" office:value="-3553" calcext:value-type="float">
            <text:p>-35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43" calcext:value-type="float">
            <text:p>17343</text:p>
          </table:table-cell>
          <table:table-cell office:value-type="float" office:value="-3215" calcext:value-type="float">
            <text:p>-32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17" calcext:value-type="float">
            <text:p>17417</text:p>
          </table:table-cell>
          <table:table-cell office:value-type="float" office:value="-3103" calcext:value-type="float">
            <text:p>-31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92" calcext:value-type="float">
            <text:p>17492</text:p>
          </table:table-cell>
          <table:table-cell office:value-type="float" office:value="-2929" calcext:value-type="float">
            <text:p>-29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68" calcext:value-type="float">
            <text:p>17568</text:p>
          </table:table-cell>
          <table:table-cell office:value-type="float" office:value="-2798" calcext:value-type="float">
            <text:p>-27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644" calcext:value-type="float">
            <text:p>17644</text:p>
          </table:table-cell>
          <table:table-cell office:value-type="float" office:value="-2699" calcext:value-type="float">
            <text:p>-26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721" calcext:value-type="float">
            <text:p>17721</text:p>
          </table:table-cell>
          <table:table-cell office:value-type="float" office:value="-2587" calcext:value-type="float">
            <text:p>-25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797" calcext:value-type="float">
            <text:p>17797</text:p>
          </table:table-cell>
          <table:table-cell office:value-type="float" office:value="-2337" calcext:value-type="float">
            <text:p>-23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872" calcext:value-type="float">
            <text:p>17872</text:p>
          </table:table-cell>
          <table:table-cell office:value-type="float" office:value="-2087" calcext:value-type="float">
            <text:p>-20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949" calcext:value-type="float">
            <text:p>17949</text:p>
          </table:table-cell>
          <table:table-cell office:value-type="float" office:value="-1868" calcext:value-type="float">
            <text:p>-18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25" calcext:value-type="float">
            <text:p>18025</text:p>
          </table:table-cell>
          <table:table-cell office:value-type="float" office:value="-1690" calcext:value-type="float">
            <text:p>-16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101" calcext:value-type="float">
            <text:p>18101</text:p>
          </table:table-cell>
          <table:table-cell office:value-type="float" office:value="-1597" calcext:value-type="float">
            <text:p>-15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177" calcext:value-type="float">
            <text:p>18177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253" calcext:value-type="float">
            <text:p>18253</text:p>
          </table:table-cell>
          <table:table-cell office:value-type="float" office:value="-1343" calcext:value-type="float">
            <text:p>-13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329" calcext:value-type="float">
            <text:p>18329</text:p>
          </table:table-cell>
          <table:table-cell office:value-type="float" office:value="-1270" calcext:value-type="float">
            <text:p>-12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405" calcext:value-type="float">
            <text:p>18405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481" calcext:value-type="float">
            <text:p>18481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557" calcext:value-type="float">
            <text:p>18557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633" calcext:value-type="float">
            <text:p>18633</text:p>
          </table:table-cell>
          <table:table-cell office:value-type="float" office:value="-937" calcext:value-type="float">
            <text:p>-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709" calcext:value-type="float">
            <text:p>18709</text:p>
          </table:table-cell>
          <table:table-cell office:value-type="float" office:value="-926" calcext:value-type="float">
            <text:p>-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783" calcext:value-type="float">
            <text:p>18783</text:p>
          </table:table-cell>
          <table:table-cell office:value-type="float" office:value="-844" calcext:value-type="float">
            <text:p>-8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860" calcext:value-type="float">
            <text:p>18860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935" calcext:value-type="float">
            <text:p>18935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12" calcext:value-type="float">
            <text:p>19012</text:p>
          </table:table-cell>
          <table:table-cell office:value-type="float" office:value="9918" calcext:value-type="float">
            <text:p>99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88" calcext:value-type="float">
            <text:p>19088</text:p>
          </table:table-cell>
          <table:table-cell office:value-type="float" office:value="5884" calcext:value-type="float">
            <text:p>58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165" calcext:value-type="float">
            <text:p>19165</text:p>
          </table:table-cell>
          <table:table-cell office:value-type="float" office:value="15472" calcext:value-type="float">
            <text:p>154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240" calcext:value-type="float">
            <text:p>19240</text:p>
          </table:table-cell>
          <table:table-cell office:value-type="float" office:value="-9327" calcext:value-type="float">
            <text:p>-93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317" calcext:value-type="float">
            <text:p>19317</text:p>
          </table:table-cell>
          <table:table-cell office:value-type="float" office:value="-19345" calcext:value-type="float">
            <text:p>-193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394" calcext:value-type="float">
            <text:p>19394</text:p>
          </table:table-cell>
          <table:table-cell office:value-type="float" office:value="-4664" calcext:value-type="float">
            <text:p>-4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471" calcext:value-type="float">
            <text:p>19471</text:p>
          </table:table-cell>
          <table:table-cell office:value-type="float" office:value="-6724" calcext:value-type="float">
            <text:p>-67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547" calcext:value-type="float">
            <text:p>19547</text:p>
          </table:table-cell>
          <table:table-cell office:value-type="float" office:value="-4245" calcext:value-type="float">
            <text:p>-42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623" calcext:value-type="float">
            <text:p>19623</text:p>
          </table:table-cell>
          <table:table-cell office:value-type="float" office:value="-3755" calcext:value-type="float">
            <text:p>-37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696" calcext:value-type="float">
            <text:p>19696</text:p>
          </table:table-cell>
          <table:table-cell office:value-type="float" office:value="-3484" calcext:value-type="float">
            <text:p>-34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770" calcext:value-type="float">
            <text:p>19770</text:p>
          </table:table-cell>
          <table:table-cell office:value-type="float" office:value="-3278" calcext:value-type="float">
            <text:p>-32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843" calcext:value-type="float">
            <text:p>19843</text:p>
          </table:table-cell>
          <table:table-cell office:value-type="float" office:value="-3088" calcext:value-type="float">
            <text:p>-3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915" calcext:value-type="float">
            <text:p>19915</text:p>
          </table:table-cell>
          <table:table-cell office:value-type="float" office:value="-3063" calcext:value-type="float">
            <text:p>-30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988" calcext:value-type="float">
            <text:p>19988</text:p>
          </table:table-cell>
          <table:table-cell office:value-type="float" office:value="-2904" calcext:value-type="float">
            <text:p>-29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62" calcext:value-type="float">
            <text:p>20062</text:p>
          </table:table-cell>
          <table:table-cell office:value-type="float" office:value="-2722" calcext:value-type="float">
            <text:p>-27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float" office:value="-2635" calcext:value-type="float">
            <text:p>-2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float" office:value="-2421" calcext:value-type="float">
            <text:p>-24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float" office:value="-2195" calcext:value-type="float">
            <text:p>-21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354" calcext:value-type="float">
            <text:p>20354</text:p>
          </table:table-cell>
          <table:table-cell office:value-type="float" office:value="-1984" calcext:value-type="float">
            <text:p>-1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426" calcext:value-type="float">
            <text:p>20426</text:p>
          </table:table-cell>
          <table:table-cell office:value-type="float" office:value="-1772" calcext:value-type="float">
            <text:p>-17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499" calcext:value-type="float">
            <text:p>20499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572" calcext:value-type="float">
            <text:p>20572</text:p>
          </table:table-cell>
          <table:table-cell office:value-type="float" office:value="-1545" calcext:value-type="float">
            <text:p>-15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645" calcext:value-type="float">
            <text:p>20645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718" calcext:value-type="float">
            <text:p>20718</text:p>
          </table:table-cell>
          <table:table-cell office:value-type="float" office:value="-1343" calcext:value-type="float">
            <text:p>-13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791" calcext:value-type="float">
            <text:p>20791</text:p>
          </table:table-cell>
          <table:table-cell office:value-type="float" office:value="-1209" calcext:value-type="float">
            <text:p>-12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865" calcext:value-type="float">
            <text:p>20865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937" calcext:value-type="float">
            <text:p>20937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float" office:value="-1007" calcext:value-type="float">
            <text:p>-1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084" calcext:value-type="float">
            <text:p>21084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160" calcext:value-type="float">
            <text:p>21160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236" calcext:value-type="float">
            <text:p>21236</text:p>
          </table:table-cell>
          <table:table-cell office:value-type="float" office:value="2553" calcext:value-type="float">
            <text:p>25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313" calcext:value-type="float">
            <text:p>21313</text:p>
          </table:table-cell>
          <table:table-cell office:value-type="float" office:value="9953" calcext:value-type="float">
            <text:p>99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389" calcext:value-type="float">
            <text:p>21389</text:p>
          </table:table-cell>
          <table:table-cell office:value-type="float" office:value="8186" calcext:value-type="float">
            <text:p>81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466" calcext:value-type="float">
            <text:p>21466</text:p>
          </table:table-cell>
          <table:table-cell office:value-type="float" office:value="-16352" calcext:value-type="float">
            <text:p>-1635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541" calcext:value-type="float">
            <text:p>21541</text:p>
          </table:table-cell>
          <table:table-cell office:value-type="float" office:value="-7125" calcext:value-type="float">
            <text:p>-7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618" calcext:value-type="float">
            <text:p>21618</text:p>
          </table:table-cell>
          <table:table-cell office:value-type="float" office:value="-3646" calcext:value-type="float">
            <text:p>-36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695" calcext:value-type="float">
            <text:p>21695</text:p>
          </table:table-cell>
          <table:table-cell office:value-type="float" office:value="-3909" calcext:value-type="float">
            <text:p>-39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772" calcext:value-type="float">
            <text:p>21772</text:p>
          </table:table-cell>
          <table:table-cell office:value-type="float" office:value="-3490" calcext:value-type="float">
            <text:p>-34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848" calcext:value-type="float">
            <text:p>21848</text:p>
          </table:table-cell>
          <table:table-cell office:value-type="float" office:value="-3139" calcext:value-type="float">
            <text:p>-31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918" calcext:value-type="float">
            <text:p>21918</text:p>
          </table:table-cell>
          <table:table-cell office:value-type="float" office:value="-3008" calcext:value-type="float">
            <text:p>-30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994" calcext:value-type="float">
            <text:p>21994</text:p>
          </table:table-cell>
          <table:table-cell office:value-type="float" office:value="-2880" calcext:value-type="float">
            <text:p>-28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070" calcext:value-type="float">
            <text:p>22070</text:p>
          </table:table-cell>
          <table:table-cell office:value-type="float" office:value="-2760" calcext:value-type="float">
            <text:p>-27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146" calcext:value-type="float">
            <text:p>22146</text:p>
          </table:table-cell>
          <table:table-cell office:value-type="float" office:value="-2661" calcext:value-type="float">
            <text:p>-26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222" calcext:value-type="float">
            <text:p>22222</text:p>
          </table:table-cell>
          <table:table-cell office:value-type="float" office:value="-2505" calcext:value-type="float">
            <text:p>-2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298" calcext:value-type="float">
            <text:p>22298</text:p>
          </table:table-cell>
          <table:table-cell office:value-type="float" office:value="-2211" calcext:value-type="float">
            <text:p>-22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374" calcext:value-type="float">
            <text:p>22374</text:p>
          </table:table-cell>
          <table:table-cell office:value-type="float" office:value="-2056" calcext:value-type="float">
            <text:p>-20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451" calcext:value-type="float">
            <text:p>22451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526" calcext:value-type="float">
            <text:p>22526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602" calcext:value-type="float">
            <text:p>22602</text:p>
          </table:table-cell>
          <table:table-cell office:value-type="float" office:value="-1520" calcext:value-type="float">
            <text:p>-15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678" calcext:value-type="float">
            <text:p>22678</text:p>
          </table:table-cell>
          <table:table-cell office:value-type="float" office:value="-1392" calcext:value-type="float">
            <text:p>-13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755" calcext:value-type="float">
            <text:p>22755</text:p>
          </table:table-cell>
          <table:table-cell office:value-type="float" office:value="-1307" calcext:value-type="float">
            <text:p>-13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831" calcext:value-type="float">
            <text:p>22831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906" calcext:value-type="float">
            <text:p>22906</text:p>
          </table:table-cell>
          <table:table-cell office:value-type="float" office:value="-1137" calcext:value-type="float">
            <text:p>-1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983" calcext:value-type="float">
            <text:p>22983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059" calcext:value-type="float">
            <text:p>23059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135" calcext:value-type="float">
            <text:p>23135</text:p>
          </table:table-cell>
          <table:table-cell office:value-type="float" office:value="-960" calcext:value-type="float">
            <text:p>-9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212" calcext:value-type="float">
            <text:p>23212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284" calcext:value-type="float">
            <text:p>23284</text:p>
          </table:table-cell>
          <table:table-cell office:value-type="float" office:value="-879" calcext:value-type="float">
            <text:p>-8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361" calcext:value-type="float">
            <text:p>23361</text:p>
          </table:table-cell>
          <table:table-cell office:value-type="float" office:value="-670" calcext:value-type="float">
            <text:p>-6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437" calcext:value-type="float">
            <text:p>23437</text:p>
          </table:table-cell>
          <table:table-cell office:value-type="float" office:value="2797" calcext:value-type="float">
            <text:p>27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514" calcext:value-type="float">
            <text:p>23514</text:p>
          </table:table-cell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589" calcext:value-type="float">
            <text:p>23589</text:p>
          </table:table-cell>
          <table:table-cell office:value-type="float" office:value="-6623" calcext:value-type="float">
            <text:p>-66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666" calcext:value-type="float">
            <text:p>23666</text:p>
          </table:table-cell>
          <table:table-cell office:value-type="float" office:value="8566" calcext:value-type="float">
            <text:p>85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742" calcext:value-type="float">
            <text:p>23742</text:p>
          </table:table-cell>
          <table:table-cell office:value-type="float" office:value="-8533" calcext:value-type="float">
            <text:p>-85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819" calcext:value-type="float">
            <text:p>23819</text:p>
          </table:table-cell>
          <table:table-cell office:value-type="float" office:value="-14954" calcext:value-type="float">
            <text:p>-149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896" calcext:value-type="float">
            <text:p>23896</text:p>
          </table:table-cell>
          <table:table-cell office:value-type="float" office:value="-6322" calcext:value-type="float">
            <text:p>-63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972" calcext:value-type="float">
            <text:p>23972</text:p>
          </table:table-cell>
          <table:table-cell office:value-type="float" office:value="-6617" calcext:value-type="float">
            <text:p>-66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048" calcext:value-type="float">
            <text:p>24048</text:p>
          </table:table-cell>
          <table:table-cell office:value-type="float" office:value="-4003" calcext:value-type="float">
            <text:p>-40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125" calcext:value-type="float">
            <text:p>24125</text:p>
          </table:table-cell>
          <table:table-cell office:value-type="float" office:value="-3871" calcext:value-type="float">
            <text:p>-38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198" calcext:value-type="float">
            <text:p>24198</text:p>
          </table:table-cell>
          <table:table-cell office:value-type="float" office:value="-3603" calcext:value-type="float">
            <text:p>-3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271" calcext:value-type="float">
            <text:p>24271</text:p>
          </table:table-cell>
          <table:table-cell office:value-type="float" office:value="-3341" calcext:value-type="float">
            <text:p>-33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344" calcext:value-type="float">
            <text:p>24344</text:p>
          </table:table-cell>
          <table:table-cell office:value-type="float" office:value="-3048" calcext:value-type="float">
            <text:p>-30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417" calcext:value-type="float">
            <text:p>24417</text:p>
          </table:table-cell>
          <table:table-cell office:value-type="float" office:value="-2939" calcext:value-type="float">
            <text:p>-29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489" calcext:value-type="float">
            <text:p>24489</text:p>
          </table:table-cell>
          <table:table-cell office:value-type="float" office:value="-2827" calcext:value-type="float">
            <text:p>-28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563" calcext:value-type="float">
            <text:p>24563</text:p>
          </table:table-cell>
          <table:table-cell office:value-type="float" office:value="-2746" calcext:value-type="float">
            <text:p>-27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636" calcext:value-type="float">
            <text:p>24636</text:p>
          </table:table-cell>
          <table:table-cell office:value-type="float" office:value="-2603" calcext:value-type="float">
            <text:p>-2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709" calcext:value-type="float">
            <text:p>24709</text:p>
          </table:table-cell>
          <table:table-cell office:value-type="float" office:value="-2438" calcext:value-type="float">
            <text:p>-24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782" calcext:value-type="float">
            <text:p>24782</text:p>
          </table:table-cell>
          <table:table-cell office:value-type="float" office:value="-2164" calcext:value-type="float">
            <text:p>-21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855" calcext:value-type="float">
            <text:p>24855</text:p>
          </table:table-cell>
          <table:table-cell office:value-type="float" office:value="-1955" calcext:value-type="float">
            <text:p>-19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928" calcext:value-type="float">
            <text:p>24928</text:p>
          </table:table-cell>
          <table:table-cell office:value-type="float" office:value="-1772" calcext:value-type="float">
            <text:p>-17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-1597" calcext:value-type="float">
            <text:p>-15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074" calcext:value-type="float">
            <text:p>25074</text:p>
          </table:table-cell>
          <table:table-cell office:value-type="float" office:value="-1520" calcext:value-type="float">
            <text:p>-15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147" calcext:value-type="float">
            <text:p>25147</text:p>
          </table:table-cell>
          <table:table-cell office:value-type="float" office:value="-1430" calcext:value-type="float">
            <text:p>-14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220" calcext:value-type="float">
            <text:p>25220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292" calcext:value-type="float">
            <text:p>25292</text:p>
          </table:table-cell>
          <table:table-cell office:value-type="float" office:value="-1197" calcext:value-type="float">
            <text:p>-11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366" calcext:value-type="float">
            <text:p>25366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439" calcext:value-type="float">
            <text:p>25439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511" calcext:value-type="float">
            <text:p>25511</text:p>
          </table:table-cell>
          <table:table-cell office:value-type="float" office:value="-1066" calcext:value-type="float">
            <text:p>-1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585" calcext:value-type="float">
            <text:p>25585</text:p>
          </table:table-cell>
          <table:table-cell office:value-type="float" office:value="-1007" calcext:value-type="float">
            <text:p>-1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61" calcext:value-type="float">
            <text:p>25661</text:p>
          </table:table-cell>
          <table:table-cell office:value-type="float" office:value="-763" calcext:value-type="float">
            <text:p>-7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738" calcext:value-type="float">
            <text:p>25738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815" calcext:value-type="float">
            <text:p>25815</text:p>
          </table:table-cell>
          <table:table-cell office:value-type="float" office:value="5444" calcext:value-type="float">
            <text:p>54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890" calcext:value-type="float">
            <text:p>25890</text:p>
          </table:table-cell>
          <table:table-cell office:value-type="float" office:value="-4198" calcext:value-type="float">
            <text:p>-41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967" calcext:value-type="float">
            <text:p>25967</text:p>
          </table:table-cell>
          <table:table-cell office:value-type="float" office:value="-14326" calcext:value-type="float">
            <text:p>-143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043" calcext:value-type="float">
            <text:p>26043</text:p>
          </table:table-cell>
          <table:table-cell office:value-type="float" office:value="5664" calcext:value-type="float">
            <text:p>5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120" calcext:value-type="float">
            <text:p>26120</text:p>
          </table:table-cell>
          <table:table-cell office:value-type="float" office:value="-16088" calcext:value-type="float">
            <text:p>-16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196" calcext:value-type="float">
            <text:p>26196</text:p>
          </table:table-cell>
          <table:table-cell office:value-type="float" office:value="-4970" calcext:value-type="float">
            <text:p>-49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272" calcext:value-type="float">
            <text:p>26272</text:p>
          </table:table-cell>
          <table:table-cell office:value-type="float" office:value="-6746" calcext:value-type="float">
            <text:p>-67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349" calcext:value-type="float">
            <text:p>26349</text:p>
          </table:table-cell>
          <table:table-cell office:value-type="float" office:value="-4618" calcext:value-type="float">
            <text:p>-46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426" calcext:value-type="float">
            <text:p>26426</text:p>
          </table:table-cell>
          <table:table-cell office:value-type="float" office:value="-3943" calcext:value-type="float">
            <text:p>-39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499" calcext:value-type="float">
            <text:p>26499</text:p>
          </table:table-cell>
          <table:table-cell office:value-type="float" office:value="-3570" calcext:value-type="float">
            <text:p>-35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571" calcext:value-type="float">
            <text:p>26571</text:p>
          </table:table-cell>
          <table:table-cell office:value-type="float" office:value="-3394" calcext:value-type="float">
            <text:p>-33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645" calcext:value-type="float">
            <text:p>26645</text:p>
          </table:table-cell>
          <table:table-cell office:value-type="float" office:value="-3211" calcext:value-type="float">
            <text:p>-32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718" calcext:value-type="float">
            <text:p>26718</text:p>
          </table:table-cell>
          <table:table-cell office:value-type="float" office:value="-3088" calcext:value-type="float">
            <text:p>-3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790" calcext:value-type="float">
            <text:p>26790</text:p>
          </table:table-cell>
          <table:table-cell office:value-type="float" office:value="-2949" calcext:value-type="float">
            <text:p>-2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863" calcext:value-type="float">
            <text:p>26863</text:p>
          </table:table-cell>
          <table:table-cell office:value-type="float" office:value="-2827" calcext:value-type="float">
            <text:p>-28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937" calcext:value-type="float">
            <text:p>26937</text:p>
          </table:table-cell>
          <table:table-cell office:value-type="float" office:value="-2704" calcext:value-type="float">
            <text:p>-27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010" calcext:value-type="float">
            <text:p>27010</text:p>
          </table:table-cell>
          <table:table-cell office:value-type="float" office:value="-2620" calcext:value-type="float">
            <text:p>-26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082" calcext:value-type="float">
            <text:p>27082</text:p>
          </table:table-cell>
          <table:table-cell office:value-type="float" office:value="-2371" calcext:value-type="float">
            <text:p>-23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155" calcext:value-type="float">
            <text:p>27155</text:p>
          </table:table-cell>
          <table:table-cell office:value-type="float" office:value="-2149" calcext:value-type="float">
            <text:p>-2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229" calcext:value-type="float">
            <text:p>27229</text:p>
          </table:table-cell>
          <table:table-cell office:value-type="float" office:value="-2071" calcext:value-type="float">
            <text:p>-20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301" calcext:value-type="float">
            <text:p>27301</text:p>
          </table:table-cell>
          <table:table-cell office:value-type="float" office:value="-1597" calcext:value-type="float">
            <text:p>-15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374" calcext:value-type="float">
            <text:p>27374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447" calcext:value-type="float">
            <text:p>27447</text:p>
          </table:table-cell>
          <table:table-cell office:value-type="float" office:value="-1481" calcext:value-type="float">
            <text:p>-14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521" calcext:value-type="float">
            <text:p>27521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593" calcext:value-type="float">
            <text:p>27593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666" calcext:value-type="float">
            <text:p>27666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739" calcext:value-type="float">
            <text:p>27739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812" calcext:value-type="float">
            <text:p>27812</text:p>
          </table:table-cell>
          <table:table-cell office:value-type="float" office:value="-1007" calcext:value-type="float">
            <text:p>-1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886" calcext:value-type="float">
            <text:p>27886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962" calcext:value-type="float">
            <text:p>27962</text:p>
          </table:table-cell>
          <table:table-cell office:value-type="float" office:value="-798" calcext:value-type="float">
            <text:p>-7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039" calcext:value-type="float">
            <text:p>28039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114" calcext:value-type="float">
            <text:p>28114</text:p>
          </table:table-cell>
          <table:table-cell office:value-type="float" office:value="13131" calcext:value-type="float">
            <text:p>131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191" calcext:value-type="float">
            <text:p>28191</text:p>
          </table:table-cell>
          <table:table-cell office:value-type="float" office:value="8913" calcext:value-type="float">
            <text:p>89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267" calcext:value-type="float">
            <text:p>28267</text:p>
          </table:table-cell>
          <table:table-cell office:value-type="float" office:value="17913" calcext:value-type="float">
            <text:p>179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344" calcext:value-type="float">
            <text:p>28344</text:p>
          </table:table-cell>
          <table:table-cell office:value-type="float" office:value="-8265" calcext:value-type="float">
            <text:p>-82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421" calcext:value-type="float">
            <text:p>28421</text:p>
          </table:table-cell>
          <table:table-cell office:value-type="float" office:value="-5222" calcext:value-type="float">
            <text:p>-52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497" calcext:value-type="float">
            <text:p>28497</text:p>
          </table:table-cell>
          <table:table-cell office:value-type="float" office:value="-3777" calcext:value-type="float">
            <text:p>-37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573" calcext:value-type="float">
            <text:p>28573</text:p>
          </table:table-cell>
          <table:table-cell office:value-type="float" office:value="-3538" calcext:value-type="float">
            <text:p>-35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650" calcext:value-type="float">
            <text:p>28650</text:p>
          </table:table-cell>
          <table:table-cell office:value-type="float" office:value="-3185" calcext:value-type="float">
            <text:p>-3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723" calcext:value-type="float">
            <text:p>28723</text:p>
          </table:table-cell>
          <table:table-cell office:value-type="float" office:value="-3078" calcext:value-type="float">
            <text:p>-3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-2885" calcext:value-type="float">
            <text:p>-28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875" calcext:value-type="float">
            <text:p>28875</text:p>
          </table:table-cell>
          <table:table-cell office:value-type="float" office:value="-2803" calcext:value-type="float">
            <text:p>-28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951" calcext:value-type="float">
            <text:p>28951</text:p>
          </table:table-cell>
          <table:table-cell office:value-type="float" office:value="-2694" calcext:value-type="float">
            <text:p>-26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float" office:value="-2603" calcext:value-type="float">
            <text:p>-2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104" calcext:value-type="float">
            <text:p>29104</text:p>
          </table:table-cell>
          <table:table-cell office:value-type="float" office:value="-2304" calcext:value-type="float">
            <text:p>-23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179" calcext:value-type="float">
            <text:p>29179</text:p>
          </table:table-cell>
          <table:table-cell office:value-type="float" office:value="-2102" calcext:value-type="float">
            <text:p>-2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255" calcext:value-type="float">
            <text:p>29255</text:p>
          </table:table-cell>
          <table:table-cell office:value-type="float" office:value="-1869" calcext:value-type="float">
            <text:p>-18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332" calcext:value-type="float">
            <text:p>29332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408" calcext:value-type="float">
            <text:p>29408</text:p>
          </table:table-cell>
          <table:table-cell office:value-type="float" office:value="-1571" calcext:value-type="float">
            <text:p>-15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484" calcext:value-type="float">
            <text:p>29484</text:p>
          </table:table-cell>
          <table:table-cell office:value-type="float" office:value="-1343" calcext:value-type="float">
            <text:p>-13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560" calcext:value-type="float">
            <text:p>29560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636" calcext:value-type="float">
            <text:p>29636</text:p>
          </table:table-cell>
          <table:table-cell office:value-type="float" office:value="-1221" calcext:value-type="float">
            <text:p>-12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712" calcext:value-type="float">
            <text:p>29712</text:p>
          </table:table-cell>
          <table:table-cell office:value-type="float" office:value="-1137" calcext:value-type="float">
            <text:p>-1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788" calcext:value-type="float">
            <text:p>29788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864" calcext:value-type="float">
            <text:p>29864</text:p>
          </table:table-cell>
          <table:table-cell office:value-type="float" office:value="-1030" calcext:value-type="float">
            <text:p>-10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940" calcext:value-type="float">
            <text:p>29940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16" calcext:value-type="float">
            <text:p>30016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90" calcext:value-type="float">
            <text:p>30090</text:p>
          </table:table-cell>
          <table:table-cell office:value-type="float" office:value="-879" calcext:value-type="float">
            <text:p>-8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167" calcext:value-type="float">
            <text:p>30167</text:p>
          </table:table-cell>
          <table:table-cell office:value-type="float" office:value="-635" calcext:value-type="float">
            <text:p>-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242" calcext:value-type="float">
            <text:p>30242</text:p>
          </table:table-cell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319" calcext:value-type="float">
            <text:p>30319</text:p>
          </table:table-cell>
          <table:table-cell office:value-type="float" office:value="-8866" calcext:value-type="float">
            <text:p>-88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395" calcext:value-type="float">
            <text:p>30395</text:p>
          </table:table-cell>
          <table:table-cell office:value-type="float" office:value="-5456" calcext:value-type="float">
            <text:p>-54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472" calcext:value-type="float">
            <text:p>30472</text:p>
          </table:table-cell>
          <table:table-cell office:value-type="float" office:value="-5472" calcext:value-type="float">
            <text:p>-54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547" calcext:value-type="float">
            <text:p>30547</text:p>
          </table:table-cell>
          <table:table-cell office:value-type="float" office:value="-13789" calcext:value-type="float">
            <text:p>-137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624" calcext:value-type="float">
            <text:p>30624</text:p>
          </table:table-cell>
          <table:table-cell office:value-type="float" office:value="-18168" calcext:value-type="float">
            <text:p>-181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701" calcext:value-type="float">
            <text:p>30701</text:p>
          </table:table-cell>
          <table:table-cell office:value-type="float" office:value="-6436" calcext:value-type="float">
            <text:p>-64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778" calcext:value-type="float">
            <text:p>30778</text:p>
          </table:table-cell>
          <table:table-cell office:value-type="float" office:value="-6383" calcext:value-type="float">
            <text:p>-63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854" calcext:value-type="float">
            <text:p>30854</text:p>
          </table:table-cell>
          <table:table-cell office:value-type="float" office:value="-3993" calcext:value-type="float">
            <text:p>-39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930" calcext:value-type="float">
            <text:p>30930</text:p>
          </table:table-cell>
          <table:table-cell office:value-type="float" office:value="-3865" calcext:value-type="float">
            <text:p>-38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004" calcext:value-type="float">
            <text:p>31004</text:p>
          </table:table-cell>
          <table:table-cell office:value-type="float" office:value="-3436" calcext:value-type="float">
            <text:p>-343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077" calcext:value-type="float">
            <text:p>31077</text:p>
          </table:table-cell>
          <table:table-cell office:value-type="float" office:value="-3222" calcext:value-type="float">
            <text:p>-32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150" calcext:value-type="float">
            <text:p>31150</text:p>
          </table:table-cell>
          <table:table-cell office:value-type="float" office:value="-3099" calcext:value-type="float">
            <text:p>-30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222" calcext:value-type="float">
            <text:p>31222</text:p>
          </table:table-cell>
          <table:table-cell office:value-type="float" office:value="-2968" calcext:value-type="float">
            <text:p>-29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296" calcext:value-type="float">
            <text:p>31296</text:p>
          </table:table-cell>
          <table:table-cell office:value-type="float" office:value="-2846" calcext:value-type="float">
            <text:p>-28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369" calcext:value-type="float">
            <text:p>31369</text:p>
          </table:table-cell>
          <table:table-cell office:value-type="float" office:value="-2722" calcext:value-type="float">
            <text:p>-27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441" calcext:value-type="float">
            <text:p>31441</text:p>
          </table:table-cell>
          <table:table-cell office:value-type="float" office:value="-2609" calcext:value-type="float">
            <text:p>-26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514" calcext:value-type="float">
            <text:p>31514</text:p>
          </table:table-cell>
          <table:table-cell office:value-type="float" office:value="-2454" calcext:value-type="float">
            <text:p>-24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588" calcext:value-type="float">
            <text:p>31588</text:p>
          </table:table-cell>
          <table:table-cell office:value-type="float" office:value="-2150" calcext:value-type="float">
            <text:p>-21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661" calcext:value-type="float">
            <text:p>31661</text:p>
          </table:table-cell>
          <table:table-cell office:value-type="float" office:value="-1927" calcext:value-type="float">
            <text:p>-19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733" calcext:value-type="float">
            <text:p>31733</text:p>
          </table:table-cell>
          <table:table-cell office:value-type="float" office:value="-1799" calcext:value-type="float">
            <text:p>-17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806" calcext:value-type="float">
            <text:p>31806</text:p>
          </table:table-cell>
          <table:table-cell office:value-type="float" office:value="-1704" calcext:value-type="float">
            <text:p>-17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880" calcext:value-type="float">
            <text:p>31880</text:p>
          </table:table-cell>
          <table:table-cell office:value-type="float" office:value="-1481" calcext:value-type="float">
            <text:p>-14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952" calcext:value-type="float">
            <text:p>31952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025" calcext:value-type="float">
            <text:p>32025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098" calcext:value-type="float">
            <text:p>32098</text:p>
          </table:table-cell>
          <table:table-cell office:value-type="float" office:value="-1233" calcext:value-type="float">
            <text:p>-12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172" calcext:value-type="float">
            <text:p>32172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244" calcext:value-type="float">
            <text:p>32244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317" calcext:value-type="float">
            <text:p>32317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391" calcext:value-type="float">
            <text:p>32391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467" calcext:value-type="float">
            <text:p>32467</text:p>
          </table:table-cell>
          <table:table-cell office:value-type="float" office:value="-751" calcext:value-type="float">
            <text:p>-7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543" calcext:value-type="float">
            <text:p>32543</text:p>
          </table:table-cell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620" calcext:value-type="float">
            <text:p>32620</text:p>
          </table:table-cell>
          <table:table-cell office:value-type="float" office:value="-7158" calcext:value-type="float">
            <text:p>-71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696" calcext:value-type="float">
            <text:p>32696</text:p>
          </table:table-cell>
          <table:table-cell office:value-type="float" office:value="11392" calcext:value-type="float">
            <text:p>113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773" calcext:value-type="float">
            <text:p>32773</text:p>
          </table:table-cell>
          <table:table-cell office:value-type="float" office:value="19011" calcext:value-type="float">
            <text:p>190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848" calcext:value-type="float">
            <text:p>32848</text:p>
          </table:table-cell>
          <table:table-cell office:value-type="float" office:value="-6266" calcext:value-type="float">
            <text:p>-62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925" calcext:value-type="float">
            <text:p>32925</text:p>
          </table:table-cell>
          <table:table-cell office:value-type="float" office:value="-12960" calcext:value-type="float">
            <text:p>-129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002" calcext:value-type="float">
            <text:p>33002</text:p>
          </table:table-cell>
          <table:table-cell office:value-type="float" office:value="-5603" calcext:value-type="float">
            <text:p>-5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078" calcext:value-type="float">
            <text:p>33078</text:p>
          </table:table-cell>
          <table:table-cell office:value-type="float" office:value="-6812" calcext:value-type="float">
            <text:p>-68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155" calcext:value-type="float">
            <text:p>33155</text:p>
          </table:table-cell>
          <table:table-cell office:value-type="float" office:value="-4166" calcext:value-type="float">
            <text:p>-41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231" calcext:value-type="float">
            <text:p>33231</text:p>
          </table:table-cell>
          <table:table-cell office:value-type="float" office:value="-3854" calcext:value-type="float">
            <text:p>-38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304" calcext:value-type="float">
            <text:p>33304</text:p>
          </table:table-cell>
          <table:table-cell office:value-type="float" office:value="-3549" calcext:value-type="float">
            <text:p>-35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377" calcext:value-type="float">
            <text:p>33377</text:p>
          </table:table-cell>
          <table:table-cell office:value-type="float" office:value="-3394" calcext:value-type="float">
            <text:p>-33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451" calcext:value-type="float">
            <text:p>33451</text:p>
          </table:table-cell>
          <table:table-cell office:value-type="float" office:value="-3170" calcext:value-type="float">
            <text:p>-31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523" calcext:value-type="float">
            <text:p>33523</text:p>
          </table:table-cell>
          <table:table-cell office:value-type="float" office:value="-3108" calcext:value-type="float">
            <text:p>-31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596" calcext:value-type="float">
            <text:p>33596</text:p>
          </table:table-cell>
          <table:table-cell office:value-type="float" office:value="-2944" calcext:value-type="float">
            <text:p>-29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669" calcext:value-type="float">
            <text:p>33669</text:p>
          </table:table-cell>
          <table:table-cell office:value-type="float" office:value="-2784" calcext:value-type="float">
            <text:p>-27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742" calcext:value-type="float">
            <text:p>33742</text:p>
          </table:table-cell>
          <table:table-cell office:value-type="float" office:value="-2689" calcext:value-type="float">
            <text:p>-26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815" calcext:value-type="float">
            <text:p>33815</text:p>
          </table:table-cell>
          <table:table-cell office:value-type="float" office:value="-2587" calcext:value-type="float">
            <text:p>-25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888" calcext:value-type="float">
            <text:p>33888</text:p>
          </table:table-cell>
          <table:table-cell office:value-type="float" office:value="-2371" calcext:value-type="float">
            <text:p>-23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960" calcext:value-type="float">
            <text:p>33960</text:p>
          </table:table-cell>
          <table:table-cell office:value-type="float" office:value="-2118" calcext:value-type="float">
            <text:p>-21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034" calcext:value-type="float">
            <text:p>34034</text:p>
          </table:table-cell>
          <table:table-cell office:value-type="float" office:value="-1927" calcext:value-type="float">
            <text:p>-19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107" calcext:value-type="float">
            <text:p>34107</text:p>
          </table:table-cell>
          <table:table-cell office:value-type="float" office:value="-1731" calcext:value-type="float">
            <text:p>-17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180" calcext:value-type="float">
            <text:p>34180</text:p>
          </table:table-cell>
          <table:table-cell office:value-type="float" office:value="-1597" calcext:value-type="float">
            <text:p>-15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252" calcext:value-type="float">
            <text:p>34252</text:p>
          </table:table-cell>
          <table:table-cell office:value-type="float" office:value="-1507" calcext:value-type="float">
            <text:p>-15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326" calcext:value-type="float">
            <text:p>34326</text:p>
          </table:table-cell>
          <table:table-cell office:value-type="float" office:value="-1417" calcext:value-type="float">
            <text:p>-14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399" calcext:value-type="float">
            <text:p>34399</text:p>
          </table:table-cell>
          <table:table-cell office:value-type="float" office:value="-1270" calcext:value-type="float">
            <text:p>-12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471" calcext:value-type="float">
            <text:p>34471</text:p>
          </table:table-cell>
          <table:table-cell office:value-type="float" office:value="-1197" calcext:value-type="float">
            <text:p>-11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544" calcext:value-type="float">
            <text:p>34544</text:p>
          </table:table-cell>
          <table:table-cell office:value-type="float" office:value="-1137" calcext:value-type="float">
            <text:p>-1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618" calcext:value-type="float">
            <text:p>34618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691" calcext:value-type="float">
            <text:p>34691</text:p>
          </table:table-cell>
          <table:table-cell office:value-type="float" office:value="-1007" calcext:value-type="float">
            <text:p>-1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767" calcext:value-type="float">
            <text:p>34767</text:p>
          </table:table-cell>
          <table:table-cell office:value-type="float" office:value="-705" calcext:value-type="float">
            <text:p>-7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844" calcext:value-type="float">
            <text:p>34844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920" calcext:value-type="float">
            <text:p>34920</text:p>
          </table:table-cell>
          <table:table-cell office:value-type="float" office:value="-10831" calcext:value-type="float">
            <text:p>-108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997" calcext:value-type="float">
            <text:p>34997</text:p>
          </table:table-cell>
          <table:table-cell office:value-type="float" office:value="-716" calcext:value-type="float">
            <text:p>-7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073" calcext:value-type="float">
            <text:p>35073</text:p>
          </table:table-cell>
          <table:table-cell office:value-type="float" office:value="25864" calcext:value-type="float">
            <text:p>258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149" calcext:value-type="float">
            <text:p>35149</text:p>
          </table:table-cell>
          <table:table-cell office:value-type="float" office:value="-8785" calcext:value-type="float">
            <text:p>-87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226" calcext:value-type="float">
            <text:p>35226</text:p>
          </table:table-cell>
          <table:table-cell office:value-type="float" office:value="-3699" calcext:value-type="float">
            <text:p>-36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302" calcext:value-type="float">
            <text:p>35302</text:p>
          </table:table-cell>
          <table:table-cell office:value-type="float" office:value="-3705" calcext:value-type="float">
            <text:p>-37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379" calcext:value-type="float">
            <text:p>35379</text:p>
          </table:table-cell>
          <table:table-cell office:value-type="float" office:value="-3506" calcext:value-type="float">
            <text:p>-35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456" calcext:value-type="float">
            <text:p>35456</text:p>
          </table:table-cell>
          <table:table-cell office:value-type="float" office:value="-3185" calcext:value-type="float">
            <text:p>-3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525" calcext:value-type="float">
            <text:p>35525</text:p>
          </table:table-cell>
          <table:table-cell office:value-type="float" office:value="-3093" calcext:value-type="float">
            <text:p>-30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601" calcext:value-type="float">
            <text:p>35601</text:p>
          </table:table-cell>
          <table:table-cell office:value-type="float" office:value="-2860" calcext:value-type="float">
            <text:p>-28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678" calcext:value-type="float">
            <text:p>35678</text:p>
          </table:table-cell>
          <table:table-cell office:value-type="float" office:value="-2784" calcext:value-type="float">
            <text:p>-27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753" calcext:value-type="float">
            <text:p>35753</text:p>
          </table:table-cell>
          <table:table-cell office:value-type="float" office:value="-2694" calcext:value-type="float">
            <text:p>-26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829" calcext:value-type="float">
            <text:p>35829</text:p>
          </table:table-cell>
          <table:table-cell office:value-type="float" office:value="-2582" calcext:value-type="float">
            <text:p>-258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905" calcext:value-type="float">
            <text:p>35905</text:p>
          </table:table-cell>
          <table:table-cell office:value-type="float" office:value="-2242" calcext:value-type="float">
            <text:p>-22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982" calcext:value-type="float">
            <text:p>35982</text:p>
          </table:table-cell>
          <table:table-cell office:value-type="float" office:value="-2118" calcext:value-type="float">
            <text:p>-21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058" calcext:value-type="float">
            <text:p>36058</text:p>
          </table:table-cell>
          <table:table-cell office:value-type="float" office:value="-1854" calcext:value-type="float">
            <text:p>-18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133" calcext:value-type="float">
            <text:p>36133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210" calcext:value-type="float">
            <text:p>36210</text:p>
          </table:table-cell>
          <table:table-cell office:value-type="float" office:value="-1545" calcext:value-type="float">
            <text:p>-15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286" calcext:value-type="float">
            <text:p>36286</text:p>
          </table:table-cell>
          <table:table-cell office:value-type="float" office:value="-1469" calcext:value-type="float">
            <text:p>-14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362" calcext:value-type="float">
            <text:p>36362</text:p>
          </table:table-cell>
          <table:table-cell office:value-type="float" office:value="-1307" calcext:value-type="float">
            <text:p>-13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438" calcext:value-type="float">
            <text:p>36438</text:p>
          </table:table-cell>
          <table:table-cell office:value-type="float" office:value="-1245" calcext:value-type="float">
            <text:p>-12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514" calcext:value-type="float">
            <text:p>36514</text:p>
          </table:table-cell>
          <table:table-cell office:value-type="float" office:value="-1149" calcext:value-type="float">
            <text:p>-1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590" calcext:value-type="float">
            <text:p>36590</text:p>
          </table:table-cell>
          <table:table-cell office:value-type="float" office:value="-1102" calcext:value-type="float">
            <text:p>-1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666" calcext:value-type="float">
            <text:p>36666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742" calcext:value-type="float">
            <text:p>36742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818" calcext:value-type="float">
            <text:p>36818</text:p>
          </table:table-cell>
          <table:table-cell office:value-type="float" office:value="-926" calcext:value-type="float">
            <text:p>-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891" calcext:value-type="float">
            <text:p>36891</text:p>
          </table:table-cell>
          <table:table-cell office:value-type="float" office:value="-867" calcext:value-type="float">
            <text:p>-8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968" calcext:value-type="float">
            <text:p>36968</text:p>
          </table:table-cell>
          <table:table-cell office:value-type="float" office:value="-658" calcext:value-type="float">
            <text:p>-6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045" calcext:value-type="float">
            <text:p>37045</text:p>
          </table:table-cell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121" calcext:value-type="float">
            <text:p>37121</text:p>
          </table:table-cell>
          <table:table-cell office:value-type="float" office:value="9475" calcext:value-type="float">
            <text:p>94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197" calcext:value-type="float">
            <text:p>37197</text:p>
          </table:table-cell>
          <table:table-cell office:value-type="float" office:value="3894" calcext:value-type="float">
            <text:p>38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273" calcext:value-type="float">
            <text:p>37273</text:p>
          </table:table-cell>
          <table:table-cell office:value-type="float" office:value="-3426" calcext:value-type="float">
            <text:p>-34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350" calcext:value-type="float">
            <text:p>37350</text:p>
          </table:table-cell>
          <table:table-cell office:value-type="float" office:value="-10162" calcext:value-type="float">
            <text:p>-101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426" calcext:value-type="float">
            <text:p>37426</text:p>
          </table:table-cell>
          <table:table-cell office:value-type="float" office:value="-13716" calcext:value-type="float">
            <text:p>-137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502" calcext:value-type="float">
            <text:p>37502</text:p>
          </table:table-cell>
          <table:table-cell office:value-type="float" office:value="-6647" calcext:value-type="float">
            <text:p>-66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579" calcext:value-type="float">
            <text:p>37579</text:p>
          </table:table-cell>
          <table:table-cell office:value-type="float" office:value="-6124" calcext:value-type="float">
            <text:p>-61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656" calcext:value-type="float">
            <text:p>37656</text:p>
          </table:table-cell>
          <table:table-cell office:value-type="float" office:value="-3909" calcext:value-type="float">
            <text:p>-39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733" calcext:value-type="float">
            <text:p>37733</text:p>
          </table:table-cell>
          <table:table-cell office:value-type="float" office:value="-3860" calcext:value-type="float">
            <text:p>-38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806" calcext:value-type="float">
            <text:p>37806</text:p>
          </table:table-cell>
          <table:table-cell office:value-type="float" office:value="-3506" calcext:value-type="float">
            <text:p>-35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878" calcext:value-type="float">
            <text:p>37878</text:p>
          </table:table-cell>
          <table:table-cell office:value-type="float" office:value="-3252" calcext:value-type="float">
            <text:p>-325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952" calcext:value-type="float">
            <text:p>37952</text:p>
          </table:table-cell>
          <table:table-cell office:value-type="float" office:value="-3129" calcext:value-type="float">
            <text:p>-31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025" calcext:value-type="float">
            <text:p>38025</text:p>
          </table:table-cell>
          <table:table-cell office:value-type="float" office:value="-3033" calcext:value-type="float">
            <text:p>-30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097" calcext:value-type="float">
            <text:p>38097</text:p>
          </table:table-cell>
          <table:table-cell office:value-type="float" office:value="-2846" calcext:value-type="float">
            <text:p>-28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170" calcext:value-type="float">
            <text:p>38170</text:p>
          </table:table-cell>
          <table:table-cell office:value-type="float" office:value="-2722" calcext:value-type="float">
            <text:p>-27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244" calcext:value-type="float">
            <text:p>38244</text:p>
          </table:table-cell>
          <table:table-cell office:value-type="float" office:value="-2635" calcext:value-type="float">
            <text:p>-2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317" calcext:value-type="float">
            <text:p>38317</text:p>
          </table:table-cell>
          <table:table-cell office:value-type="float" office:value="-2421" calcext:value-type="float">
            <text:p>-24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389" calcext:value-type="float">
            <text:p>38389</text:p>
          </table:table-cell>
          <table:table-cell office:value-type="float" office:value="-2226" calcext:value-type="float">
            <text:p>-22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462" calcext:value-type="float">
            <text:p>38462</text:p>
          </table:table-cell>
          <table:table-cell office:value-type="float" office:value="-1941" calcext:value-type="float">
            <text:p>-19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536" calcext:value-type="float">
            <text:p>38536</text:p>
          </table:table-cell>
          <table:table-cell office:value-type="float" office:value="-1812" calcext:value-type="float">
            <text:p>-18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608" calcext:value-type="float">
            <text:p>38608</text:p>
          </table:table-cell>
          <table:table-cell office:value-type="float" office:value="-1650" calcext:value-type="float">
            <text:p>-16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681" calcext:value-type="float">
            <text:p>38681</text:p>
          </table:table-cell>
          <table:table-cell office:value-type="float" office:value="-1520" calcext:value-type="float">
            <text:p>-15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754" calcext:value-type="float">
            <text:p>38754</text:p>
          </table:table-cell>
          <table:table-cell office:value-type="float" office:value="-1417" calcext:value-type="float">
            <text:p>-14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828" calcext:value-type="float">
            <text:p>38828</text:p>
          </table:table-cell>
          <table:table-cell office:value-type="float" office:value="-1331" calcext:value-type="float">
            <text:p>-13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900" calcext:value-type="float">
            <text:p>38900</text:p>
          </table:table-cell>
          <table:table-cell office:value-type="float" office:value="-1258" calcext:value-type="float">
            <text:p>-12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973" calcext:value-type="float">
            <text:p>38973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046" calcext:value-type="float">
            <text:p>39046</text:p>
          </table:table-cell>
          <table:table-cell office:value-type="float" office:value="-1114" calcext:value-type="float">
            <text:p>-11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119" calcext:value-type="float">
            <text:p>39119</text:p>
          </table:table-cell>
          <table:table-cell office:value-type="float" office:value="-1030" calcext:value-type="float">
            <text:p>-10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193" calcext:value-type="float">
            <text:p>39193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269" calcext:value-type="float">
            <text:p>39269</text:p>
          </table:table-cell>
          <table:table-cell office:value-type="float" office:value="-658" calcext:value-type="float">
            <text:p>-6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346" calcext:value-type="float">
            <text:p>39346</text:p>
          </table:table-cell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421" calcext:value-type="float">
            <text:p>39421</text:p>
          </table:table-cell>
          <table:table-cell office:value-type="float" office:value="17056" calcext:value-type="float">
            <text:p>170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498" calcext:value-type="float">
            <text:p>39498</text:p>
          </table:table-cell>
          <table:table-cell office:value-type="float" office:value="-3410" calcext:value-type="float">
            <text:p>-34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574" calcext:value-type="float">
            <text:p>39574</text:p>
          </table:table-cell>
          <table:table-cell office:value-type="float" office:value="18124" calcext:value-type="float">
            <text:p>181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651" calcext:value-type="float">
            <text:p>39651</text:p>
          </table:table-cell>
          <table:table-cell office:value-type="float" office:value="-8086" calcext:value-type="float">
            <text:p>-80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728" calcext:value-type="float">
            <text:p>39728</text:p>
          </table:table-cell>
          <table:table-cell office:value-type="float" office:value="-11025" calcext:value-type="float">
            <text:p>-110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803" calcext:value-type="float">
            <text:p>39803</text:p>
          </table:table-cell>
          <table:table-cell office:value-type="float" office:value="-6648" calcext:value-type="float">
            <text:p>-664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880" calcext:value-type="float">
            <text:p>39880</text:p>
          </table:table-cell>
          <table:table-cell office:value-type="float" office:value="-6335" calcext:value-type="float">
            <text:p>-63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957" calcext:value-type="float">
            <text:p>39957</text:p>
          </table:table-cell>
          <table:table-cell office:value-type="float" office:value="-4453" calcext:value-type="float">
            <text:p>-44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34" calcext:value-type="float">
            <text:p>40034</text:p>
          </table:table-cell>
          <table:table-cell office:value-type="float" office:value="-4059" calcext:value-type="float">
            <text:p>-40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107" calcext:value-type="float">
            <text:p>40107</text:p>
          </table:table-cell>
          <table:table-cell office:value-type="float" office:value="-3695" calcext:value-type="float">
            <text:p>-36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179" calcext:value-type="float">
            <text:p>40179</text:p>
          </table:table-cell>
          <table:table-cell office:value-type="float" office:value="-3468" calcext:value-type="float">
            <text:p>-34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253" calcext:value-type="float">
            <text:p>40253</text:p>
          </table:table-cell>
          <table:table-cell office:value-type="float" office:value="-3185" calcext:value-type="float">
            <text:p>-3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326" calcext:value-type="float">
            <text:p>40326</text:p>
          </table:table-cell>
          <table:table-cell office:value-type="float" office:value="-3038" calcext:value-type="float">
            <text:p>-30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398" calcext:value-type="float">
            <text:p>40398</text:p>
          </table:table-cell>
          <table:table-cell office:value-type="float" office:value="-2894" calcext:value-type="float">
            <text:p>-28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471" calcext:value-type="float">
            <text:p>40471</text:p>
          </table:table-cell>
          <table:table-cell office:value-type="float" office:value="-2798" calcext:value-type="float">
            <text:p>-27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545" calcext:value-type="float">
            <text:p>40545</text:p>
          </table:table-cell>
          <table:table-cell office:value-type="float" office:value="-2722" calcext:value-type="float">
            <text:p>-27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617" calcext:value-type="float">
            <text:p>40617</text:p>
          </table:table-cell>
          <table:table-cell office:value-type="float" office:value="-2603" calcext:value-type="float">
            <text:p>-2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690" calcext:value-type="float">
            <text:p>40690</text:p>
          </table:table-cell>
          <table:table-cell office:value-type="float" office:value="-2421" calcext:value-type="float">
            <text:p>-24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763" calcext:value-type="float">
            <text:p>40763</text:p>
          </table:table-cell>
          <table:table-cell office:value-type="float" office:value="-2273" calcext:value-type="float">
            <text:p>-22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837" calcext:value-type="float">
            <text:p>40837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909" calcext:value-type="float">
            <text:p>40909</text:p>
          </table:table-cell>
          <table:table-cell office:value-type="float" office:value="-1812" calcext:value-type="float">
            <text:p>-18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982" calcext:value-type="float">
            <text:p>40982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055" calcext:value-type="float">
            <text:p>41055</text:p>
          </table:table-cell>
          <table:table-cell office:value-type="float" office:value="-1507" calcext:value-type="float">
            <text:p>-15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128" calcext:value-type="float">
            <text:p>41128</text:p>
          </table:table-cell>
          <table:table-cell office:value-type="float" office:value="-1368" calcext:value-type="float">
            <text:p>-136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201" calcext:value-type="float">
            <text:p>41201</text:p>
          </table:table-cell>
          <table:table-cell office:value-type="float" office:value="-1270" calcext:value-type="float">
            <text:p>-12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274" calcext:value-type="float">
            <text:p>41274</text:p>
          </table:table-cell>
          <table:table-cell office:value-type="float" office:value="-1197" calcext:value-type="float">
            <text:p>-11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347" calcext:value-type="float">
            <text:p>41347</text:p>
          </table:table-cell>
          <table:table-cell office:value-type="float" office:value="-1125" calcext:value-type="float">
            <text:p>-1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420" calcext:value-type="float">
            <text:p>41420</text:p>
          </table:table-cell>
          <table:table-cell office:value-type="float" office:value="-1066" calcext:value-type="float">
            <text:p>-1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493" calcext:value-type="float">
            <text:p>41493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570" calcext:value-type="float">
            <text:p>41570</text:p>
          </table:table-cell>
          <table:table-cell office:value-type="float" office:value="-774" calcext:value-type="float">
            <text:p>-77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647" calcext:value-type="float">
            <text:p>41647</text:p>
          </table:table-cell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22" calcext:value-type="float">
            <text:p>41722</text:p>
          </table:table-cell>
          <table:table-cell office:value-type="float" office:value="7028" calcext:value-type="float">
            <text:p>70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99" calcext:value-type="float">
            <text:p>41799</text:p>
          </table:table-cell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875" calcext:value-type="float">
            <text:p>41875</text:p>
          </table:table-cell>
          <table:table-cell office:value-type="float" office:value="-19284" calcext:value-type="float">
            <text:p>-192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952" calcext:value-type="float">
            <text:p>41952</text:p>
          </table:table-cell>
          <table:table-cell office:value-type="float" office:value="-9163" calcext:value-type="float">
            <text:p>-91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028" calcext:value-type="float">
            <text:p>42028</text:p>
          </table:table-cell>
          <table:table-cell office:value-type="float" office:value="-3893" calcext:value-type="float">
            <text:p>-38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104" calcext:value-type="float">
            <text:p>42104</text:p>
          </table:table-cell>
          <table:table-cell office:value-type="float" office:value="-4161" calcext:value-type="float">
            <text:p>-4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181" calcext:value-type="float">
            <text:p>42181</text:p>
          </table:table-cell>
          <table:table-cell office:value-type="float" office:value="-3533" calcext:value-type="float">
            <text:p>-35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258" calcext:value-type="float">
            <text:p>42258</text:p>
          </table:table-cell>
          <table:table-cell office:value-type="float" office:value="-3129" calcext:value-type="float">
            <text:p>-312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331" calcext:value-type="float">
            <text:p>42331</text:p>
          </table:table-cell>
          <table:table-cell office:value-type="float" office:value="-3134" calcext:value-type="float">
            <text:p>-31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406" calcext:value-type="float">
            <text:p>42406</text:p>
          </table:table-cell>
          <table:table-cell office:value-type="float" office:value="-2909" calcext:value-type="float">
            <text:p>-29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483" calcext:value-type="float">
            <text:p>42483</text:p>
          </table:table-cell>
          <table:table-cell office:value-type="float" office:value="-2755" calcext:value-type="float">
            <text:p>-27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559" calcext:value-type="float">
            <text:p>42559</text:p>
          </table:table-cell>
          <table:table-cell office:value-type="float" office:value="-2675" calcext:value-type="float">
            <text:p>-26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635" calcext:value-type="float">
            <text:p>42635</text:p>
          </table:table-cell>
          <table:table-cell office:value-type="float" office:value="-2538" calcext:value-type="float">
            <text:p>-25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711" calcext:value-type="float">
            <text:p>42711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787" calcext:value-type="float">
            <text:p>42787</text:p>
          </table:table-cell>
          <table:table-cell office:value-type="float" office:value="-2012" calcext:value-type="float">
            <text:p>-20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863" calcext:value-type="float">
            <text:p>42863</text:p>
          </table:table-cell>
          <table:table-cell office:value-type="float" office:value="-1826" calcext:value-type="float">
            <text:p>-18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939" calcext:value-type="float">
            <text:p>42939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015" calcext:value-type="float">
            <text:p>43015</text:p>
          </table:table-cell>
          <table:table-cell office:value-type="float" office:value="-1558" calcext:value-type="float">
            <text:p>-155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091" calcext:value-type="float">
            <text:p>43091</text:p>
          </table:table-cell>
          <table:table-cell office:value-type="float" office:value="-1443" calcext:value-type="float">
            <text:p>-14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167" calcext:value-type="float">
            <text:p>43167</text:p>
          </table:table-cell>
          <table:table-cell office:value-type="float" office:value="-1307" calcext:value-type="float">
            <text:p>-13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243" calcext:value-type="float">
            <text:p>43243</text:p>
          </table:table-cell>
          <table:table-cell office:value-type="float" office:value="-1209" calcext:value-type="float">
            <text:p>-120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320" calcext:value-type="float">
            <text:p>43320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396" calcext:value-type="float">
            <text:p>43396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471" calcext:value-type="float">
            <text:p>43471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547" calcext:value-type="float">
            <text:p>43547</text:p>
          </table:table-cell>
          <table:table-cell office:value-type="float" office:value="-972" calcext:value-type="float">
            <text:p>-97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624" calcext:value-type="float">
            <text:p>43624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698" calcext:value-type="float">
            <text:p>43698</text:p>
          </table:table-cell>
          <table:table-cell office:value-type="float" office:value="-926" calcext:value-type="float">
            <text:p>-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773" calcext:value-type="float">
            <text:p>43773</text:p>
          </table:table-cell>
          <table:table-cell office:value-type="float" office:value="-611" calcext:value-type="float">
            <text:p>-6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850" calcext:value-type="float">
            <text:p>43850</text:p>
          </table:table-cell>
          <table:table-cell office:value-type="float" office:value="2561" calcext:value-type="float">
            <text:p>25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926" calcext:value-type="float">
            <text:p>43926</text:p>
          </table:table-cell>
          <table:table-cell office:value-type="float" office:value="-16013" calcext:value-type="float">
            <text:p>-160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003" calcext:value-type="float">
            <text:p>44003</text:p>
          </table:table-cell>
          <table:table-cell office:value-type="float" office:value="-8683" calcext:value-type="float">
            <text:p>-86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079" calcext:value-type="float">
            <text:p>44079</text:p>
          </table:table-cell>
          <table:table-cell office:value-type="float" office:value="-8326" calcext:value-type="float">
            <text:p>-83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155" calcext:value-type="float">
            <text:p>44155</text:p>
          </table:table-cell>
          <table:table-cell office:value-type="float" office:value="9138" calcext:value-type="float">
            <text:p>91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231" calcext:value-type="float">
            <text:p>44231</text:p>
          </table:table-cell>
          <table:table-cell office:value-type="float" office:value="-16955" calcext:value-type="float">
            <text:p>-169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308" calcext:value-type="float">
            <text:p>44308</text:p>
          </table:table-cell>
          <table:table-cell office:value-type="float" office:value="-4704" calcext:value-type="float">
            <text:p>-47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385" calcext:value-type="float">
            <text:p>44385</text:p>
          </table:table-cell>
          <table:table-cell office:value-type="float" office:value="-6479" calcext:value-type="float">
            <text:p>-64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462" calcext:value-type="float">
            <text:p>44462</text:p>
          </table:table-cell>
          <table:table-cell office:value-type="float" office:value="-4211" calcext:value-type="float">
            <text:p>-42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537" calcext:value-type="float">
            <text:p>44537</text:p>
          </table:table-cell>
          <table:table-cell office:value-type="float" office:value="-3777" calcext:value-type="float">
            <text:p>-37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611" calcext:value-type="float">
            <text:p>44611</text:p>
          </table:table-cell>
          <table:table-cell office:value-type="float" office:value="-3581" calcext:value-type="float">
            <text:p>-358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684" calcext:value-type="float">
            <text:p>44684</text:p>
          </table:table-cell>
          <table:table-cell office:value-type="float" office:value="-3294" calcext:value-type="float">
            <text:p>-3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756" calcext:value-type="float">
            <text:p>44756</text:p>
          </table:table-cell>
          <table:table-cell office:value-type="float" office:value="-3067" calcext:value-type="float">
            <text:p>-306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829" calcext:value-type="float">
            <text:p>44829</text:p>
          </table:table-cell>
          <table:table-cell office:value-type="float" office:value="-2933" calcext:value-type="float">
            <text:p>-29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903" calcext:value-type="float">
            <text:p>44903</text:p>
          </table:table-cell>
          <table:table-cell office:value-type="float" office:value="-2856" calcext:value-type="float">
            <text:p>-28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976" calcext:value-type="float">
            <text:p>44976</text:p>
          </table:table-cell>
          <table:table-cell office:value-type="float" office:value="-2746" calcext:value-type="float">
            <text:p>-27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048" calcext:value-type="float">
            <text:p>45048</text:p>
          </table:table-cell>
          <table:table-cell office:value-type="float" office:value="-2635" calcext:value-type="float">
            <text:p>-26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121" calcext:value-type="float">
            <text:p>45121</text:p>
          </table:table-cell>
          <table:table-cell office:value-type="float" office:value="-2471" calcext:value-type="float">
            <text:p>-24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195" calcext:value-type="float">
            <text:p>45195</text:p>
          </table:table-cell>
          <table:table-cell office:value-type="float" office:value="-2149" calcext:value-type="float">
            <text:p>-21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267" calcext:value-type="float">
            <text:p>45267</text:p>
          </table:table-cell>
          <table:table-cell office:value-type="float" office:value="-2012" calcext:value-type="float">
            <text:p>-20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340" calcext:value-type="float">
            <text:p>45340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413" calcext:value-type="float">
            <text:p>45413</text:p>
          </table:table-cell>
          <table:table-cell office:value-type="float" office:value="-1637" calcext:value-type="float">
            <text:p>-16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487" calcext:value-type="float">
            <text:p>45487</text:p>
          </table:table-cell>
          <table:table-cell office:value-type="float" office:value="-1469" calcext:value-type="float">
            <text:p>-14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559" calcext:value-type="float">
            <text:p>45559</text:p>
          </table:table-cell>
          <table:table-cell office:value-type="float" office:value="-1417" calcext:value-type="float">
            <text:p>-14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632" calcext:value-type="float">
            <text:p>45632</text:p>
          </table:table-cell>
          <table:table-cell office:value-type="float" office:value="-1319" calcext:value-type="float">
            <text:p>-13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706" calcext:value-type="float">
            <text:p>45706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778" calcext:value-type="float">
            <text:p>45778</text:p>
          </table:table-cell>
          <table:table-cell office:value-type="float" office:value="-1161" calcext:value-type="float">
            <text:p>-11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851" calcext:value-type="float">
            <text:p>45851</text:p>
          </table:table-cell>
          <table:table-cell office:value-type="float" office:value="-1114" calcext:value-type="float">
            <text:p>-11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924" calcext:value-type="float">
            <text:p>45924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998" calcext:value-type="float">
            <text:p>45998</text:p>
          </table:table-cell>
          <table:table-cell office:value-type="float" office:value="-960" calcext:value-type="float">
            <text:p>-9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074" calcext:value-type="float">
            <text:p>46074</text:p>
          </table:table-cell>
          <table:table-cell office:value-type="float" office:value="-705" calcext:value-type="float">
            <text:p>-7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150" calcext:value-type="float">
            <text:p>46150</text:p>
          </table:table-cell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227" calcext:value-type="float">
            <text:p>46227</text:p>
          </table:table-cell>
          <table:table-cell office:value-type="float" office:value="-15105" calcext:value-type="float">
            <text:p>-151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304" calcext:value-type="float">
            <text:p>46304</text:p>
          </table:table-cell>
          <table:table-cell office:value-type="float" office:value="-7824" calcext:value-type="float">
            <text:p>-78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380" calcext:value-type="float">
            <text:p>46380</text:p>
          </table:table-cell>
          <table:table-cell office:value-type="float" office:value="15586" calcext:value-type="float">
            <text:p>1558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456" calcext:value-type="float">
            <text:p>46456</text:p>
          </table:table-cell>
          <table:table-cell office:value-type="float" office:value="-6821" calcext:value-type="float">
            <text:p>-68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532" calcext:value-type="float">
            <text:p>46532</text:p>
          </table:table-cell>
          <table:table-cell office:value-type="float" office:value="-3706" calcext:value-type="float">
            <text:p>-370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609" calcext:value-type="float">
            <text:p>46609</text:p>
          </table:table-cell>
          <table:table-cell office:value-type="float" office:value="-3898" calcext:value-type="float">
            <text:p>-38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686" calcext:value-type="float">
            <text:p>46686</text:p>
          </table:table-cell>
          <table:table-cell office:value-type="float" office:value="-3522" calcext:value-type="float">
            <text:p>-352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763" calcext:value-type="float">
            <text:p>46763</text:p>
          </table:table-cell>
          <table:table-cell office:value-type="float" office:value="-3231" calcext:value-type="float">
            <text:p>-32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835" calcext:value-type="float">
            <text:p>46835</text:p>
          </table:table-cell>
          <table:table-cell office:value-type="float" office:value="-3139" calcext:value-type="float">
            <text:p>-31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911" calcext:value-type="float">
            <text:p>46911</text:p>
          </table:table-cell>
          <table:table-cell office:value-type="float" office:value="-2964" calcext:value-type="float">
            <text:p>-296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988" calcext:value-type="float">
            <text:p>46988</text:p>
          </table:table-cell>
          <table:table-cell office:value-type="float" office:value="-2793" calcext:value-type="float">
            <text:p>-279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064" calcext:value-type="float">
            <text:p>47064</text:p>
          </table:table-cell>
          <table:table-cell office:value-type="float" office:value="-2685" calcext:value-type="float">
            <text:p>-26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139" calcext:value-type="float">
            <text:p>47139</text:p>
          </table:table-cell>
          <table:table-cell office:value-type="float" office:value="-2603" calcext:value-type="float">
            <text:p>-26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215" calcext:value-type="float">
            <text:p>47215</text:p>
          </table:table-cell>
          <table:table-cell office:value-type="float" office:value="-2337" calcext:value-type="float">
            <text:p>-23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292" calcext:value-type="float">
            <text:p>47292</text:p>
          </table:table-cell>
          <table:table-cell office:value-type="float" office:value="-2118" calcext:value-type="float">
            <text:p>-21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368" calcext:value-type="float">
            <text:p>47368</text:p>
          </table:table-cell>
          <table:table-cell office:value-type="float" office:value="-1883" calcext:value-type="float">
            <text:p>-18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443" calcext:value-type="float">
            <text:p>47443</text:p>
          </table:table-cell>
          <table:table-cell office:value-type="float" office:value="-1718" calcext:value-type="float">
            <text:p>-17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520" calcext:value-type="float">
            <text:p>47520</text:p>
          </table:table-cell>
          <table:table-cell office:value-type="float" office:value="-1571" calcext:value-type="float">
            <text:p>-157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596" calcext:value-type="float">
            <text:p>47596</text:p>
          </table:table-cell>
          <table:table-cell office:value-type="float" office:value="-1430" calcext:value-type="float">
            <text:p>-14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672" calcext:value-type="float">
            <text:p>47672</text:p>
          </table:table-cell>
          <table:table-cell office:value-type="float" office:value="-1343" calcext:value-type="float">
            <text:p>-13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748" calcext:value-type="float">
            <text:p>47748</text:p>
          </table:table-cell>
          <table:table-cell office:value-type="float" office:value="-1245" calcext:value-type="float">
            <text:p>-12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824" calcext:value-type="float">
            <text:p>47824</text:p>
          </table:table-cell>
          <table:table-cell office:value-type="float" office:value="-1125" calcext:value-type="float">
            <text:p>-11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900" calcext:value-type="float">
            <text:p>47900</text:p>
          </table:table-cell>
          <table:table-cell office:value-type="float" office:value="-1090" calcext:value-type="float">
            <text:p>-10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976" calcext:value-type="float">
            <text:p>47976</text:p>
          </table:table-cell>
          <table:table-cell office:value-type="float" office:value="-1019" calcext:value-type="float">
            <text:p>-10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053" calcext:value-type="float">
            <text:p>48053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129" calcext:value-type="float">
            <text:p>48129</text:p>
          </table:table-cell>
          <table:table-cell office:value-type="float" office:value="-926" calcext:value-type="float">
            <text:p>-92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202" calcext:value-type="float">
            <text:p>48202</text:p>
          </table:table-cell>
          <table:table-cell office:value-type="float" office:value="-914" calcext:value-type="float">
            <text:p>-9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278" calcext:value-type="float">
            <text:p>48278</text:p>
          </table:table-cell>
          <table:table-cell office:value-type="float" office:value="-600" calcext:value-type="float">
            <text:p>-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355" calcext:value-type="float">
            <text:p>48355</text:p>
          </table:table-cell>
          <table:table-cell office:value-type="float" office:value="2263" calcext:value-type="float">
            <text:p>22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432" calcext:value-type="float">
            <text:p>48432</text:p>
          </table:table-cell>
          <table:table-cell office:value-type="float" office:value="10266" calcext:value-type="float">
            <text:p>1026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507" calcext:value-type="float">
            <text:p>48507</text:p>
          </table:table-cell>
          <table:table-cell office:value-type="float" office:value="-18604" calcext:value-type="float">
            <text:p>-186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584" calcext:value-type="float">
            <text:p>48584</text:p>
          </table:table-cell>
          <table:table-cell office:value-type="float" office:value="21199" calcext:value-type="float">
            <text:p>211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660" calcext:value-type="float">
            <text:p>48660</text:p>
          </table:table-cell>
          <table:table-cell office:value-type="float" office:value="-12740" calcext:value-type="float">
            <text:p>-127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737" calcext:value-type="float">
            <text:p>48737</text:p>
          </table:table-cell>
          <table:table-cell office:value-type="float" office:value="-16004" calcext:value-type="float">
            <text:p>-160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814" calcext:value-type="float">
            <text:p>48814</text:p>
          </table:table-cell>
          <table:table-cell office:value-type="float" office:value="-6223" calcext:value-type="float">
            <text:p>-62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889" calcext:value-type="float">
            <text:p>48889</text:p>
          </table:table-cell>
          <table:table-cell office:value-type="float" office:value="-6618" calcext:value-type="float">
            <text:p>-66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966" calcext:value-type="float">
            <text:p>48966</text:p>
          </table:table-cell>
          <table:table-cell office:value-type="float" office:value="-4002" calcext:value-type="float">
            <text:p>-40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043" calcext:value-type="float">
            <text:p>49043</text:p>
          </table:table-cell>
          <table:table-cell office:value-type="float" office:value="-3943" calcext:value-type="float">
            <text:p>-394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16" calcext:value-type="float">
            <text:p>49116</text:p>
          </table:table-cell>
          <table:table-cell office:value-type="float" office:value="-3495" calcext:value-type="float">
            <text:p>-34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88" calcext:value-type="float">
            <text:p>49188</text:p>
          </table:table-cell>
          <table:table-cell office:value-type="float" office:value="-3263" calcext:value-type="float">
            <text:p>-326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262" calcext:value-type="float">
            <text:p>49262</text:p>
          </table:table-cell>
          <table:table-cell office:value-type="float" office:value="-3108" calcext:value-type="float">
            <text:p>-31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335" calcext:value-type="float">
            <text:p>49335</text:p>
          </table:table-cell>
          <table:table-cell office:value-type="float" office:value="-3008" calcext:value-type="float">
            <text:p>-30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408" calcext:value-type="float">
            <text:p>49408</text:p>
          </table:table-cell>
          <table:table-cell office:value-type="float" office:value="-2870" calcext:value-type="float">
            <text:p>-28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480" calcext:value-type="float">
            <text:p>49480</text:p>
          </table:table-cell>
          <table:table-cell office:value-type="float" office:value="-2732" calcext:value-type="float">
            <text:p>-27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554" calcext:value-type="float">
            <text:p>49554</text:p>
          </table:table-cell>
          <table:table-cell office:value-type="float" office:value="-2651" calcext:value-type="float">
            <text:p>-26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627" calcext:value-type="float">
            <text:p>49627</text:p>
          </table:table-cell>
          <table:table-cell office:value-type="float" office:value="-2438" calcext:value-type="float">
            <text:p>-24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699" calcext:value-type="float">
            <text:p>49699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772" calcext:value-type="float">
            <text:p>49772</text:p>
          </table:table-cell>
          <table:table-cell office:value-type="float" office:value="-1999" calcext:value-type="float">
            <text:p>-19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846" calcext:value-type="float">
            <text:p>49846</text:p>
          </table:table-cell>
          <table:table-cell office:value-type="float" office:value="-1853" calcext:value-type="float">
            <text:p>-18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918" calcext:value-type="float">
            <text:p>49918</text:p>
          </table:table-cell>
          <table:table-cell office:value-type="float" office:value="-1690" calcext:value-type="float">
            <text:p>-16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991" calcext:value-type="float">
            <text:p>49991</text:p>
          </table:table-cell>
          <table:table-cell office:value-type="float" office:value="-1545" calcext:value-type="float">
            <text:p>-154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64" calcext:value-type="float">
            <text:p>50064</text:p>
          </table:table-cell>
          <table:table-cell office:value-type="float" office:value="-1417" calcext:value-type="float">
            <text:p>-14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138" calcext:value-type="float">
            <text:p>50138</text:p>
          </table:table-cell>
          <table:table-cell office:value-type="float" office:value="-1331" calcext:value-type="float">
            <text:p>-133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210" calcext:value-type="float">
            <text:p>50210</text:p>
          </table:table-cell>
          <table:table-cell office:value-type="float" office:value="-1221" calcext:value-type="float">
            <text:p>-122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283" calcext:value-type="float">
            <text:p>50283</text:p>
          </table:table-cell>
          <table:table-cell office:value-type="float" office:value="-1185" calcext:value-type="float">
            <text:p>-1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356" calcext:value-type="float">
            <text:p>50356</text:p>
          </table:table-cell>
          <table:table-cell office:value-type="float" office:value="-1078" calcext:value-type="float">
            <text:p>-10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429" calcext:value-type="float">
            <text:p>50429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503" calcext:value-type="float">
            <text:p>50503</text:p>
          </table:table-cell>
          <table:table-cell office:value-type="float" office:value="-937" calcext:value-type="float">
            <text:p>-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579" calcext:value-type="float">
            <text:p>50579</text:p>
          </table:table-cell>
          <table:table-cell office:value-type="float" office:value="-751" calcext:value-type="float">
            <text:p>-7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656" calcext:value-type="float">
            <text:p>50656</text:p>
          </table:table-cell>
          <table:table-cell office:value-type="float" office:value="2051" calcext:value-type="float">
            <text:p>20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733" calcext:value-type="float">
            <text:p>50733</text:p>
          </table:table-cell>
          <table:table-cell office:value-type="float" office:value="24130" calcext:value-type="float">
            <text:p>241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808" calcext:value-type="float">
            <text:p>50808</text:p>
          </table:table-cell>
          <table:table-cell office:value-type="float" office:value="23350" calcext:value-type="float">
            <text:p>233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885" calcext:value-type="float">
            <text:p>50885</text:p>
          </table:table-cell>
          <table:table-cell office:value-type="float" office:value="18003" calcext:value-type="float">
            <text:p>180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961" calcext:value-type="float">
            <text:p>50961</text:p>
          </table:table-cell>
          <table:table-cell office:value-type="float" office:value="-9150" calcext:value-type="float">
            <text:p>-91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038" calcext:value-type="float">
            <text:p>51038</text:p>
          </table:table-cell>
          <table:table-cell office:value-type="float" office:value="-4959" calcext:value-type="float">
            <text:p>-49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115" calcext:value-type="float">
            <text:p>51115</text:p>
          </table:table-cell>
          <table:table-cell office:value-type="float" office:value="-3479" calcext:value-type="float">
            <text:p>-34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190" calcext:value-type="float">
            <text:p>51190</text:p>
          </table:table-cell>
          <table:table-cell office:value-type="float" office:value="-3549" calcext:value-type="float">
            <text:p>-35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67" calcext:value-type="float">
            <text:p>51267</text:p>
          </table:table-cell>
          <table:table-cell office:value-type="float" office:value="-3170" calcext:value-type="float">
            <text:p>-31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337" calcext:value-type="float">
            <text:p>51337</text:p>
          </table:table-cell>
          <table:table-cell office:value-type="float" office:value="-3013" calcext:value-type="float">
            <text:p>-30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414" calcext:value-type="float">
            <text:p>51414</text:p>
          </table:table-cell>
          <table:table-cell office:value-type="float" office:value="-2875" calcext:value-type="float">
            <text:p>-287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489" calcext:value-type="float">
            <text:p>51489</text:p>
          </table:table-cell>
          <table:table-cell office:value-type="float" office:value="-2728" calcext:value-type="float">
            <text:p>-272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565" calcext:value-type="float">
            <text:p>51565</text:p>
          </table:table-cell>
          <table:table-cell office:value-type="float" office:value="-2642" calcext:value-type="float">
            <text:p>-264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642" calcext:value-type="float">
            <text:p>51642</text:p>
          </table:table-cell>
          <table:table-cell office:value-type="float" office:value="-2538" calcext:value-type="float">
            <text:p>-25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718" calcext:value-type="float">
            <text:p>51718</text:p>
          </table:table-cell>
          <table:table-cell office:value-type="float" office:value="-2257" calcext:value-type="float">
            <text:p>-225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793" calcext:value-type="float">
            <text:p>51793</text:p>
          </table:table-cell>
          <table:table-cell office:value-type="float" office:value="-1970" calcext:value-type="float">
            <text:p>-19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869" calcext:value-type="float">
            <text:p>51869</text:p>
          </table:table-cell>
          <table:table-cell office:value-type="float" office:value="-1812" calcext:value-type="float">
            <text:p>-18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946" calcext:value-type="float">
            <text:p>51946</text:p>
          </table:table-cell>
          <table:table-cell office:value-type="float" office:value="-1677" calcext:value-type="float">
            <text:p>-167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022" calcext:value-type="float">
            <text:p>52022</text:p>
          </table:table-cell>
          <table:table-cell office:value-type="float" office:value="-1533" calcext:value-type="float">
            <text:p>-15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098" calcext:value-type="float">
            <text:p>52098</text:p>
          </table:table-cell>
          <table:table-cell office:value-type="float" office:value="-1430" calcext:value-type="float">
            <text:p>-143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174" calcext:value-type="float">
            <text:p>52174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250" calcext:value-type="float">
            <text:p>52250</text:p>
          </table:table-cell>
          <table:table-cell office:value-type="float" office:value="-1197" calcext:value-type="float">
            <text:p>-119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326" calcext:value-type="float">
            <text:p>52326</text:p>
          </table:table-cell>
          <table:table-cell office:value-type="float" office:value="-1137" calcext:value-type="float">
            <text:p>-11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402" calcext:value-type="float">
            <text:p>52402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478" calcext:value-type="float">
            <text:p>52478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554" calcext:value-type="float">
            <text:p>52554</text:p>
          </table:table-cell>
          <table:table-cell office:value-type="float" office:value="-937" calcext:value-type="float">
            <text:p>-9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630" calcext:value-type="float">
            <text:p>52630</text:p>
          </table:table-cell>
          <table:table-cell office:value-type="float" office:value="-949" calcext:value-type="float">
            <text:p>-9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704" calcext:value-type="float">
            <text:p>52704</text:p>
          </table:table-cell>
          <table:table-cell office:value-type="float" office:value="-844" calcext:value-type="float">
            <text:p>-8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781" calcext:value-type="float">
            <text:p>52781</text:p>
          </table:table-cell>
          <table:table-cell office:value-type="float" office:value="-647" calcext:value-type="float">
            <text:p>-64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856" calcext:value-type="float">
            <text:p>52856</text:p>
          </table:table-cell>
          <table:table-cell office:value-type="float" office:value="2718" calcext:value-type="float">
            <text:p>27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933" calcext:value-type="float">
            <text:p>52933</text:p>
          </table:table-cell>
          <table:table-cell office:value-type="float" office:value="7288" calcext:value-type="float">
            <text:p>72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009" calcext:value-type="float">
            <text:p>53009</text:p>
          </table:table-cell>
          <table:table-cell office:value-type="float" office:value="-16061" calcext:value-type="float">
            <text:p>-1606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086" calcext:value-type="float">
            <text:p>53086</text:p>
          </table:table-cell>
          <table:table-cell office:value-type="float" office:value="14623" calcext:value-type="float">
            <text:p>146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161" calcext:value-type="float">
            <text:p>53161</text:p>
          </table:table-cell>
          <table:table-cell office:value-type="float" office:value="-7450" calcext:value-type="float">
            <text:p>-74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238" calcext:value-type="float">
            <text:p>53238</text:p>
          </table:table-cell>
          <table:table-cell office:value-type="float" office:value="-14092" calcext:value-type="float">
            <text:p>-140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315" calcext:value-type="float">
            <text:p>53315</text:p>
          </table:table-cell>
          <table:table-cell office:value-type="float" office:value="-5088" calcext:value-type="float">
            <text:p>-5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391" calcext:value-type="float">
            <text:p>53391</text:p>
          </table:table-cell>
          <table:table-cell office:value-type="float" office:value="-5850" calcext:value-type="float">
            <text:p>-58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468" calcext:value-type="float">
            <text:p>53468</text:p>
          </table:table-cell>
          <table:table-cell office:value-type="float" office:value="-4132" calcext:value-type="float">
            <text:p>-41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544" calcext:value-type="float">
            <text:p>53544</text:p>
          </table:table-cell>
          <table:table-cell office:value-type="float" office:value="-3646" calcext:value-type="float">
            <text:p>-36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617" calcext:value-type="float">
            <text:p>53617</text:p>
          </table:table-cell>
          <table:table-cell office:value-type="float" office:value="-3549" calcext:value-type="float">
            <text:p>-354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691" calcext:value-type="float">
            <text:p>53691</text:p>
          </table:table-cell>
          <table:table-cell office:value-type="float" office:value="-3299" calcext:value-type="float">
            <text:p>-329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764" calcext:value-type="float">
            <text:p>53764</text:p>
          </table:table-cell>
          <table:table-cell office:value-type="float" office:value="-3088" calcext:value-type="float">
            <text:p>-30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836" calcext:value-type="float">
            <text:p>53836</text:p>
          </table:table-cell>
          <table:table-cell office:value-type="float" office:value="-3098" calcext:value-type="float">
            <text:p>-30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909" calcext:value-type="float">
            <text:p>53909</text:p>
          </table:table-cell>
          <table:table-cell office:value-type="float" office:value="-2860" calcext:value-type="float">
            <text:p>-28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983" calcext:value-type="float">
            <text:p>53983</text:p>
          </table:table-cell>
          <table:table-cell office:value-type="float" office:value="-2741" calcext:value-type="float">
            <text:p>-27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055" calcext:value-type="float">
            <text:p>54055</text:p>
          </table:table-cell>
          <table:table-cell office:value-type="float" office:value="-2651" calcext:value-type="float">
            <text:p>-265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128" calcext:value-type="float">
            <text:p>54128</text:p>
          </table:table-cell>
          <table:table-cell office:value-type="float" office:value="-2505" calcext:value-type="float">
            <text:p>-25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201" calcext:value-type="float">
            <text:p>54201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275" calcext:value-type="float">
            <text:p>54275</text:p>
          </table:table-cell>
          <table:table-cell office:value-type="float" office:value="-1970" calcext:value-type="float">
            <text:p>-197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347" calcext:value-type="float">
            <text:p>54347</text:p>
          </table:table-cell>
          <table:table-cell office:value-type="float" office:value="-1854" calcext:value-type="float">
            <text:p>-18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420" calcext:value-type="float">
            <text:p>54420</text:p>
          </table:table-cell>
          <table:table-cell office:value-type="float" office:value="-1691" calcext:value-type="float">
            <text:p>-16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493" calcext:value-type="float">
            <text:p>54493</text:p>
          </table:table-cell>
          <table:table-cell office:value-type="float" office:value="-1520" calcext:value-type="float">
            <text:p>-15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566" calcext:value-type="float">
            <text:p>54566</text:p>
          </table:table-cell>
          <table:table-cell office:value-type="float" office:value="-1456" calcext:value-type="float">
            <text:p>-14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639" calcext:value-type="float">
            <text:p>54639</text:p>
          </table:table-cell>
          <table:table-cell office:value-type="float" office:value="-1356" calcext:value-type="float">
            <text:p>-135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712" calcext:value-type="float">
            <text:p>54712</text:p>
          </table:table-cell>
          <table:table-cell office:value-type="float" office:value="-1294" calcext:value-type="float">
            <text:p>-12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785" calcext:value-type="float">
            <text:p>54785</text:p>
          </table:table-cell>
          <table:table-cell office:value-type="float" office:value="-1173" calcext:value-type="float">
            <text:p>-117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858" calcext:value-type="float">
            <text:p>54858</text:p>
          </table:table-cell>
          <table:table-cell office:value-type="float" office:value="-1114" calcext:value-type="float">
            <text:p>-11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931" calcext:value-type="float">
            <text:p>54931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005" calcext:value-type="float">
            <text:p>55005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04T11:24:44.381090679</dc:date>
    <meta:editing-duration>PT2M59S</meta:editing-duration>
    <meta:editing-cycles>1</meta:editing-cycles>
    <meta:document-statistic meta:table-count="1" meta:cell-count="2660" meta:object-count="1"/>
    <meta:generator>LibreOffice/6.3.5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289cm" svg:height="20.374cm" xlink:href=".." xlink:type="simple" chart:class="chart:scatter" chart:style-name="ch1">
        <chart:legend chart:legend-position="end" svg:x="38.072cm" svg:y="9.39cm" style:legend-expansion="high" chart:style-name="ch2"/>
        <chart:plot-area chart:style-name="ch3" table:cell-range-address="out.A1:out.D665" chart:data-source-has-labels="row" svg:x="0.805cm" svg:y="0.407cm" svg:width="36.462cm" svg:height="19.56cm">
          <chartooo:coordinate-region svg:x="2.088cm" svg:y="0.606cm" svg:width="34.715cm" svg:height="19.1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2:out.B665" chart:label-cell-address="out.B1:out.B1" chart:class="chart:scatter">
            <chart:domain table:cell-range-address="out.A2:out.A665"/>
            <chart:data-point chart:repeated="664"/>
          </chart:series>
          <chart:series chart:style-name="ch7" chart:values-cell-range-address="out.C2:out.C665" chart:label-cell-address="out.C1:out.C1" chart:class="chart:scatter">
            <chart:data-point chart:repeated="664"/>
          </chart:series>
          <chart:series chart:style-name="ch8" chart:values-cell-range-address="out.D2:out.D665" chart:label-cell-address="out.D1:out.D1" chart:class="chart:scatter">
            <chart:data-point chart:repeated="6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ow</text:p>
                <draw:g>
                  <svg:desc>out.B1:out.B1</svg:desc>
                </draw:g>
              </table:table-cell>
              <table:table-cell office:value-type="string">
                <text:p>Temp</text:p>
                <draw:g>
                  <svg:desc>out.C1:out.C1</svg:desc>
                </draw:g>
              </table:table-cell>
              <table:table-cell office:value-type="string">
                <text:p>CPU</text:p>
                <draw:g>
                  <svg:desc>out.D1:ou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51">
                <text:p>5351</text:p>
                <draw:g>
                  <svg:desc>out.A2:out.A665</svg:desc>
                </draw:g>
              </table:table-cell>
              <table:table-cell office:value-type="float" office:value="0">
                <text:p>0</text:p>
                <draw:g>
                  <svg:desc>out.B2:out.B665</svg:desc>
                </draw:g>
              </table:table-cell>
              <table:table-cell office:value-type="float" office:value="0">
                <text:p>0</text:p>
                <draw:g>
                  <svg:desc>out.C2:out.C665</svg:desc>
                </draw:g>
              </table:table-cell>
              <table:table-cell office:value-type="float" office:value="100">
                <text:p>100</text:p>
                <draw:g>
                  <svg:desc>out.D2:out.D6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28">
                <text:p>5428</text:p>
              </table:table-cell>
              <table:table-cell office:value-type="float" office:value="1699">
                <text:p>169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4">
                <text:p>5504</text:p>
              </table:table-cell>
              <table:table-cell office:value-type="float" office:value="19257">
                <text:p>1925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80">
                <text:p>5580</text:p>
              </table:table-cell>
              <table:table-cell office:value-type="float" office:value="19216">
                <text:p>1921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56">
                <text:p>5656</text:p>
              </table:table-cell>
              <table:table-cell office:value-type="float" office:value="16745">
                <text:p>1674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33">
                <text:p>5733</text:p>
              </table:table-cell>
              <table:table-cell office:value-type="float" office:value="17045">
                <text:p>1704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10">
                <text:p>5810</text:p>
              </table:table-cell>
              <table:table-cell office:value-type="float" office:value="-12286">
                <text:p>-1228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85">
                <text:p>5885</text:p>
              </table:table-cell>
              <table:table-cell office:value-type="float" office:value="-3382">
                <text:p>-338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62">
                <text:p>5962</text:p>
              </table:table-cell>
              <table:table-cell office:value-type="float" office:value="-2149">
                <text:p>-214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39">
                <text:p>6039</text:p>
              </table:table-cell>
              <table:table-cell office:value-type="float" office:value="-2635">
                <text:p>-263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15">
                <text:p>6115</text:p>
              </table:table-cell>
              <table:table-cell office:value-type="float" office:value="-2337">
                <text:p>-233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89">
                <text:p>6189</text:p>
              </table:table-cell>
              <table:table-cell office:value-type="float" office:value="-2242">
                <text:p>-224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61">
                <text:p>6261</text:p>
              </table:table-cell>
              <table:table-cell office:value-type="float" office:value="-1999">
                <text:p>-199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34">
                <text:p>6334</text:p>
              </table:table-cell>
              <table:table-cell office:value-type="float" office:value="-1745">
                <text:p>-174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07">
                <text:p>6407</text:p>
              </table:table-cell>
              <table:table-cell office:value-type="float" office:value="-1637">
                <text:p>-163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79">
                <text:p>6479</text:p>
              </table:table-cell>
              <table:table-cell office:value-type="float" office:value="-1294">
                <text:p>-129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">
                <text:p>6553</text:p>
              </table:table-cell>
              <table:table-cell office:value-type="float" office:value="-1380">
                <text:p>-138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26">
                <text:p>6626</text:p>
              </table:table-cell>
              <table:table-cell office:value-type="float" office:value="-1319">
                <text:p>-131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99">
                <text:p>6699</text:p>
              </table:table-cell>
              <table:table-cell office:value-type="float" office:value="-1245">
                <text:p>-124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71">
                <text:p>6771</text:p>
              </table:table-cell>
              <table:table-cell office:value-type="float" office:value="-1161">
                <text:p>-116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44">
                <text:p>6844</text:p>
              </table:table-cell>
              <table:table-cell office:value-type="float" office:value="-1102">
                <text:p>-110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18">
                <text:p>6918</text:p>
              </table:table-cell>
              <table:table-cell office:value-type="float" office:value="-949">
                <text:p>-94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90">
                <text:p>6990</text:p>
              </table:table-cell>
              <table:table-cell office:value-type="float" office:value="-972">
                <text:p>-97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63">
                <text:p>7063</text:p>
              </table:table-cell>
              <table:table-cell office:value-type="float" office:value="-867">
                <text:p>-86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36">
                <text:p>7136</text:p>
              </table:table-cell>
              <table:table-cell office:value-type="float" office:value="-833">
                <text:p>-83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08">
                <text:p>7208</text:p>
              </table:table-cell>
              <table:table-cell office:value-type="float" office:value="-821">
                <text:p>-82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81">
                <text:p>7281</text:p>
              </table:table-cell>
              <table:table-cell office:value-type="float" office:value="-786">
                <text:p>-78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55">
                <text:p>7355</text:p>
              </table:table-cell>
              <table:table-cell office:value-type="float" office:value="-751">
                <text:p>-75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28">
                <text:p>7428</text:p>
              </table:table-cell>
              <table:table-cell office:value-type="float" office:value="-693">
                <text:p>-69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">
                <text:p>7500</text:p>
              </table:table-cell>
              <table:table-cell office:value-type="float" office:value="-681">
                <text:p>-68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74">
                <text:p>7574</text:p>
              </table:table-cell>
              <table:table-cell office:value-type="float" office:value="-623">
                <text:p>-62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50">
                <text:p>7650</text:p>
              </table:table-cell>
              <table:table-cell office:value-type="float" office:value="-459">
                <text:p>-45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27">
                <text:p>7727</text:p>
              </table:table-cell>
              <table:table-cell office:value-type="float" office:value="933">
                <text:p>93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02">
                <text:p>7802</text:p>
              </table:table-cell>
              <table:table-cell office:value-type="float" office:value="4510">
                <text:p>451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79">
                <text:p>7879</text:p>
              </table:table-cell>
              <table:table-cell office:value-type="float" office:value="-13067">
                <text:p>-1306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55">
                <text:p>7955</text:p>
              </table:table-cell>
              <table:table-cell office:value-type="float" office:value="14614">
                <text:p>1461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32">
                <text:p>8032</text:p>
              </table:table-cell>
              <table:table-cell office:value-type="float" office:value="-8137">
                <text:p>-813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08">
                <text:p>8108</text:p>
              </table:table-cell>
              <table:table-cell office:value-type="float" office:value="-4436">
                <text:p>-443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184">
                <text:p>8184</text:p>
              </table:table-cell>
              <table:table-cell office:value-type="float" office:value="-3554">
                <text:p>-355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61">
                <text:p>8261</text:p>
              </table:table-cell>
              <table:table-cell office:value-type="float" office:value="-3093">
                <text:p>-309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338">
                <text:p>8338</text:p>
              </table:table-cell>
              <table:table-cell office:value-type="float" office:value="-2870">
                <text:p>-287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8">
                <text:p>8408</text:p>
              </table:table-cell>
              <table:table-cell office:value-type="float" office:value="-2784">
                <text:p>-278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83">
                <text:p>8483</text:p>
              </table:table-cell>
              <table:table-cell office:value-type="float" office:value="-2694">
                <text:p>-269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59">
                <text:p>8559</text:p>
              </table:table-cell>
              <table:table-cell office:value-type="float" office:value="-2488">
                <text:p>-248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636">
                <text:p>8636</text:p>
              </table:table-cell>
              <table:table-cell office:value-type="float" office:value="-2180">
                <text:p>-218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712">
                <text:p>8712</text:p>
              </table:table-cell>
              <table:table-cell office:value-type="float" office:value="-2027">
                <text:p>-202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787">
                <text:p>8787</text:p>
              </table:table-cell>
              <table:table-cell office:value-type="float" office:value="-1798">
                <text:p>-179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863">
                <text:p>8863</text:p>
              </table:table-cell>
              <table:table-cell office:value-type="float" office:value="-1663">
                <text:p>-166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40">
                <text:p>8940</text:p>
              </table:table-cell>
              <table:table-cell office:value-type="float" office:value="-1493">
                <text:p>-149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16">
                <text:p>9016</text:p>
              </table:table-cell>
              <table:table-cell office:value-type="float" office:value="-1416">
                <text:p>-141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92">
                <text:p>9092</text:p>
              </table:table-cell>
              <table:table-cell office:value-type="float" office:value="-1319">
                <text:p>-131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167">
                <text:p>9167</text:p>
              </table:table-cell>
              <table:table-cell office:value-type="float" office:value="-1233">
                <text:p>-123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44">
                <text:p>9244</text:p>
              </table:table-cell>
              <table:table-cell office:value-type="float" office:value="-1125">
                <text:p>-112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20">
                <text:p>9320</text:p>
              </table:table-cell>
              <table:table-cell office:value-type="float" office:value="-1042">
                <text:p>-104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96">
                <text:p>9396</text:p>
              </table:table-cell>
              <table:table-cell office:value-type="float" office:value="-995">
                <text:p>-99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72">
                <text:p>9472</text:p>
              </table:table-cell>
              <table:table-cell office:value-type="float" office:value="-960">
                <text:p>-96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47">
                <text:p>9547</text:p>
              </table:table-cell>
              <table:table-cell office:value-type="float" office:value="-902">
                <text:p>-90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24">
                <text:p>9624</text:p>
              </table:table-cell>
              <table:table-cell office:value-type="float" office:value="-844">
                <text:p>-84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700">
                <text:p>9700</text:p>
              </table:table-cell>
              <table:table-cell office:value-type="float" office:value="-821">
                <text:p>-82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74">
                <text:p>9774</text:p>
              </table:table-cell>
              <table:table-cell office:value-type="float" office:value="-809">
                <text:p>-80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849">
                <text:p>9849</text:p>
              </table:table-cell>
              <table:table-cell office:value-type="float" office:value="-588">
                <text:p>-58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26">
                <text:p>9926</text:p>
              </table:table-cell>
              <table:table-cell office:value-type="float" office:value="1753">
                <text:p>175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2">
                <text:p>10002</text:p>
              </table:table-cell>
              <table:table-cell office:value-type="float" office:value="10825">
                <text:p>1082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79">
                <text:p>10079</text:p>
              </table:table-cell>
              <table:table-cell office:value-type="float" office:value="-7190">
                <text:p>-719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155">
                <text:p>10155</text:p>
              </table:table-cell>
              <table:table-cell office:value-type="float" office:value="-12900">
                <text:p>-129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31">
                <text:p>10231</text:p>
              </table:table-cell>
              <table:table-cell office:value-type="float" office:value="-12990">
                <text:p>-1299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308">
                <text:p>10308</text:p>
              </table:table-cell>
              <table:table-cell office:value-type="float" office:value="-13007">
                <text:p>-1300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384">
                <text:p>10384</text:p>
              </table:table-cell>
              <table:table-cell office:value-type="float" office:value="-6315">
                <text:p>-631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461">
                <text:p>10461</text:p>
              </table:table-cell>
              <table:table-cell office:value-type="float" office:value="-5754">
                <text:p>-575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537">
                <text:p>10537</text:p>
              </table:table-cell>
              <table:table-cell office:value-type="float" office:value="-4155">
                <text:p>-415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13">
                <text:p>10613</text:p>
              </table:table-cell>
              <table:table-cell office:value-type="float" office:value="-3893">
                <text:p>-389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87">
                <text:p>10687</text:p>
              </table:table-cell>
              <table:table-cell office:value-type="float" office:value="-3506">
                <text:p>-350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60">
                <text:p>10760</text:p>
              </table:table-cell>
              <table:table-cell office:value-type="float" office:value="-3242">
                <text:p>-324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832">
                <text:p>10832</text:p>
              </table:table-cell>
              <table:table-cell office:value-type="float" office:value="-3129">
                <text:p>-312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906">
                <text:p>10906</text:p>
              </table:table-cell>
              <table:table-cell office:value-type="float" office:value="-2959">
                <text:p>-295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79">
                <text:p>10979</text:p>
              </table:table-cell>
              <table:table-cell office:value-type="float" office:value="-2846">
                <text:p>-284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052">
                <text:p>11052</text:p>
              </table:table-cell>
              <table:table-cell office:value-type="float" office:value="-2737">
                <text:p>-273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124">
                <text:p>11124</text:p>
              </table:table-cell>
              <table:table-cell office:value-type="float" office:value="-2610">
                <text:p>-261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98">
                <text:p>11198</text:p>
              </table:table-cell>
              <table:table-cell office:value-type="float" office:value="-2438">
                <text:p>-243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71">
                <text:p>11271</text:p>
              </table:table-cell>
              <table:table-cell office:value-type="float" office:value="-2211">
                <text:p>-221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343">
                <text:p>11343</text:p>
              </table:table-cell>
              <table:table-cell office:value-type="float" office:value="-1926">
                <text:p>-19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416">
                <text:p>11416</text:p>
              </table:table-cell>
              <table:table-cell office:value-type="float" office:value="-1772">
                <text:p>-177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490">
                <text:p>11490</text:p>
              </table:table-cell>
              <table:table-cell office:value-type="float" office:value="-1610">
                <text:p>-161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563">
                <text:p>11563</text:p>
              </table:table-cell>
              <table:table-cell office:value-type="float" office:value="-1494">
                <text:p>-149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635">
                <text:p>11635</text:p>
              </table:table-cell>
              <table:table-cell office:value-type="float" office:value="-1380">
                <text:p>-138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708">
                <text:p>11708</text:p>
              </table:table-cell>
              <table:table-cell office:value-type="float" office:value="-1331">
                <text:p>-133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782">
                <text:p>11782</text:p>
              </table:table-cell>
              <table:table-cell office:value-type="float" office:value="-1221">
                <text:p>-122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854">
                <text:p>11854</text:p>
              </table:table-cell>
              <table:table-cell office:value-type="float" office:value="-1149">
                <text:p>-114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927">
                <text:p>11927</text:p>
              </table:table-cell>
              <table:table-cell office:value-type="float" office:value="-1090">
                <text:p>-109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01">
                <text:p>12001</text:p>
              </table:table-cell>
              <table:table-cell office:value-type="float" office:value="-1019">
                <text:p>-101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73">
                <text:p>12073</text:p>
              </table:table-cell>
              <table:table-cell office:value-type="float" office:value="-984">
                <text:p>-98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150">
                <text:p>12150</text:p>
              </table:table-cell>
              <table:table-cell office:value-type="float" office:value="-635">
                <text:p>-63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227">
                <text:p>12227</text:p>
              </table:table-cell>
              <table:table-cell office:value-type="float" office:value="2646">
                <text:p>264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03">
                <text:p>12303</text:p>
              </table:table-cell>
              <table:table-cell office:value-type="float" office:value="-11066">
                <text:p>-1106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80">
                <text:p>12380</text:p>
              </table:table-cell>
              <table:table-cell office:value-type="float" office:value="13906">
                <text:p>1390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455">
                <text:p>12455</text:p>
              </table:table-cell>
              <table:table-cell office:value-type="float" office:value="-14321">
                <text:p>-1432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32">
                <text:p>12532</text:p>
              </table:table-cell>
              <table:table-cell office:value-type="float" office:value="-7895">
                <text:p>-789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09">
                <text:p>12609</text:p>
              </table:table-cell>
              <table:table-cell office:value-type="float" office:value="-3783">
                <text:p>-378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685">
                <text:p>12685</text:p>
              </table:table-cell>
              <table:table-cell office:value-type="float" office:value="-4003">
                <text:p>-400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762">
                <text:p>12762</text:p>
              </table:table-cell>
              <table:table-cell office:value-type="float" office:value="-3538">
                <text:p>-353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838">
                <text:p>12838</text:p>
              </table:table-cell>
              <table:table-cell office:value-type="float" office:value="-3216">
                <text:p>-321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911">
                <text:p>12911</text:p>
              </table:table-cell>
              <table:table-cell office:value-type="float" office:value="-3113">
                <text:p>-311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987">
                <text:p>12987</text:p>
              </table:table-cell>
              <table:table-cell office:value-type="float" office:value="-2944">
                <text:p>-294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064">
                <text:p>13064</text:p>
              </table:table-cell>
              <table:table-cell office:value-type="float" office:value="-2755">
                <text:p>-275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139">
                <text:p>13139</text:p>
              </table:table-cell>
              <table:table-cell office:value-type="float" office:value="-2671">
                <text:p>-267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215">
                <text:p>13215</text:p>
              </table:table-cell>
              <table:table-cell office:value-type="float" office:value="-2488">
                <text:p>-248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292">
                <text:p>13292</text:p>
              </table:table-cell>
              <table:table-cell office:value-type="float" office:value="-2273">
                <text:p>-227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368">
                <text:p>13368</text:p>
              </table:table-cell>
              <table:table-cell office:value-type="float" office:value="-2012">
                <text:p>-201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444">
                <text:p>13444</text:p>
              </table:table-cell>
              <table:table-cell office:value-type="float" office:value="-1826">
                <text:p>-18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519">
                <text:p>13519</text:p>
              </table:table-cell>
              <table:table-cell office:value-type="float" office:value="-1677">
                <text:p>-167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96">
                <text:p>13596</text:p>
              </table:table-cell>
              <table:table-cell office:value-type="float" office:value="-1545">
                <text:p>-154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72">
                <text:p>13672</text:p>
              </table:table-cell>
              <table:table-cell office:value-type="float" office:value="-1404">
                <text:p>-140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748">
                <text:p>13748</text:p>
              </table:table-cell>
              <table:table-cell office:value-type="float" office:value="-1307">
                <text:p>-130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24">
                <text:p>13824</text:p>
              </table:table-cell>
              <table:table-cell office:value-type="float" office:value="-1221">
                <text:p>-122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00">
                <text:p>13900</text:p>
              </table:table-cell>
              <table:table-cell office:value-type="float" office:value="-1173">
                <text:p>-117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976">
                <text:p>13976</text:p>
              </table:table-cell>
              <table:table-cell office:value-type="float" office:value="-1078">
                <text:p>-107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052">
                <text:p>14052</text:p>
              </table:table-cell>
              <table:table-cell office:value-type="float" office:value="-1019">
                <text:p>-101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129">
                <text:p>14129</text:p>
              </table:table-cell>
              <table:table-cell office:value-type="float" office:value="-937">
                <text:p>-93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204">
                <text:p>14204</text:p>
              </table:table-cell>
              <table:table-cell office:value-type="float" office:value="-914">
                <text:p>-91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278">
                <text:p>14278</text:p>
              </table:table-cell>
              <table:table-cell office:value-type="float" office:value="-891">
                <text:p>-89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354">
                <text:p>14354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431">
                <text:p>14431</text:p>
              </table:table-cell>
              <table:table-cell office:value-type="float" office:value="2478">
                <text:p>247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507">
                <text:p>14507</text:p>
              </table:table-cell>
              <table:table-cell office:value-type="float" office:value="7380">
                <text:p>738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583">
                <text:p>14583</text:p>
              </table:table-cell>
              <table:table-cell office:value-type="float" office:value="9066">
                <text:p>906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59">
                <text:p>14659</text:p>
              </table:table-cell>
              <table:table-cell office:value-type="float" office:value="16632">
                <text:p>1663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736">
                <text:p>14736</text:p>
              </table:table-cell>
              <table:table-cell office:value-type="float" office:value="2326">
                <text:p>23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813">
                <text:p>14813</text:p>
              </table:table-cell>
              <table:table-cell office:value-type="float" office:value="-19270">
                <text:p>-1927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888">
                <text:p>14888</text:p>
              </table:table-cell>
              <table:table-cell office:value-type="float" office:value="-5674">
                <text:p>-567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965">
                <text:p>14965</text:p>
              </table:table-cell>
              <table:table-cell office:value-type="float" office:value="-6489">
                <text:p>-648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042">
                <text:p>15042</text:p>
              </table:table-cell>
              <table:table-cell office:value-type="float" office:value="-4087">
                <text:p>-408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118">
                <text:p>15118</text:p>
              </table:table-cell>
              <table:table-cell office:value-type="float" office:value="-3937">
                <text:p>-393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192">
                <text:p>15192</text:p>
              </table:table-cell>
              <table:table-cell office:value-type="float" office:value="-3576">
                <text:p>-357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264">
                <text:p>15264</text:p>
              </table:table-cell>
              <table:table-cell office:value-type="float" office:value="-3362">
                <text:p>-336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337">
                <text:p>15337</text:p>
              </table:table-cell>
              <table:table-cell office:value-type="float" office:value="-3144">
                <text:p>-314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411">
                <text:p>15411</text:p>
              </table:table-cell>
              <table:table-cell office:value-type="float" office:value="-2993">
                <text:p>-299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83">
                <text:p>15483</text:p>
              </table:table-cell>
              <table:table-cell office:value-type="float" office:value="-2875">
                <text:p>-287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56">
                <text:p>15556</text:p>
              </table:table-cell>
              <table:table-cell office:value-type="float" office:value="-2770">
                <text:p>-277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29">
                <text:p>15629</text:p>
              </table:table-cell>
              <table:table-cell office:value-type="float" office:value="-2666">
                <text:p>-266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03">
                <text:p>15703</text:p>
              </table:table-cell>
              <table:table-cell office:value-type="float" office:value="-2505">
                <text:p>-250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775">
                <text:p>15775</text:p>
              </table:table-cell>
              <table:table-cell office:value-type="float" office:value="-2257">
                <text:p>-225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848">
                <text:p>15848</text:p>
              </table:table-cell>
              <table:table-cell office:value-type="float" office:value="-2012">
                <text:p>-201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921">
                <text:p>15921</text:p>
              </table:table-cell>
              <table:table-cell office:value-type="float" office:value="-1854">
                <text:p>-185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994">
                <text:p>15994</text:p>
              </table:table-cell>
              <table:table-cell office:value-type="float" office:value="-1717">
                <text:p>-171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067">
                <text:p>16067</text:p>
              </table:table-cell>
              <table:table-cell office:value-type="float" office:value="-1557">
                <text:p>-155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140">
                <text:p>16140</text:p>
              </table:table-cell>
              <table:table-cell office:value-type="float" office:value="-1430">
                <text:p>-143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214">
                <text:p>16214</text:p>
              </table:table-cell>
              <table:table-cell office:value-type="float" office:value="-1356">
                <text:p>-135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86">
                <text:p>16286</text:p>
              </table:table-cell>
              <table:table-cell office:value-type="float" office:value="-1282">
                <text:p>-128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59">
                <text:p>16359</text:p>
              </table:table-cell>
              <table:table-cell office:value-type="float" office:value="-1149">
                <text:p>-114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32">
                <text:p>16432</text:p>
              </table:table-cell>
              <table:table-cell office:value-type="float" office:value="-1102">
                <text:p>-110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05">
                <text:p>16505</text:p>
              </table:table-cell>
              <table:table-cell office:value-type="float" office:value="-1054">
                <text:p>-105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78">
                <text:p>16578</text:p>
              </table:table-cell>
              <table:table-cell office:value-type="float" office:value="-972">
                <text:p>-97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55">
                <text:p>16655</text:p>
              </table:table-cell>
              <table:table-cell office:value-type="float" office:value="-740">
                <text:p>-74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32">
                <text:p>16732</text:p>
              </table:table-cell>
              <table:table-cell office:value-type="float" office:value="1249">
                <text:p>124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07">
                <text:p>16807</text:p>
              </table:table-cell>
              <table:table-cell office:value-type="float" office:value="14098">
                <text:p>1409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884">
                <text:p>16884</text:p>
              </table:table-cell>
              <table:table-cell office:value-type="float" office:value="-3289">
                <text:p>-328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960">
                <text:p>16960</text:p>
              </table:table-cell>
              <table:table-cell office:value-type="float" office:value="-6810">
                <text:p>-681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037">
                <text:p>17037</text:p>
              </table:table-cell>
              <table:table-cell office:value-type="float" office:value="-9692">
                <text:p>-969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114">
                <text:p>17114</text:p>
              </table:table-cell>
              <table:table-cell office:value-type="float" office:value="-3310">
                <text:p>-331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190">
                <text:p>17190</text:p>
              </table:table-cell>
              <table:table-cell office:value-type="float" office:value="-3799">
                <text:p>-379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266">
                <text:p>17266</text:p>
              </table:table-cell>
              <table:table-cell office:value-type="float" office:value="-3553">
                <text:p>-355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343">
                <text:p>17343</text:p>
              </table:table-cell>
              <table:table-cell office:value-type="float" office:value="-3215">
                <text:p>-321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417">
                <text:p>17417</text:p>
              </table:table-cell>
              <table:table-cell office:value-type="float" office:value="-3103">
                <text:p>-310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492">
                <text:p>17492</text:p>
              </table:table-cell>
              <table:table-cell office:value-type="float" office:value="-2929">
                <text:p>-292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568">
                <text:p>17568</text:p>
              </table:table-cell>
              <table:table-cell office:value-type="float" office:value="-2798">
                <text:p>-279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44">
                <text:p>17644</text:p>
              </table:table-cell>
              <table:table-cell office:value-type="float" office:value="-2699">
                <text:p>-269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21">
                <text:p>17721</text:p>
              </table:table-cell>
              <table:table-cell office:value-type="float" office:value="-2587">
                <text:p>-258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797">
                <text:p>17797</text:p>
              </table:table-cell>
              <table:table-cell office:value-type="float" office:value="-2337">
                <text:p>-233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872">
                <text:p>17872</text:p>
              </table:table-cell>
              <table:table-cell office:value-type="float" office:value="-2087">
                <text:p>-208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949">
                <text:p>17949</text:p>
              </table:table-cell>
              <table:table-cell office:value-type="float" office:value="-1868">
                <text:p>-186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025">
                <text:p>18025</text:p>
              </table:table-cell>
              <table:table-cell office:value-type="float" office:value="-1690">
                <text:p>-169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101">
                <text:p>18101</text:p>
              </table:table-cell>
              <table:table-cell office:value-type="float" office:value="-1597">
                <text:p>-159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177">
                <text:p>18177</text:p>
              </table:table-cell>
              <table:table-cell office:value-type="float" office:value="-1443">
                <text:p>-144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253">
                <text:p>18253</text:p>
              </table:table-cell>
              <table:table-cell office:value-type="float" office:value="-1343">
                <text:p>-134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329">
                <text:p>18329</text:p>
              </table:table-cell>
              <table:table-cell office:value-type="float" office:value="-1270">
                <text:p>-127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405">
                <text:p>18405</text:p>
              </table:table-cell>
              <table:table-cell office:value-type="float" office:value="-1161">
                <text:p>-116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481">
                <text:p>18481</text:p>
              </table:table-cell>
              <table:table-cell office:value-type="float" office:value="-1090">
                <text:p>-109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557">
                <text:p>18557</text:p>
              </table:table-cell>
              <table:table-cell office:value-type="float" office:value="-1019">
                <text:p>-101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633">
                <text:p>18633</text:p>
              </table:table-cell>
              <table:table-cell office:value-type="float" office:value="-937">
                <text:p>-93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709">
                <text:p>18709</text:p>
              </table:table-cell>
              <table:table-cell office:value-type="float" office:value="-926">
                <text:p>-9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783">
                <text:p>18783</text:p>
              </table:table-cell>
              <table:table-cell office:value-type="float" office:value="-844">
                <text:p>-84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860">
                <text:p>18860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935">
                <text:p>18935</text:p>
              </table:table-cell>
              <table:table-cell office:value-type="float" office:value="1606">
                <text:p>160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012">
                <text:p>19012</text:p>
              </table:table-cell>
              <table:table-cell office:value-type="float" office:value="9918">
                <text:p>991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088">
                <text:p>19088</text:p>
              </table:table-cell>
              <table:table-cell office:value-type="float" office:value="5884">
                <text:p>588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165">
                <text:p>19165</text:p>
              </table:table-cell>
              <table:table-cell office:value-type="float" office:value="15472">
                <text:p>1547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240">
                <text:p>19240</text:p>
              </table:table-cell>
              <table:table-cell office:value-type="float" office:value="-9327">
                <text:p>-932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317">
                <text:p>19317</text:p>
              </table:table-cell>
              <table:table-cell office:value-type="float" office:value="-19345">
                <text:p>-1934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394">
                <text:p>19394</text:p>
              </table:table-cell>
              <table:table-cell office:value-type="float" office:value="-4664">
                <text:p>-466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471">
                <text:p>19471</text:p>
              </table:table-cell>
              <table:table-cell office:value-type="float" office:value="-6724">
                <text:p>-672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547">
                <text:p>19547</text:p>
              </table:table-cell>
              <table:table-cell office:value-type="float" office:value="-4245">
                <text:p>-424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623">
                <text:p>19623</text:p>
              </table:table-cell>
              <table:table-cell office:value-type="float" office:value="-3755">
                <text:p>-375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696">
                <text:p>19696</text:p>
              </table:table-cell>
              <table:table-cell office:value-type="float" office:value="-3484">
                <text:p>-348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70">
                <text:p>19770</text:p>
              </table:table-cell>
              <table:table-cell office:value-type="float" office:value="-3278">
                <text:p>-327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843">
                <text:p>19843</text:p>
              </table:table-cell>
              <table:table-cell office:value-type="float" office:value="-3088">
                <text:p>-308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15">
                <text:p>19915</text:p>
              </table:table-cell>
              <table:table-cell office:value-type="float" office:value="-3063">
                <text:p>-306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988">
                <text:p>19988</text:p>
              </table:table-cell>
              <table:table-cell office:value-type="float" office:value="-2904">
                <text:p>-290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062">
                <text:p>20062</text:p>
              </table:table-cell>
              <table:table-cell office:value-type="float" office:value="-2722">
                <text:p>-272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134">
                <text:p>20134</text:p>
              </table:table-cell>
              <table:table-cell office:value-type="float" office:value="-2635">
                <text:p>-263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207">
                <text:p>20207</text:p>
              </table:table-cell>
              <table:table-cell office:value-type="float" office:value="-2421">
                <text:p>-242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280">
                <text:p>20280</text:p>
              </table:table-cell>
              <table:table-cell office:value-type="float" office:value="-2195">
                <text:p>-219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354">
                <text:p>20354</text:p>
              </table:table-cell>
              <table:table-cell office:value-type="float" office:value="-1984">
                <text:p>-198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426">
                <text:p>20426</text:p>
              </table:table-cell>
              <table:table-cell office:value-type="float" office:value="-1772">
                <text:p>-177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99">
                <text:p>20499</text:p>
              </table:table-cell>
              <table:table-cell office:value-type="float" office:value="-1664">
                <text:p>-166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72">
                <text:p>20572</text:p>
              </table:table-cell>
              <table:table-cell office:value-type="float" office:value="-1545">
                <text:p>-154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45">
                <text:p>20645</text:p>
              </table:table-cell>
              <table:table-cell office:value-type="float" office:value="-1443">
                <text:p>-144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18">
                <text:p>20718</text:p>
              </table:table-cell>
              <table:table-cell office:value-type="float" office:value="-1343">
                <text:p>-134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91">
                <text:p>20791</text:p>
              </table:table-cell>
              <table:table-cell office:value-type="float" office:value="-1209">
                <text:p>-120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65">
                <text:p>20865</text:p>
              </table:table-cell>
              <table:table-cell office:value-type="float" office:value="-1173">
                <text:p>-117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37">
                <text:p>20937</text:p>
              </table:table-cell>
              <table:table-cell office:value-type="float" office:value="-1102">
                <text:p>-110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10">
                <text:p>21010</text:p>
              </table:table-cell>
              <table:table-cell office:value-type="float" office:value="-1007">
                <text:p>-100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84">
                <text:p>21084</text:p>
              </table:table-cell>
              <table:table-cell office:value-type="float" office:value="-972">
                <text:p>-97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60">
                <text:p>21160</text:p>
              </table:table-cell>
              <table:table-cell office:value-type="float" office:value="-728">
                <text:p>-72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36">
                <text:p>21236</text:p>
              </table:table-cell>
              <table:table-cell office:value-type="float" office:value="2553">
                <text:p>255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13">
                <text:p>21313</text:p>
              </table:table-cell>
              <table:table-cell office:value-type="float" office:value="9953">
                <text:p>995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389">
                <text:p>21389</text:p>
              </table:table-cell>
              <table:table-cell office:value-type="float" office:value="8186">
                <text:p>818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466">
                <text:p>21466</text:p>
              </table:table-cell>
              <table:table-cell office:value-type="float" office:value="-16352">
                <text:p>-1635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541">
                <text:p>21541</text:p>
              </table:table-cell>
              <table:table-cell office:value-type="float" office:value="-7125">
                <text:p>-712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618">
                <text:p>21618</text:p>
              </table:table-cell>
              <table:table-cell office:value-type="float" office:value="-3646">
                <text:p>-364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695">
                <text:p>21695</text:p>
              </table:table-cell>
              <table:table-cell office:value-type="float" office:value="-3909">
                <text:p>-390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772">
                <text:p>21772</text:p>
              </table:table-cell>
              <table:table-cell office:value-type="float" office:value="-3490">
                <text:p>-349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848">
                <text:p>21848</text:p>
              </table:table-cell>
              <table:table-cell office:value-type="float" office:value="-3139">
                <text:p>-313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918">
                <text:p>21918</text:p>
              </table:table-cell>
              <table:table-cell office:value-type="float" office:value="-3008">
                <text:p>-300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994">
                <text:p>21994</text:p>
              </table:table-cell>
              <table:table-cell office:value-type="float" office:value="-2880">
                <text:p>-288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070">
                <text:p>22070</text:p>
              </table:table-cell>
              <table:table-cell office:value-type="float" office:value="-2760">
                <text:p>-276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146">
                <text:p>22146</text:p>
              </table:table-cell>
              <table:table-cell office:value-type="float" office:value="-2661">
                <text:p>-266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222">
                <text:p>22222</text:p>
              </table:table-cell>
              <table:table-cell office:value-type="float" office:value="-2505">
                <text:p>-250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298">
                <text:p>22298</text:p>
              </table:table-cell>
              <table:table-cell office:value-type="float" office:value="-2211">
                <text:p>-221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374">
                <text:p>22374</text:p>
              </table:table-cell>
              <table:table-cell office:value-type="float" office:value="-2056">
                <text:p>-205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451">
                <text:p>22451</text:p>
              </table:table-cell>
              <table:table-cell office:value-type="float" office:value="-1840">
                <text:p>-184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526">
                <text:p>22526</text:p>
              </table:table-cell>
              <table:table-cell office:value-type="float" office:value="-1664">
                <text:p>-166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602">
                <text:p>22602</text:p>
              </table:table-cell>
              <table:table-cell office:value-type="float" office:value="-1520">
                <text:p>-152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678">
                <text:p>22678</text:p>
              </table:table-cell>
              <table:table-cell office:value-type="float" office:value="-1392">
                <text:p>-139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755">
                <text:p>22755</text:p>
              </table:table-cell>
              <table:table-cell office:value-type="float" office:value="-1307">
                <text:p>-130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831">
                <text:p>22831</text:p>
              </table:table-cell>
              <table:table-cell office:value-type="float" office:value="-1173">
                <text:p>-117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906">
                <text:p>22906</text:p>
              </table:table-cell>
              <table:table-cell office:value-type="float" office:value="-1137">
                <text:p>-113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983">
                <text:p>22983</text:p>
              </table:table-cell>
              <table:table-cell office:value-type="float" office:value="-1078">
                <text:p>-107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059">
                <text:p>23059</text:p>
              </table:table-cell>
              <table:table-cell office:value-type="float" office:value="-972">
                <text:p>-97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135">
                <text:p>23135</text:p>
              </table:table-cell>
              <table:table-cell office:value-type="float" office:value="-960">
                <text:p>-96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212">
                <text:p>23212</text:p>
              </table:table-cell>
              <table:table-cell office:value-type="float" office:value="-902">
                <text:p>-90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284">
                <text:p>23284</text:p>
              </table:table-cell>
              <table:table-cell office:value-type="float" office:value="-879">
                <text:p>-87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361">
                <text:p>23361</text:p>
              </table:table-cell>
              <table:table-cell office:value-type="float" office:value="-670">
                <text:p>-67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437">
                <text:p>23437</text:p>
              </table:table-cell>
              <table:table-cell office:value-type="float" office:value="2797">
                <text:p>279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514">
                <text:p>23514</text:p>
              </table:table-cell>
              <table:table-cell office:value-type="float" office:value="2503">
                <text:p>250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589">
                <text:p>23589</text:p>
              </table:table-cell>
              <table:table-cell office:value-type="float" office:value="-6623">
                <text:p>-662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666">
                <text:p>23666</text:p>
              </table:table-cell>
              <table:table-cell office:value-type="float" office:value="8566">
                <text:p>856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742">
                <text:p>23742</text:p>
              </table:table-cell>
              <table:table-cell office:value-type="float" office:value="-8533">
                <text:p>-853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819">
                <text:p>23819</text:p>
              </table:table-cell>
              <table:table-cell office:value-type="float" office:value="-14954">
                <text:p>-1495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896">
                <text:p>23896</text:p>
              </table:table-cell>
              <table:table-cell office:value-type="float" office:value="-6322">
                <text:p>-632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972">
                <text:p>23972</text:p>
              </table:table-cell>
              <table:table-cell office:value-type="float" office:value="-6617">
                <text:p>-661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048">
                <text:p>24048</text:p>
              </table:table-cell>
              <table:table-cell office:value-type="float" office:value="-4003">
                <text:p>-400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125">
                <text:p>24125</text:p>
              </table:table-cell>
              <table:table-cell office:value-type="float" office:value="-3871">
                <text:p>-387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198">
                <text:p>24198</text:p>
              </table:table-cell>
              <table:table-cell office:value-type="float" office:value="-3603">
                <text:p>-360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271">
                <text:p>24271</text:p>
              </table:table-cell>
              <table:table-cell office:value-type="float" office:value="-3341">
                <text:p>-334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344">
                <text:p>24344</text:p>
              </table:table-cell>
              <table:table-cell office:value-type="float" office:value="-3048">
                <text:p>-304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417">
                <text:p>24417</text:p>
              </table:table-cell>
              <table:table-cell office:value-type="float" office:value="-2939">
                <text:p>-293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489">
                <text:p>24489</text:p>
              </table:table-cell>
              <table:table-cell office:value-type="float" office:value="-2827">
                <text:p>-282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563">
                <text:p>24563</text:p>
              </table:table-cell>
              <table:table-cell office:value-type="float" office:value="-2746">
                <text:p>-274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636">
                <text:p>24636</text:p>
              </table:table-cell>
              <table:table-cell office:value-type="float" office:value="-2603">
                <text:p>-260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709">
                <text:p>24709</text:p>
              </table:table-cell>
              <table:table-cell office:value-type="float" office:value="-2438">
                <text:p>-243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782">
                <text:p>24782</text:p>
              </table:table-cell>
              <table:table-cell office:value-type="float" office:value="-2164">
                <text:p>-216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855">
                <text:p>24855</text:p>
              </table:table-cell>
              <table:table-cell office:value-type="float" office:value="-1955">
                <text:p>-195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928">
                <text:p>24928</text:p>
              </table:table-cell>
              <table:table-cell office:value-type="float" office:value="-1772">
                <text:p>-177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000">
                <text:p>25000</text:p>
              </table:table-cell>
              <table:table-cell office:value-type="float" office:value="-1597">
                <text:p>-159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074">
                <text:p>25074</text:p>
              </table:table-cell>
              <table:table-cell office:value-type="float" office:value="-1520">
                <text:p>-152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147">
                <text:p>25147</text:p>
              </table:table-cell>
              <table:table-cell office:value-type="float" office:value="-1430">
                <text:p>-143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220">
                <text:p>25220</text:p>
              </table:table-cell>
              <table:table-cell office:value-type="float" office:value="-1319">
                <text:p>-131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292">
                <text:p>25292</text:p>
              </table:table-cell>
              <table:table-cell office:value-type="float" office:value="-1197">
                <text:p>-119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366">
                <text:p>25366</text:p>
              </table:table-cell>
              <table:table-cell office:value-type="float" office:value="-1173">
                <text:p>-117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439">
                <text:p>25439</text:p>
              </table:table-cell>
              <table:table-cell office:value-type="float" office:value="-1090">
                <text:p>-109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511">
                <text:p>25511</text:p>
              </table:table-cell>
              <table:table-cell office:value-type="float" office:value="-1066">
                <text:p>-106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585">
                <text:p>25585</text:p>
              </table:table-cell>
              <table:table-cell office:value-type="float" office:value="-1007">
                <text:p>-100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661">
                <text:p>25661</text:p>
              </table:table-cell>
              <table:table-cell office:value-type="float" office:value="-763">
                <text:p>-76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738">
                <text:p>25738</text:p>
              </table:table-cell>
              <table:table-cell office:value-type="float" office:value="1450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815">
                <text:p>25815</text:p>
              </table:table-cell>
              <table:table-cell office:value-type="float" office:value="5444">
                <text:p>544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890">
                <text:p>25890</text:p>
              </table:table-cell>
              <table:table-cell office:value-type="float" office:value="-4198">
                <text:p>-419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967">
                <text:p>25967</text:p>
              </table:table-cell>
              <table:table-cell office:value-type="float" office:value="-14326">
                <text:p>-143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043">
                <text:p>26043</text:p>
              </table:table-cell>
              <table:table-cell office:value-type="float" office:value="5664">
                <text:p>566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120">
                <text:p>26120</text:p>
              </table:table-cell>
              <table:table-cell office:value-type="float" office:value="-16088">
                <text:p>-1608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196">
                <text:p>26196</text:p>
              </table:table-cell>
              <table:table-cell office:value-type="float" office:value="-4970">
                <text:p>-497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272">
                <text:p>26272</text:p>
              </table:table-cell>
              <table:table-cell office:value-type="float" office:value="-6746">
                <text:p>-674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349">
                <text:p>26349</text:p>
              </table:table-cell>
              <table:table-cell office:value-type="float" office:value="-4618">
                <text:p>-461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426">
                <text:p>26426</text:p>
              </table:table-cell>
              <table:table-cell office:value-type="float" office:value="-3943">
                <text:p>-394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499">
                <text:p>26499</text:p>
              </table:table-cell>
              <table:table-cell office:value-type="float" office:value="-3570">
                <text:p>-357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571">
                <text:p>26571</text:p>
              </table:table-cell>
              <table:table-cell office:value-type="float" office:value="-3394">
                <text:p>-339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645">
                <text:p>26645</text:p>
              </table:table-cell>
              <table:table-cell office:value-type="float" office:value="-3211">
                <text:p>-321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718">
                <text:p>26718</text:p>
              </table:table-cell>
              <table:table-cell office:value-type="float" office:value="-3088">
                <text:p>-308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790">
                <text:p>26790</text:p>
              </table:table-cell>
              <table:table-cell office:value-type="float" office:value="-2949">
                <text:p>-294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863">
                <text:p>26863</text:p>
              </table:table-cell>
              <table:table-cell office:value-type="float" office:value="-2827">
                <text:p>-282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937">
                <text:p>26937</text:p>
              </table:table-cell>
              <table:table-cell office:value-type="float" office:value="-2704">
                <text:p>-270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010">
                <text:p>27010</text:p>
              </table:table-cell>
              <table:table-cell office:value-type="float" office:value="-2620">
                <text:p>-262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082">
                <text:p>27082</text:p>
              </table:table-cell>
              <table:table-cell office:value-type="float" office:value="-2371">
                <text:p>-237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155">
                <text:p>27155</text:p>
              </table:table-cell>
              <table:table-cell office:value-type="float" office:value="-2149">
                <text:p>-214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229">
                <text:p>27229</text:p>
              </table:table-cell>
              <table:table-cell office:value-type="float" office:value="-2071">
                <text:p>-207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301">
                <text:p>27301</text:p>
              </table:table-cell>
              <table:table-cell office:value-type="float" office:value="-1597">
                <text:p>-159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374">
                <text:p>27374</text:p>
              </table:table-cell>
              <table:table-cell office:value-type="float" office:value="-1664">
                <text:p>-166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447">
                <text:p>27447</text:p>
              </table:table-cell>
              <table:table-cell office:value-type="float" office:value="-1481">
                <text:p>-148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521">
                <text:p>27521</text:p>
              </table:table-cell>
              <table:table-cell office:value-type="float" office:value="-1443">
                <text:p>-144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593">
                <text:p>27593</text:p>
              </table:table-cell>
              <table:table-cell office:value-type="float" office:value="-1319">
                <text:p>-131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666">
                <text:p>27666</text:p>
              </table:table-cell>
              <table:table-cell office:value-type="float" office:value="-1161">
                <text:p>-116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739">
                <text:p>27739</text:p>
              </table:table-cell>
              <table:table-cell office:value-type="float" office:value="-1294">
                <text:p>-129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812">
                <text:p>27812</text:p>
              </table:table-cell>
              <table:table-cell office:value-type="float" office:value="-1007">
                <text:p>-100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886">
                <text:p>27886</text:p>
              </table:table-cell>
              <table:table-cell office:value-type="float" office:value="-1078">
                <text:p>-107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962">
                <text:p>27962</text:p>
              </table:table-cell>
              <table:table-cell office:value-type="float" office:value="-798">
                <text:p>-79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039">
                <text:p>28039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114">
                <text:p>28114</text:p>
              </table:table-cell>
              <table:table-cell office:value-type="float" office:value="13131">
                <text:p>1313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191">
                <text:p>28191</text:p>
              </table:table-cell>
              <table:table-cell office:value-type="float" office:value="8913">
                <text:p>891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267">
                <text:p>28267</text:p>
              </table:table-cell>
              <table:table-cell office:value-type="float" office:value="17913">
                <text:p>1791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344">
                <text:p>28344</text:p>
              </table:table-cell>
              <table:table-cell office:value-type="float" office:value="-8265">
                <text:p>-826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421">
                <text:p>28421</text:p>
              </table:table-cell>
              <table:table-cell office:value-type="float" office:value="-5222">
                <text:p>-522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497">
                <text:p>28497</text:p>
              </table:table-cell>
              <table:table-cell office:value-type="float" office:value="-3777">
                <text:p>-377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573">
                <text:p>28573</text:p>
              </table:table-cell>
              <table:table-cell office:value-type="float" office:value="-3538">
                <text:p>-353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650">
                <text:p>28650</text:p>
              </table:table-cell>
              <table:table-cell office:value-type="float" office:value="-3185">
                <text:p>-318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723">
                <text:p>28723</text:p>
              </table:table-cell>
              <table:table-cell office:value-type="float" office:value="-3078">
                <text:p>-307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800">
                <text:p>28800</text:p>
              </table:table-cell>
              <table:table-cell office:value-type="float" office:value="-2885">
                <text:p>-288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875">
                <text:p>28875</text:p>
              </table:table-cell>
              <table:table-cell office:value-type="float" office:value="-2803">
                <text:p>-280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951">
                <text:p>28951</text:p>
              </table:table-cell>
              <table:table-cell office:value-type="float" office:value="-2694">
                <text:p>-269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9028">
                <text:p>29028</text:p>
              </table:table-cell>
              <table:table-cell office:value-type="float" office:value="-2603">
                <text:p>-260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104">
                <text:p>29104</text:p>
              </table:table-cell>
              <table:table-cell office:value-type="float" office:value="-2304">
                <text:p>-230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179">
                <text:p>29179</text:p>
              </table:table-cell>
              <table:table-cell office:value-type="float" office:value="-2102">
                <text:p>-210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255">
                <text:p>29255</text:p>
              </table:table-cell>
              <table:table-cell office:value-type="float" office:value="-1869">
                <text:p>-186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332">
                <text:p>29332</text:p>
              </table:table-cell>
              <table:table-cell office:value-type="float" office:value="-1677">
                <text:p>-167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408">
                <text:p>29408</text:p>
              </table:table-cell>
              <table:table-cell office:value-type="float" office:value="-1571">
                <text:p>-157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484">
                <text:p>29484</text:p>
              </table:table-cell>
              <table:table-cell office:value-type="float" office:value="-1343">
                <text:p>-134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560">
                <text:p>29560</text:p>
              </table:table-cell>
              <table:table-cell office:value-type="float" office:value="-1173">
                <text:p>-117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636">
                <text:p>29636</text:p>
              </table:table-cell>
              <table:table-cell office:value-type="float" office:value="-1221">
                <text:p>-122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712">
                <text:p>29712</text:p>
              </table:table-cell>
              <table:table-cell office:value-type="float" office:value="-1137">
                <text:p>-113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788">
                <text:p>29788</text:p>
              </table:table-cell>
              <table:table-cell office:value-type="float" office:value="-1090">
                <text:p>-109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864">
                <text:p>29864</text:p>
              </table:table-cell>
              <table:table-cell office:value-type="float" office:value="-1030">
                <text:p>-103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940">
                <text:p>29940</text:p>
              </table:table-cell>
              <table:table-cell office:value-type="float" office:value="-949">
                <text:p>-94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016">
                <text:p>30016</text:p>
              </table:table-cell>
              <table:table-cell office:value-type="float" office:value="-972">
                <text:p>-97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090">
                <text:p>30090</text:p>
              </table:table-cell>
              <table:table-cell office:value-type="float" office:value="-879">
                <text:p>-87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167">
                <text:p>30167</text:p>
              </table:table-cell>
              <table:table-cell office:value-type="float" office:value="-635">
                <text:p>-63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242">
                <text:p>30242</text:p>
              </table:table-cell>
              <table:table-cell office:value-type="float" office:value="2154">
                <text:p>215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319">
                <text:p>30319</text:p>
              </table:table-cell>
              <table:table-cell office:value-type="float" office:value="-8866">
                <text:p>-886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395">
                <text:p>30395</text:p>
              </table:table-cell>
              <table:table-cell office:value-type="float" office:value="-5456">
                <text:p>-545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472">
                <text:p>30472</text:p>
              </table:table-cell>
              <table:table-cell office:value-type="float" office:value="-5472">
                <text:p>-547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547">
                <text:p>30547</text:p>
              </table:table-cell>
              <table:table-cell office:value-type="float" office:value="-13789">
                <text:p>-1378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0624">
                <text:p>30624</text:p>
              </table:table-cell>
              <table:table-cell office:value-type="float" office:value="-18168">
                <text:p>-1816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701">
                <text:p>30701</text:p>
              </table:table-cell>
              <table:table-cell office:value-type="float" office:value="-6436">
                <text:p>-643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778">
                <text:p>30778</text:p>
              </table:table-cell>
              <table:table-cell office:value-type="float" office:value="-6383">
                <text:p>-638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854">
                <text:p>30854</text:p>
              </table:table-cell>
              <table:table-cell office:value-type="float" office:value="-3993">
                <text:p>-399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930">
                <text:p>30930</text:p>
              </table:table-cell>
              <table:table-cell office:value-type="float" office:value="-3865">
                <text:p>-386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1004">
                <text:p>31004</text:p>
              </table:table-cell>
              <table:table-cell office:value-type="float" office:value="-3436">
                <text:p>-343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1077">
                <text:p>31077</text:p>
              </table:table-cell>
              <table:table-cell office:value-type="float" office:value="-3222">
                <text:p>-322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150">
                <text:p>31150</text:p>
              </table:table-cell>
              <table:table-cell office:value-type="float" office:value="-3099">
                <text:p>-309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1222">
                <text:p>31222</text:p>
              </table:table-cell>
              <table:table-cell office:value-type="float" office:value="-2968">
                <text:p>-296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1296">
                <text:p>31296</text:p>
              </table:table-cell>
              <table:table-cell office:value-type="float" office:value="-2846">
                <text:p>-284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1369">
                <text:p>31369</text:p>
              </table:table-cell>
              <table:table-cell office:value-type="float" office:value="-2722">
                <text:p>-272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1441">
                <text:p>31441</text:p>
              </table:table-cell>
              <table:table-cell office:value-type="float" office:value="-2609">
                <text:p>-260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1514">
                <text:p>31514</text:p>
              </table:table-cell>
              <table:table-cell office:value-type="float" office:value="-2454">
                <text:p>-245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1588">
                <text:p>31588</text:p>
              </table:table-cell>
              <table:table-cell office:value-type="float" office:value="-2150">
                <text:p>-21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1661">
                <text:p>31661</text:p>
              </table:table-cell>
              <table:table-cell office:value-type="float" office:value="-1927">
                <text:p>-192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1733">
                <text:p>31733</text:p>
              </table:table-cell>
              <table:table-cell office:value-type="float" office:value="-1799">
                <text:p>-179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1806">
                <text:p>31806</text:p>
              </table:table-cell>
              <table:table-cell office:value-type="float" office:value="-1704">
                <text:p>-170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1880">
                <text:p>31880</text:p>
              </table:table-cell>
              <table:table-cell office:value-type="float" office:value="-1481">
                <text:p>-148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1952">
                <text:p>31952</text:p>
              </table:table-cell>
              <table:table-cell office:value-type="float" office:value="-1443">
                <text:p>-144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025">
                <text:p>32025</text:p>
              </table:table-cell>
              <table:table-cell office:value-type="float" office:value="-1319">
                <text:p>-131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2098">
                <text:p>32098</text:p>
              </table:table-cell>
              <table:table-cell office:value-type="float" office:value="-1233">
                <text:p>-123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2172">
                <text:p>32172</text:p>
              </table:table-cell>
              <table:table-cell office:value-type="float" office:value="-1161">
                <text:p>-116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2244">
                <text:p>32244</text:p>
              </table:table-cell>
              <table:table-cell office:value-type="float" office:value="-1078">
                <text:p>-107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2317">
                <text:p>32317</text:p>
              </table:table-cell>
              <table:table-cell office:value-type="float" office:value="-1054">
                <text:p>-105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391">
                <text:p>32391</text:p>
              </table:table-cell>
              <table:table-cell office:value-type="float" office:value="-984">
                <text:p>-98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467">
                <text:p>32467</text:p>
              </table:table-cell>
              <table:table-cell office:value-type="float" office:value="-751">
                <text:p>-75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2543">
                <text:p>32543</text:p>
              </table:table-cell>
              <table:table-cell office:value-type="float" office:value="2650">
                <text:p>26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2620">
                <text:p>32620</text:p>
              </table:table-cell>
              <table:table-cell office:value-type="float" office:value="-7158">
                <text:p>-715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696">
                <text:p>32696</text:p>
              </table:table-cell>
              <table:table-cell office:value-type="float" office:value="11392">
                <text:p>1139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2773">
                <text:p>32773</text:p>
              </table:table-cell>
              <table:table-cell office:value-type="float" office:value="19011">
                <text:p>1901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2848">
                <text:p>32848</text:p>
              </table:table-cell>
              <table:table-cell office:value-type="float" office:value="-6266">
                <text:p>-626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2925">
                <text:p>32925</text:p>
              </table:table-cell>
              <table:table-cell office:value-type="float" office:value="-12960">
                <text:p>-1296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3002">
                <text:p>33002</text:p>
              </table:table-cell>
              <table:table-cell office:value-type="float" office:value="-5603">
                <text:p>-560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3078">
                <text:p>33078</text:p>
              </table:table-cell>
              <table:table-cell office:value-type="float" office:value="-6812">
                <text:p>-681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3155">
                <text:p>33155</text:p>
              </table:table-cell>
              <table:table-cell office:value-type="float" office:value="-4166">
                <text:p>-416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3231">
                <text:p>33231</text:p>
              </table:table-cell>
              <table:table-cell office:value-type="float" office:value="-3854">
                <text:p>-385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3304">
                <text:p>33304</text:p>
              </table:table-cell>
              <table:table-cell office:value-type="float" office:value="-3549">
                <text:p>-354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3377">
                <text:p>33377</text:p>
              </table:table-cell>
              <table:table-cell office:value-type="float" office:value="-3394">
                <text:p>-339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3451">
                <text:p>33451</text:p>
              </table:table-cell>
              <table:table-cell office:value-type="float" office:value="-3170">
                <text:p>-317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3523">
                <text:p>33523</text:p>
              </table:table-cell>
              <table:table-cell office:value-type="float" office:value="-3108">
                <text:p>-310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3596">
                <text:p>33596</text:p>
              </table:table-cell>
              <table:table-cell office:value-type="float" office:value="-2944">
                <text:p>-294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3669">
                <text:p>33669</text:p>
              </table:table-cell>
              <table:table-cell office:value-type="float" office:value="-2784">
                <text:p>-278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3742">
                <text:p>33742</text:p>
              </table:table-cell>
              <table:table-cell office:value-type="float" office:value="-2689">
                <text:p>-268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3815">
                <text:p>33815</text:p>
              </table:table-cell>
              <table:table-cell office:value-type="float" office:value="-2587">
                <text:p>-258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888">
                <text:p>33888</text:p>
              </table:table-cell>
              <table:table-cell office:value-type="float" office:value="-2371">
                <text:p>-237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960">
                <text:p>33960</text:p>
              </table:table-cell>
              <table:table-cell office:value-type="float" office:value="-2118">
                <text:p>-211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4034">
                <text:p>34034</text:p>
              </table:table-cell>
              <table:table-cell office:value-type="float" office:value="-1927">
                <text:p>-192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4107">
                <text:p>34107</text:p>
              </table:table-cell>
              <table:table-cell office:value-type="float" office:value="-1731">
                <text:p>-173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4180">
                <text:p>34180</text:p>
              </table:table-cell>
              <table:table-cell office:value-type="float" office:value="-1597">
                <text:p>-159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252">
                <text:p>34252</text:p>
              </table:table-cell>
              <table:table-cell office:value-type="float" office:value="-1507">
                <text:p>-150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4326">
                <text:p>34326</text:p>
              </table:table-cell>
              <table:table-cell office:value-type="float" office:value="-1417">
                <text:p>-141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4399">
                <text:p>34399</text:p>
              </table:table-cell>
              <table:table-cell office:value-type="float" office:value="-1270">
                <text:p>-127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4471">
                <text:p>34471</text:p>
              </table:table-cell>
              <table:table-cell office:value-type="float" office:value="-1197">
                <text:p>-119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4544">
                <text:p>34544</text:p>
              </table:table-cell>
              <table:table-cell office:value-type="float" office:value="-1137">
                <text:p>-113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4618">
                <text:p>34618</text:p>
              </table:table-cell>
              <table:table-cell office:value-type="float" office:value="-1102">
                <text:p>-110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4691">
                <text:p>34691</text:p>
              </table:table-cell>
              <table:table-cell office:value-type="float" office:value="-1007">
                <text:p>-100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4767">
                <text:p>34767</text:p>
              </table:table-cell>
              <table:table-cell office:value-type="float" office:value="-705">
                <text:p>-70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4844">
                <text:p>34844</text:p>
              </table:table-cell>
              <table:table-cell office:value-type="float" office:value="2389">
                <text:p>238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4920">
                <text:p>34920</text:p>
              </table:table-cell>
              <table:table-cell office:value-type="float" office:value="-10831">
                <text:p>-1083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4997">
                <text:p>34997</text:p>
              </table:table-cell>
              <table:table-cell office:value-type="float" office:value="-716">
                <text:p>-71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073">
                <text:p>35073</text:p>
              </table:table-cell>
              <table:table-cell office:value-type="float" office:value="25864">
                <text:p>2586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149">
                <text:p>35149</text:p>
              </table:table-cell>
              <table:table-cell office:value-type="float" office:value="-8785">
                <text:p>-878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226">
                <text:p>35226</text:p>
              </table:table-cell>
              <table:table-cell office:value-type="float" office:value="-3699">
                <text:p>-369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302">
                <text:p>35302</text:p>
              </table:table-cell>
              <table:table-cell office:value-type="float" office:value="-3705">
                <text:p>-370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379">
                <text:p>35379</text:p>
              </table:table-cell>
              <table:table-cell office:value-type="float" office:value="-3506">
                <text:p>-350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456">
                <text:p>35456</text:p>
              </table:table-cell>
              <table:table-cell office:value-type="float" office:value="-3185">
                <text:p>-318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525">
                <text:p>35525</text:p>
              </table:table-cell>
              <table:table-cell office:value-type="float" office:value="-3093">
                <text:p>-309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5601">
                <text:p>35601</text:p>
              </table:table-cell>
              <table:table-cell office:value-type="float" office:value="-2860">
                <text:p>-286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678">
                <text:p>35678</text:p>
              </table:table-cell>
              <table:table-cell office:value-type="float" office:value="-2784">
                <text:p>-278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753">
                <text:p>35753</text:p>
              </table:table-cell>
              <table:table-cell office:value-type="float" office:value="-2694">
                <text:p>-269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829">
                <text:p>35829</text:p>
              </table:table-cell>
              <table:table-cell office:value-type="float" office:value="-2582">
                <text:p>-258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905">
                <text:p>35905</text:p>
              </table:table-cell>
              <table:table-cell office:value-type="float" office:value="-2242">
                <text:p>-224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982">
                <text:p>35982</text:p>
              </table:table-cell>
              <table:table-cell office:value-type="float" office:value="-2118">
                <text:p>-211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6058">
                <text:p>36058</text:p>
              </table:table-cell>
              <table:table-cell office:value-type="float" office:value="-1854">
                <text:p>-185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6133">
                <text:p>36133</text:p>
              </table:table-cell>
              <table:table-cell office:value-type="float" office:value="-1677">
                <text:p>-167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6210">
                <text:p>36210</text:p>
              </table:table-cell>
              <table:table-cell office:value-type="float" office:value="-1545">
                <text:p>-154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286">
                <text:p>36286</text:p>
              </table:table-cell>
              <table:table-cell office:value-type="float" office:value="-1469">
                <text:p>-146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6362">
                <text:p>36362</text:p>
              </table:table-cell>
              <table:table-cell office:value-type="float" office:value="-1307">
                <text:p>-130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6438">
                <text:p>36438</text:p>
              </table:table-cell>
              <table:table-cell office:value-type="float" office:value="-1245">
                <text:p>-124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6514">
                <text:p>36514</text:p>
              </table:table-cell>
              <table:table-cell office:value-type="float" office:value="-1149">
                <text:p>-114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6590">
                <text:p>36590</text:p>
              </table:table-cell>
              <table:table-cell office:value-type="float" office:value="-1102">
                <text:p>-110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666">
                <text:p>36666</text:p>
              </table:table-cell>
              <table:table-cell office:value-type="float" office:value="-949">
                <text:p>-94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6742">
                <text:p>36742</text:p>
              </table:table-cell>
              <table:table-cell office:value-type="float" office:value="-972">
                <text:p>-97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6818">
                <text:p>36818</text:p>
              </table:table-cell>
              <table:table-cell office:value-type="float" office:value="-926">
                <text:p>-9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6891">
                <text:p>36891</text:p>
              </table:table-cell>
              <table:table-cell office:value-type="float" office:value="-867">
                <text:p>-86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6968">
                <text:p>36968</text:p>
              </table:table-cell>
              <table:table-cell office:value-type="float" office:value="-658">
                <text:p>-65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7045">
                <text:p>37045</text:p>
              </table:table-cell>
              <table:table-cell office:value-type="float" office:value="2066">
                <text:p>206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7121">
                <text:p>37121</text:p>
              </table:table-cell>
              <table:table-cell office:value-type="float" office:value="9475">
                <text:p>947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7197">
                <text:p>37197</text:p>
              </table:table-cell>
              <table:table-cell office:value-type="float" office:value="3894">
                <text:p>389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7273">
                <text:p>37273</text:p>
              </table:table-cell>
              <table:table-cell office:value-type="float" office:value="-3426">
                <text:p>-34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7350">
                <text:p>37350</text:p>
              </table:table-cell>
              <table:table-cell office:value-type="float" office:value="-10162">
                <text:p>-1016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7426">
                <text:p>37426</text:p>
              </table:table-cell>
              <table:table-cell office:value-type="float" office:value="-13716">
                <text:p>-1371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7502">
                <text:p>37502</text:p>
              </table:table-cell>
              <table:table-cell office:value-type="float" office:value="-6647">
                <text:p>-664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7579">
                <text:p>37579</text:p>
              </table:table-cell>
              <table:table-cell office:value-type="float" office:value="-6124">
                <text:p>-612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656">
                <text:p>37656</text:p>
              </table:table-cell>
              <table:table-cell office:value-type="float" office:value="-3909">
                <text:p>-390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7733">
                <text:p>37733</text:p>
              </table:table-cell>
              <table:table-cell office:value-type="float" office:value="-3860">
                <text:p>-386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7806">
                <text:p>37806</text:p>
              </table:table-cell>
              <table:table-cell office:value-type="float" office:value="-3506">
                <text:p>-350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7878">
                <text:p>37878</text:p>
              </table:table-cell>
              <table:table-cell office:value-type="float" office:value="-3252">
                <text:p>-325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7952">
                <text:p>37952</text:p>
              </table:table-cell>
              <table:table-cell office:value-type="float" office:value="-3129">
                <text:p>-312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8025">
                <text:p>38025</text:p>
              </table:table-cell>
              <table:table-cell office:value-type="float" office:value="-3033">
                <text:p>-303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8097">
                <text:p>38097</text:p>
              </table:table-cell>
              <table:table-cell office:value-type="float" office:value="-2846">
                <text:p>-284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8170">
                <text:p>38170</text:p>
              </table:table-cell>
              <table:table-cell office:value-type="float" office:value="-2722">
                <text:p>-272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8244">
                <text:p>38244</text:p>
              </table:table-cell>
              <table:table-cell office:value-type="float" office:value="-2635">
                <text:p>-263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8317">
                <text:p>38317</text:p>
              </table:table-cell>
              <table:table-cell office:value-type="float" office:value="-2421">
                <text:p>-242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8389">
                <text:p>38389</text:p>
              </table:table-cell>
              <table:table-cell office:value-type="float" office:value="-2226">
                <text:p>-22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8462">
                <text:p>38462</text:p>
              </table:table-cell>
              <table:table-cell office:value-type="float" office:value="-1941">
                <text:p>-194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8536">
                <text:p>38536</text:p>
              </table:table-cell>
              <table:table-cell office:value-type="float" office:value="-1812">
                <text:p>-181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608">
                <text:p>38608</text:p>
              </table:table-cell>
              <table:table-cell office:value-type="float" office:value="-1650">
                <text:p>-16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8681">
                <text:p>38681</text:p>
              </table:table-cell>
              <table:table-cell office:value-type="float" office:value="-1520">
                <text:p>-152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8754">
                <text:p>38754</text:p>
              </table:table-cell>
              <table:table-cell office:value-type="float" office:value="-1417">
                <text:p>-141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8828">
                <text:p>38828</text:p>
              </table:table-cell>
              <table:table-cell office:value-type="float" office:value="-1331">
                <text:p>-133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8900">
                <text:p>38900</text:p>
              </table:table-cell>
              <table:table-cell office:value-type="float" office:value="-1258">
                <text:p>-125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8973">
                <text:p>38973</text:p>
              </table:table-cell>
              <table:table-cell office:value-type="float" office:value="-1161">
                <text:p>-116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9046">
                <text:p>39046</text:p>
              </table:table-cell>
              <table:table-cell office:value-type="float" office:value="-1114">
                <text:p>-111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9119">
                <text:p>39119</text:p>
              </table:table-cell>
              <table:table-cell office:value-type="float" office:value="-1030">
                <text:p>-103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9193">
                <text:p>39193</text:p>
              </table:table-cell>
              <table:table-cell office:value-type="float" office:value="-949">
                <text:p>-94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9269">
                <text:p>39269</text:p>
              </table:table-cell>
              <table:table-cell office:value-type="float" office:value="-658">
                <text:p>-65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346">
                <text:p>39346</text:p>
              </table:table-cell>
              <table:table-cell office:value-type="float" office:value="2199">
                <text:p>219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421">
                <text:p>39421</text:p>
              </table:table-cell>
              <table:table-cell office:value-type="float" office:value="17056">
                <text:p>1705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9498">
                <text:p>39498</text:p>
              </table:table-cell>
              <table:table-cell office:value-type="float" office:value="-3410">
                <text:p>-341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9574">
                <text:p>39574</text:p>
              </table:table-cell>
              <table:table-cell office:value-type="float" office:value="18124">
                <text:p>1812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9651">
                <text:p>39651</text:p>
              </table:table-cell>
              <table:table-cell office:value-type="float" office:value="-8086">
                <text:p>-808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9728">
                <text:p>39728</text:p>
              </table:table-cell>
              <table:table-cell office:value-type="float" office:value="-11025">
                <text:p>-1102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9803">
                <text:p>39803</text:p>
              </table:table-cell>
              <table:table-cell office:value-type="float" office:value="-6648">
                <text:p>-664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9880">
                <text:p>39880</text:p>
              </table:table-cell>
              <table:table-cell office:value-type="float" office:value="-6335">
                <text:p>-633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9957">
                <text:p>39957</text:p>
              </table:table-cell>
              <table:table-cell office:value-type="float" office:value="-4453">
                <text:p>-445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034">
                <text:p>40034</text:p>
              </table:table-cell>
              <table:table-cell office:value-type="float" office:value="-4059">
                <text:p>-405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0107">
                <text:p>40107</text:p>
              </table:table-cell>
              <table:table-cell office:value-type="float" office:value="-3695">
                <text:p>-369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0179">
                <text:p>40179</text:p>
              </table:table-cell>
              <table:table-cell office:value-type="float" office:value="-3468">
                <text:p>-346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253">
                <text:p>40253</text:p>
              </table:table-cell>
              <table:table-cell office:value-type="float" office:value="-3185">
                <text:p>-318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326">
                <text:p>40326</text:p>
              </table:table-cell>
              <table:table-cell office:value-type="float" office:value="-3038">
                <text:p>-303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398">
                <text:p>40398</text:p>
              </table:table-cell>
              <table:table-cell office:value-type="float" office:value="-2894">
                <text:p>-289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471">
                <text:p>40471</text:p>
              </table:table-cell>
              <table:table-cell office:value-type="float" office:value="-2798">
                <text:p>-279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545">
                <text:p>40545</text:p>
              </table:table-cell>
              <table:table-cell office:value-type="float" office:value="-2722">
                <text:p>-272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617">
                <text:p>40617</text:p>
              </table:table-cell>
              <table:table-cell office:value-type="float" office:value="-2603">
                <text:p>-260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690">
                <text:p>40690</text:p>
              </table:table-cell>
              <table:table-cell office:value-type="float" office:value="-2421">
                <text:p>-242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763">
                <text:p>40763</text:p>
              </table:table-cell>
              <table:table-cell office:value-type="float" office:value="-2273">
                <text:p>-227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837">
                <text:p>40837</text:p>
              </table:table-cell>
              <table:table-cell office:value-type="float" office:value="-1840">
                <text:p>-184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909">
                <text:p>40909</text:p>
              </table:table-cell>
              <table:table-cell office:value-type="float" office:value="-1812">
                <text:p>-181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982">
                <text:p>40982</text:p>
              </table:table-cell>
              <table:table-cell office:value-type="float" office:value="-1664">
                <text:p>-166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1055">
                <text:p>41055</text:p>
              </table:table-cell>
              <table:table-cell office:value-type="float" office:value="-1507">
                <text:p>-150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1128">
                <text:p>41128</text:p>
              </table:table-cell>
              <table:table-cell office:value-type="float" office:value="-1368">
                <text:p>-136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1201">
                <text:p>41201</text:p>
              </table:table-cell>
              <table:table-cell office:value-type="float" office:value="-1270">
                <text:p>-127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1274">
                <text:p>41274</text:p>
              </table:table-cell>
              <table:table-cell office:value-type="float" office:value="-1197">
                <text:p>-119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1347">
                <text:p>41347</text:p>
              </table:table-cell>
              <table:table-cell office:value-type="float" office:value="-1125">
                <text:p>-112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1420">
                <text:p>41420</text:p>
              </table:table-cell>
              <table:table-cell office:value-type="float" office:value="-1066">
                <text:p>-106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493">
                <text:p>41493</text:p>
              </table:table-cell>
              <table:table-cell office:value-type="float" office:value="-1054">
                <text:p>-105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570">
                <text:p>41570</text:p>
              </table:table-cell>
              <table:table-cell office:value-type="float" office:value="-774">
                <text:p>-77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1647">
                <text:p>41647</text:p>
              </table:table-cell>
              <table:table-cell office:value-type="float" office:value="2066">
                <text:p>206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1722">
                <text:p>41722</text:p>
              </table:table-cell>
              <table:table-cell office:value-type="float" office:value="7028">
                <text:p>702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799">
                <text:p>41799</text:p>
              </table:table-cell>
              <table:table-cell office:value-type="float" office:value="777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1875">
                <text:p>41875</text:p>
              </table:table-cell>
              <table:table-cell office:value-type="float" office:value="-19284">
                <text:p>-1928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952">
                <text:p>41952</text:p>
              </table:table-cell>
              <table:table-cell office:value-type="float" office:value="-9163">
                <text:p>-916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2028">
                <text:p>42028</text:p>
              </table:table-cell>
              <table:table-cell office:value-type="float" office:value="-3893">
                <text:p>-389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2104">
                <text:p>42104</text:p>
              </table:table-cell>
              <table:table-cell office:value-type="float" office:value="-4161">
                <text:p>-416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2181">
                <text:p>42181</text:p>
              </table:table-cell>
              <table:table-cell office:value-type="float" office:value="-3533">
                <text:p>-353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258">
                <text:p>42258</text:p>
              </table:table-cell>
              <table:table-cell office:value-type="float" office:value="-3129">
                <text:p>-312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2331">
                <text:p>42331</text:p>
              </table:table-cell>
              <table:table-cell office:value-type="float" office:value="-3134">
                <text:p>-313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2406">
                <text:p>42406</text:p>
              </table:table-cell>
              <table:table-cell office:value-type="float" office:value="-2909">
                <text:p>-290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483">
                <text:p>42483</text:p>
              </table:table-cell>
              <table:table-cell office:value-type="float" office:value="-2755">
                <text:p>-275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2559">
                <text:p>42559</text:p>
              </table:table-cell>
              <table:table-cell office:value-type="float" office:value="-2675">
                <text:p>-267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635">
                <text:p>42635</text:p>
              </table:table-cell>
              <table:table-cell office:value-type="float" office:value="-2538">
                <text:p>-253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2711">
                <text:p>42711</text:p>
              </table:table-cell>
              <table:table-cell office:value-type="float" office:value="-2288">
                <text:p>-228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2787">
                <text:p>42787</text:p>
              </table:table-cell>
              <table:table-cell office:value-type="float" office:value="-2012">
                <text:p>-201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2863">
                <text:p>42863</text:p>
              </table:table-cell>
              <table:table-cell office:value-type="float" office:value="-1826">
                <text:p>-18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939">
                <text:p>42939</text:p>
              </table:table-cell>
              <table:table-cell office:value-type="float" office:value="-1677">
                <text:p>-167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3015">
                <text:p>43015</text:p>
              </table:table-cell>
              <table:table-cell office:value-type="float" office:value="-1558">
                <text:p>-155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3091">
                <text:p>43091</text:p>
              </table:table-cell>
              <table:table-cell office:value-type="float" office:value="-1443">
                <text:p>-144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3167">
                <text:p>43167</text:p>
              </table:table-cell>
              <table:table-cell office:value-type="float" office:value="-1307">
                <text:p>-130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3243">
                <text:p>43243</text:p>
              </table:table-cell>
              <table:table-cell office:value-type="float" office:value="-1209">
                <text:p>-120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3320">
                <text:p>43320</text:p>
              </table:table-cell>
              <table:table-cell office:value-type="float" office:value="-1173">
                <text:p>-117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3396">
                <text:p>43396</text:p>
              </table:table-cell>
              <table:table-cell office:value-type="float" office:value="-1054">
                <text:p>-105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3471">
                <text:p>43471</text:p>
              </table:table-cell>
              <table:table-cell office:value-type="float" office:value="-1019">
                <text:p>-101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3547">
                <text:p>43547</text:p>
              </table:table-cell>
              <table:table-cell office:value-type="float" office:value="-972">
                <text:p>-97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3624">
                <text:p>43624</text:p>
              </table:table-cell>
              <table:table-cell office:value-type="float" office:value="-902">
                <text:p>-90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3698">
                <text:p>43698</text:p>
              </table:table-cell>
              <table:table-cell office:value-type="float" office:value="-926">
                <text:p>-9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3773">
                <text:p>43773</text:p>
              </table:table-cell>
              <table:table-cell office:value-type="float" office:value="-611">
                <text:p>-61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3850">
                <text:p>43850</text:p>
              </table:table-cell>
              <table:table-cell office:value-type="float" office:value="2561">
                <text:p>256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3926">
                <text:p>43926</text:p>
              </table:table-cell>
              <table:table-cell office:value-type="float" office:value="-16013">
                <text:p>-1601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4003">
                <text:p>44003</text:p>
              </table:table-cell>
              <table:table-cell office:value-type="float" office:value="-8683">
                <text:p>-868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4079">
                <text:p>44079</text:p>
              </table:table-cell>
              <table:table-cell office:value-type="float" office:value="-8326">
                <text:p>-83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4155">
                <text:p>44155</text:p>
              </table:table-cell>
              <table:table-cell office:value-type="float" office:value="9138">
                <text:p>913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4231">
                <text:p>44231</text:p>
              </table:table-cell>
              <table:table-cell office:value-type="float" office:value="-16955">
                <text:p>-1695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4308">
                <text:p>44308</text:p>
              </table:table-cell>
              <table:table-cell office:value-type="float" office:value="-4704">
                <text:p>-470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4385">
                <text:p>44385</text:p>
              </table:table-cell>
              <table:table-cell office:value-type="float" office:value="-6479">
                <text:p>-647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4462">
                <text:p>44462</text:p>
              </table:table-cell>
              <table:table-cell office:value-type="float" office:value="-4211">
                <text:p>-421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4537">
                <text:p>44537</text:p>
              </table:table-cell>
              <table:table-cell office:value-type="float" office:value="-3777">
                <text:p>-377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4611">
                <text:p>44611</text:p>
              </table:table-cell>
              <table:table-cell office:value-type="float" office:value="-3581">
                <text:p>-358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4684">
                <text:p>44684</text:p>
              </table:table-cell>
              <table:table-cell office:value-type="float" office:value="-3294">
                <text:p>-329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4756">
                <text:p>44756</text:p>
              </table:table-cell>
              <table:table-cell office:value-type="float" office:value="-3067">
                <text:p>-306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4829">
                <text:p>44829</text:p>
              </table:table-cell>
              <table:table-cell office:value-type="float" office:value="-2933">
                <text:p>-293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4903">
                <text:p>44903</text:p>
              </table:table-cell>
              <table:table-cell office:value-type="float" office:value="-2856">
                <text:p>-285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4976">
                <text:p>44976</text:p>
              </table:table-cell>
              <table:table-cell office:value-type="float" office:value="-2746">
                <text:p>-274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5048">
                <text:p>45048</text:p>
              </table:table-cell>
              <table:table-cell office:value-type="float" office:value="-2635">
                <text:p>-263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5121">
                <text:p>45121</text:p>
              </table:table-cell>
              <table:table-cell office:value-type="float" office:value="-2471">
                <text:p>-247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5195">
                <text:p>45195</text:p>
              </table:table-cell>
              <table:table-cell office:value-type="float" office:value="-2149">
                <text:p>-214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5267">
                <text:p>45267</text:p>
              </table:table-cell>
              <table:table-cell office:value-type="float" office:value="-2012">
                <text:p>-201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5340">
                <text:p>45340</text:p>
              </table:table-cell>
              <table:table-cell office:value-type="float" office:value="-1840">
                <text:p>-184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5413">
                <text:p>45413</text:p>
              </table:table-cell>
              <table:table-cell office:value-type="float" office:value="-1637">
                <text:p>-163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5487">
                <text:p>45487</text:p>
              </table:table-cell>
              <table:table-cell office:value-type="float" office:value="-1469">
                <text:p>-146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5559">
                <text:p>45559</text:p>
              </table:table-cell>
              <table:table-cell office:value-type="float" office:value="-1417">
                <text:p>-141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5632">
                <text:p>45632</text:p>
              </table:table-cell>
              <table:table-cell office:value-type="float" office:value="-1319">
                <text:p>-131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5706">
                <text:p>45706</text:p>
              </table:table-cell>
              <table:table-cell office:value-type="float" office:value="-1294">
                <text:p>-129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5778">
                <text:p>45778</text:p>
              </table:table-cell>
              <table:table-cell office:value-type="float" office:value="-1161">
                <text:p>-116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5851">
                <text:p>45851</text:p>
              </table:table-cell>
              <table:table-cell office:value-type="float" office:value="-1114">
                <text:p>-111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924">
                <text:p>45924</text:p>
              </table:table-cell>
              <table:table-cell office:value-type="float" office:value="-1054">
                <text:p>-105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5998">
                <text:p>45998</text:p>
              </table:table-cell>
              <table:table-cell office:value-type="float" office:value="-960">
                <text:p>-96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6074">
                <text:p>46074</text:p>
              </table:table-cell>
              <table:table-cell office:value-type="float" office:value="-705">
                <text:p>-70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6150">
                <text:p>46150</text:p>
              </table:table-cell>
              <table:table-cell office:value-type="float" office:value="1726">
                <text:p>17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6227">
                <text:p>46227</text:p>
              </table:table-cell>
              <table:table-cell office:value-type="float" office:value="-15105">
                <text:p>-1510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6304">
                <text:p>46304</text:p>
              </table:table-cell>
              <table:table-cell office:value-type="float" office:value="-7824">
                <text:p>-782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6380">
                <text:p>46380</text:p>
              </table:table-cell>
              <table:table-cell office:value-type="float" office:value="15586">
                <text:p>1558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6456">
                <text:p>46456</text:p>
              </table:table-cell>
              <table:table-cell office:value-type="float" office:value="-6821">
                <text:p>-682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6532">
                <text:p>46532</text:p>
              </table:table-cell>
              <table:table-cell office:value-type="float" office:value="-3706">
                <text:p>-370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6609">
                <text:p>46609</text:p>
              </table:table-cell>
              <table:table-cell office:value-type="float" office:value="-3898">
                <text:p>-389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6686">
                <text:p>46686</text:p>
              </table:table-cell>
              <table:table-cell office:value-type="float" office:value="-3522">
                <text:p>-352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6763">
                <text:p>46763</text:p>
              </table:table-cell>
              <table:table-cell office:value-type="float" office:value="-3231">
                <text:p>-323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6835">
                <text:p>46835</text:p>
              </table:table-cell>
              <table:table-cell office:value-type="float" office:value="-3139">
                <text:p>-313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6911">
                <text:p>46911</text:p>
              </table:table-cell>
              <table:table-cell office:value-type="float" office:value="-2964">
                <text:p>-296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6988">
                <text:p>46988</text:p>
              </table:table-cell>
              <table:table-cell office:value-type="float" office:value="-2793">
                <text:p>-279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7064">
                <text:p>47064</text:p>
              </table:table-cell>
              <table:table-cell office:value-type="float" office:value="-2685">
                <text:p>-268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7139">
                <text:p>47139</text:p>
              </table:table-cell>
              <table:table-cell office:value-type="float" office:value="-2603">
                <text:p>-260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7215">
                <text:p>47215</text:p>
              </table:table-cell>
              <table:table-cell office:value-type="float" office:value="-2337">
                <text:p>-233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7292">
                <text:p>47292</text:p>
              </table:table-cell>
              <table:table-cell office:value-type="float" office:value="-2118">
                <text:p>-211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7368">
                <text:p>47368</text:p>
              </table:table-cell>
              <table:table-cell office:value-type="float" office:value="-1883">
                <text:p>-188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7443">
                <text:p>47443</text:p>
              </table:table-cell>
              <table:table-cell office:value-type="float" office:value="-1718">
                <text:p>-171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7520">
                <text:p>47520</text:p>
              </table:table-cell>
              <table:table-cell office:value-type="float" office:value="-1571">
                <text:p>-157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7596">
                <text:p>47596</text:p>
              </table:table-cell>
              <table:table-cell office:value-type="float" office:value="-1430">
                <text:p>-143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7672">
                <text:p>47672</text:p>
              </table:table-cell>
              <table:table-cell office:value-type="float" office:value="-1343">
                <text:p>-134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7748">
                <text:p>47748</text:p>
              </table:table-cell>
              <table:table-cell office:value-type="float" office:value="-1245">
                <text:p>-124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7824">
                <text:p>47824</text:p>
              </table:table-cell>
              <table:table-cell office:value-type="float" office:value="-1125">
                <text:p>-112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7900">
                <text:p>47900</text:p>
              </table:table-cell>
              <table:table-cell office:value-type="float" office:value="-1090">
                <text:p>-109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7976">
                <text:p>47976</text:p>
              </table:table-cell>
              <table:table-cell office:value-type="float" office:value="-1019">
                <text:p>-101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8053">
                <text:p>48053</text:p>
              </table:table-cell>
              <table:table-cell office:value-type="float" office:value="-984">
                <text:p>-98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8129">
                <text:p>48129</text:p>
              </table:table-cell>
              <table:table-cell office:value-type="float" office:value="-926">
                <text:p>-9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8202">
                <text:p>48202</text:p>
              </table:table-cell>
              <table:table-cell office:value-type="float" office:value="-914">
                <text:p>-91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8278">
                <text:p>48278</text:p>
              </table:table-cell>
              <table:table-cell office:value-type="float" office:value="-600">
                <text:p>-6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8355">
                <text:p>48355</text:p>
              </table:table-cell>
              <table:table-cell office:value-type="float" office:value="2263">
                <text:p>226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8432">
                <text:p>48432</text:p>
              </table:table-cell>
              <table:table-cell office:value-type="float" office:value="10266">
                <text:p>1026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8507">
                <text:p>48507</text:p>
              </table:table-cell>
              <table:table-cell office:value-type="float" office:value="-18604">
                <text:p>-1860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8584">
                <text:p>48584</text:p>
              </table:table-cell>
              <table:table-cell office:value-type="float" office:value="21199">
                <text:p>2119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8660">
                <text:p>48660</text:p>
              </table:table-cell>
              <table:table-cell office:value-type="float" office:value="-12740">
                <text:p>-1274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8737">
                <text:p>48737</text:p>
              </table:table-cell>
              <table:table-cell office:value-type="float" office:value="-16004">
                <text:p>-1600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8814">
                <text:p>48814</text:p>
              </table:table-cell>
              <table:table-cell office:value-type="float" office:value="-6223">
                <text:p>-622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8889">
                <text:p>48889</text:p>
              </table:table-cell>
              <table:table-cell office:value-type="float" office:value="-6618">
                <text:p>-661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8966">
                <text:p>48966</text:p>
              </table:table-cell>
              <table:table-cell office:value-type="float" office:value="-4002">
                <text:p>-400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9043">
                <text:p>49043</text:p>
              </table:table-cell>
              <table:table-cell office:value-type="float" office:value="-3943">
                <text:p>-394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9116">
                <text:p>49116</text:p>
              </table:table-cell>
              <table:table-cell office:value-type="float" office:value="-3495">
                <text:p>-349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9188">
                <text:p>49188</text:p>
              </table:table-cell>
              <table:table-cell office:value-type="float" office:value="-3263">
                <text:p>-326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9262">
                <text:p>49262</text:p>
              </table:table-cell>
              <table:table-cell office:value-type="float" office:value="-3108">
                <text:p>-310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9335">
                <text:p>49335</text:p>
              </table:table-cell>
              <table:table-cell office:value-type="float" office:value="-3008">
                <text:p>-300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9408">
                <text:p>49408</text:p>
              </table:table-cell>
              <table:table-cell office:value-type="float" office:value="-2870">
                <text:p>-287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9480">
                <text:p>49480</text:p>
              </table:table-cell>
              <table:table-cell office:value-type="float" office:value="-2732">
                <text:p>-273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9554">
                <text:p>49554</text:p>
              </table:table-cell>
              <table:table-cell office:value-type="float" office:value="-2651">
                <text:p>-265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9627">
                <text:p>49627</text:p>
              </table:table-cell>
              <table:table-cell office:value-type="float" office:value="-2438">
                <text:p>-243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9699">
                <text:p>49699</text:p>
              </table:table-cell>
              <table:table-cell office:value-type="float" office:value="-2288">
                <text:p>-228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9772">
                <text:p>49772</text:p>
              </table:table-cell>
              <table:table-cell office:value-type="float" office:value="-1999">
                <text:p>-199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9846">
                <text:p>49846</text:p>
              </table:table-cell>
              <table:table-cell office:value-type="float" office:value="-1853">
                <text:p>-185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9918">
                <text:p>49918</text:p>
              </table:table-cell>
              <table:table-cell office:value-type="float" office:value="-1690">
                <text:p>-169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9991">
                <text:p>49991</text:p>
              </table:table-cell>
              <table:table-cell office:value-type="float" office:value="-1545">
                <text:p>-154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0064">
                <text:p>50064</text:p>
              </table:table-cell>
              <table:table-cell office:value-type="float" office:value="-1417">
                <text:p>-141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0138">
                <text:p>50138</text:p>
              </table:table-cell>
              <table:table-cell office:value-type="float" office:value="-1331">
                <text:p>-133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0210">
                <text:p>50210</text:p>
              </table:table-cell>
              <table:table-cell office:value-type="float" office:value="-1221">
                <text:p>-122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0283">
                <text:p>50283</text:p>
              </table:table-cell>
              <table:table-cell office:value-type="float" office:value="-1185">
                <text:p>-118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0356">
                <text:p>50356</text:p>
              </table:table-cell>
              <table:table-cell office:value-type="float" office:value="-1078">
                <text:p>-107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0429">
                <text:p>50429</text:p>
              </table:table-cell>
              <table:table-cell office:value-type="float" office:value="-1054">
                <text:p>-105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503">
                <text:p>50503</text:p>
              </table:table-cell>
              <table:table-cell office:value-type="float" office:value="-937">
                <text:p>-93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0579">
                <text:p>50579</text:p>
              </table:table-cell>
              <table:table-cell office:value-type="float" office:value="-751">
                <text:p>-75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656">
                <text:p>50656</text:p>
              </table:table-cell>
              <table:table-cell office:value-type="float" office:value="2051">
                <text:p>205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0733">
                <text:p>50733</text:p>
              </table:table-cell>
              <table:table-cell office:value-type="float" office:value="24130">
                <text:p>2413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0808">
                <text:p>50808</text:p>
              </table:table-cell>
              <table:table-cell office:value-type="float" office:value="23350">
                <text:p>233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0885">
                <text:p>50885</text:p>
              </table:table-cell>
              <table:table-cell office:value-type="float" office:value="18003">
                <text:p>1800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0961">
                <text:p>50961</text:p>
              </table:table-cell>
              <table:table-cell office:value-type="float" office:value="-9150">
                <text:p>-91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1038">
                <text:p>51038</text:p>
              </table:table-cell>
              <table:table-cell office:value-type="float" office:value="-4959">
                <text:p>-495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1115">
                <text:p>51115</text:p>
              </table:table-cell>
              <table:table-cell office:value-type="float" office:value="-3479">
                <text:p>-347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1190">
                <text:p>51190</text:p>
              </table:table-cell>
              <table:table-cell office:value-type="float" office:value="-3549">
                <text:p>-354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1267">
                <text:p>51267</text:p>
              </table:table-cell>
              <table:table-cell office:value-type="float" office:value="-3170">
                <text:p>-317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1337">
                <text:p>51337</text:p>
              </table:table-cell>
              <table:table-cell office:value-type="float" office:value="-3013">
                <text:p>-301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1414">
                <text:p>51414</text:p>
              </table:table-cell>
              <table:table-cell office:value-type="float" office:value="-2875">
                <text:p>-287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1489">
                <text:p>51489</text:p>
              </table:table-cell>
              <table:table-cell office:value-type="float" office:value="-2728">
                <text:p>-272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1565">
                <text:p>51565</text:p>
              </table:table-cell>
              <table:table-cell office:value-type="float" office:value="-2642">
                <text:p>-264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1642">
                <text:p>51642</text:p>
              </table:table-cell>
              <table:table-cell office:value-type="float" office:value="-2538">
                <text:p>-253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1718">
                <text:p>51718</text:p>
              </table:table-cell>
              <table:table-cell office:value-type="float" office:value="-2257">
                <text:p>-225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1793">
                <text:p>51793</text:p>
              </table:table-cell>
              <table:table-cell office:value-type="float" office:value="-1970">
                <text:p>-197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1869">
                <text:p>51869</text:p>
              </table:table-cell>
              <table:table-cell office:value-type="float" office:value="-1812">
                <text:p>-181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1946">
                <text:p>51946</text:p>
              </table:table-cell>
              <table:table-cell office:value-type="float" office:value="-1677">
                <text:p>-167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2022">
                <text:p>52022</text:p>
              </table:table-cell>
              <table:table-cell office:value-type="float" office:value="-1533">
                <text:p>-153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2098">
                <text:p>52098</text:p>
              </table:table-cell>
              <table:table-cell office:value-type="float" office:value="-1430">
                <text:p>-143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2174">
                <text:p>52174</text:p>
              </table:table-cell>
              <table:table-cell office:value-type="float" office:value="-1294">
                <text:p>-129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2250">
                <text:p>52250</text:p>
              </table:table-cell>
              <table:table-cell office:value-type="float" office:value="-1197">
                <text:p>-119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2326">
                <text:p>52326</text:p>
              </table:table-cell>
              <table:table-cell office:value-type="float" office:value="-1137">
                <text:p>-113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2402">
                <text:p>52402</text:p>
              </table:table-cell>
              <table:table-cell office:value-type="float" office:value="-1054">
                <text:p>-105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2478">
                <text:p>52478</text:p>
              </table:table-cell>
              <table:table-cell office:value-type="float" office:value="-984">
                <text:p>-98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2554">
                <text:p>52554</text:p>
              </table:table-cell>
              <table:table-cell office:value-type="float" office:value="-937">
                <text:p>-93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2630">
                <text:p>52630</text:p>
              </table:table-cell>
              <table:table-cell office:value-type="float" office:value="-949">
                <text:p>-94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2704">
                <text:p>52704</text:p>
              </table:table-cell>
              <table:table-cell office:value-type="float" office:value="-844">
                <text:p>-84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2781">
                <text:p>52781</text:p>
              </table:table-cell>
              <table:table-cell office:value-type="float" office:value="-647">
                <text:p>-64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2856">
                <text:p>52856</text:p>
              </table:table-cell>
              <table:table-cell office:value-type="float" office:value="2718">
                <text:p>271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2933">
                <text:p>52933</text:p>
              </table:table-cell>
              <table:table-cell office:value-type="float" office:value="7288">
                <text:p>728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3009">
                <text:p>53009</text:p>
              </table:table-cell>
              <table:table-cell office:value-type="float" office:value="-16061">
                <text:p>-1606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3086">
                <text:p>53086</text:p>
              </table:table-cell>
              <table:table-cell office:value-type="float" office:value="14623">
                <text:p>1462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3161">
                <text:p>53161</text:p>
              </table:table-cell>
              <table:table-cell office:value-type="float" office:value="-7450">
                <text:p>-74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3238">
                <text:p>53238</text:p>
              </table:table-cell>
              <table:table-cell office:value-type="float" office:value="-14092">
                <text:p>-1409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3315">
                <text:p>53315</text:p>
              </table:table-cell>
              <table:table-cell office:value-type="float" office:value="-5088">
                <text:p>-508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3391">
                <text:p>53391</text:p>
              </table:table-cell>
              <table:table-cell office:value-type="float" office:value="-5850">
                <text:p>-585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3468">
                <text:p>53468</text:p>
              </table:table-cell>
              <table:table-cell office:value-type="float" office:value="-4132">
                <text:p>-413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3544">
                <text:p>53544</text:p>
              </table:table-cell>
              <table:table-cell office:value-type="float" office:value="-3646">
                <text:p>-364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3617">
                <text:p>53617</text:p>
              </table:table-cell>
              <table:table-cell office:value-type="float" office:value="-3549">
                <text:p>-354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3691">
                <text:p>53691</text:p>
              </table:table-cell>
              <table:table-cell office:value-type="float" office:value="-3299">
                <text:p>-329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3764">
                <text:p>53764</text:p>
              </table:table-cell>
              <table:table-cell office:value-type="float" office:value="-3088">
                <text:p>-308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3836">
                <text:p>53836</text:p>
              </table:table-cell>
              <table:table-cell office:value-type="float" office:value="-3098">
                <text:p>-309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3909">
                <text:p>53909</text:p>
              </table:table-cell>
              <table:table-cell office:value-type="float" office:value="-2860">
                <text:p>-286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3983">
                <text:p>53983</text:p>
              </table:table-cell>
              <table:table-cell office:value-type="float" office:value="-2741">
                <text:p>-274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4055">
                <text:p>54055</text:p>
              </table:table-cell>
              <table:table-cell office:value-type="float" office:value="-2651">
                <text:p>-265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4128">
                <text:p>54128</text:p>
              </table:table-cell>
              <table:table-cell office:value-type="float" office:value="-2505">
                <text:p>-250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4201">
                <text:p>54201</text:p>
              </table:table-cell>
              <table:table-cell office:value-type="float" office:value="-2288">
                <text:p>-228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4275">
                <text:p>54275</text:p>
              </table:table-cell>
              <table:table-cell office:value-type="float" office:value="-1970">
                <text:p>-197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4347">
                <text:p>54347</text:p>
              </table:table-cell>
              <table:table-cell office:value-type="float" office:value="-1854">
                <text:p>-185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4420">
                <text:p>54420</text:p>
              </table:table-cell>
              <table:table-cell office:value-type="float" office:value="-1691">
                <text:p>-169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4493">
                <text:p>54493</text:p>
              </table:table-cell>
              <table:table-cell office:value-type="float" office:value="-1520">
                <text:p>-152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4566">
                <text:p>54566</text:p>
              </table:table-cell>
              <table:table-cell office:value-type="float" office:value="-1456">
                <text:p>-145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4639">
                <text:p>54639</text:p>
              </table:table-cell>
              <table:table-cell office:value-type="float" office:value="-1356">
                <text:p>-135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4712">
                <text:p>54712</text:p>
              </table:table-cell>
              <table:table-cell office:value-type="float" office:value="-1294">
                <text:p>-129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4785">
                <text:p>54785</text:p>
              </table:table-cell>
              <table:table-cell office:value-type="float" office:value="-1173">
                <text:p>-117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4858">
                <text:p>54858</text:p>
              </table:table-cell>
              <table:table-cell office:value-type="float" office:value="-1114">
                <text:p>-111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4931">
                <text:p>54931</text:p>
              </table:table-cell>
              <table:table-cell office:value-type="float" office:value="-1054">
                <text:p>-105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5005">
                <text:p>55005</text:p>
              </table:table-cell>
              <table:table-cell office:value-type="float" office:value="-984">
                <text:p>-98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